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8535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4744in"/>
    </style:style>
    <style:style style:name="co7" style:family="table-column">
      <style:table-column-properties fo:break-before="auto" style:column-width="1.0047in"/>
    </style:style>
    <style:style style:name="co8" style:family="table-column">
      <style:table-column-properties fo:break-before="auto" style:column-width="0.7665in"/>
    </style:style>
    <style:style style:name="co9" style:family="table-column">
      <style:table-column-properties fo:break-before="auto" style:column-width="0.5693in"/>
    </style:style>
    <style:style style:name="co10" style:family="table-column">
      <style:table-column-properties fo:break-before="auto" style:column-width="0.4165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428in"/>
    </style:style>
    <style:style style:name="co13" style:family="table-column">
      <style:table-column-properties fo:break-before="auto" style:column-width="0.4492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0.961in"/>
    </style:style>
    <style:style style:name="co16" style:family="table-column">
      <style:table-column-properties fo:break-before="auto" style:column-width="0.8209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0.6134in"/>
    </style:style>
    <style:style style:name="co19" style:family="table-column">
      <style:table-column-properties fo:break-before="auto" style:column-width="0.6354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icket</text:p>
          </table:table-cell>
          <table:table-cell office:value-type="string">
            <text:p>Date</text:p>
          </table:table-cell>
          <table:table-cell office:value-type="string">
            <text:p>Timezone</text:p>
          </table:table-cell>
          <table:table-cell office:value-type="string">
            <text:p>Transaction</text:p>
          </table:table-cell>
          <table:table-cell office:value-type="string">
            <text:p>Details</text:p>
          </table:table-cell>
          <table:table-cell office:value-type="string">
            <text:p>Instrument</text:p>
          </table:table-cell>
          <table:table-cell office:value-type="string">
            <text:p>Price</text:p>
          </table:table-cell>
          <table:table-cell office:value-type="string">
            <text:p>Units</text:p>
          </table:table-cell>
          <table:table-cell office:value-type="string">
            <text:p>Direction</text:p>
          </table:table-cell>
          <table:table-cell office:value-type="string">
            <text:p>Spread</text:p>
          </table:table-cell>
          <table:table-cell office:value-type="string">
            <text:p>Cost</text:p>
          </table:table-cell>
          <table:table-cell office:value-type="string">
            <text:p>Stop</text:p>
          </table:table-cell>
          <table:table-cell office:value-type="string">
            <text:p>Loss</text:p>
          </table:table-cell>
          <table:table-cell office:value-type="string">
            <text:p>Take</text:p>
          </table:table-cell>
          <table:table-cell office:value-type="string">
            <text:p>Profit</text:p>
          </table:table-cell>
          <table:table-cell office:value-type="string">
            <text:p>Trailing</text:p>
          </table:table-cell>
          <table:table-cell office:value-type="string">
            <text:p>Stop</text:p>
          </table:table-cell>
          <table:table-cell office:value-type="string">
            <text:p>Financing</text:p>
          </table:table-cell>
          <table:table-cell office:value-type="string">
            <text:p>Commission</text:p>
          </table:table-cell>
          <table:table-cell office:value-type="string">
            <text:p>P/L</text:p>
          </table:table-cell>
          <table:table-cell office:value-type="string">
            <text:p>Amount</text:p>
          </table:table-cell>
          <table:table-cell office:value-type="string">
            <text:p>Balance</text:p>
          </table:table-cell>
        </table:table-row>
        <table:table-row table:style-name="ro1">
          <table:table-cell office:value-type="float" office:value="8341">
            <text:p>8341</text:p>
          </table:table-cell>
          <table:table-cell office:value-type="string">
            <text:p>03/20/2019</text:p>
          </table:table-cell>
          <table:table-cell office:value-type="string">
            <text:p>06:02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NZD/CH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342">
            <text:p>8342</text:p>
          </table:table-cell>
          <table:table-cell office:value-type="string">
            <text:p>03/20/2019</text:p>
          </table:table-cell>
          <table:table-cell office:value-type="string">
            <text:p>06:02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NZD/CHF</text:p>
          </table:table-cell>
          <table:table-cell office:value-type="float" office:value="0.68415">
            <text:p>0.68415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343">
            <text:p>8343</text:p>
          </table:table-cell>
          <table:table-cell office:value-type="string">
            <text:p>03/20/2019</text:p>
          </table:table-cell>
          <table:table-cell office:value-type="string">
            <text:p>06:02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67665">
            <text:p>0.67665</text:p>
          </table:table-cell>
          <table:table-cell table:number-columns-repeated="13"/>
        </table:table-row>
        <table:table-row table:style-name="ro1">
          <table:table-cell office:value-type="float" office:value="8344">
            <text:p>8344</text:p>
          </table:table-cell>
          <table:table-cell office:value-type="string">
            <text:p>03/20/2019</text:p>
          </table:table-cell>
          <table:table-cell office:value-type="string">
            <text:p>06:02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0.69085">
            <text:p>0.69085</text:p>
          </table:table-cell>
          <table:table-cell table:number-columns-repeated="13"/>
        </table:table-row>
        <table:table-row table:style-name="ro1">
          <table:table-cell office:value-type="float" office:value="8345">
            <text:p>8345</text:p>
          </table:table-cell>
          <table:table-cell office:value-type="string">
            <text:p>03/20/2019</text:p>
          </table:table-cell>
          <table:table-cell office:value-type="string">
            <text:p>06:15:5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H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346">
            <text:p>8346</text:p>
          </table:table-cell>
          <table:table-cell office:value-type="string">
            <text:p>03/20/2019</text:p>
          </table:table-cell>
          <table:table-cell office:value-type="string">
            <text:p>06:15:5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HF</text:p>
          </table:table-cell>
          <table:table-cell office:value-type="float" office:value="0.99871">
            <text:p>0.99871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347">
            <text:p>8347</text:p>
          </table:table-cell>
          <table:table-cell office:value-type="string">
            <text:p>03/20/2019</text:p>
          </table:table-cell>
          <table:table-cell office:value-type="string">
            <text:p>06:15:5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00641">
            <text:p>1.00641</text:p>
          </table:table-cell>
          <table:table-cell table:number-columns-repeated="13"/>
        </table:table-row>
        <table:table-row table:style-name="ro1">
          <table:table-cell office:value-type="float" office:value="8348">
            <text:p>8348</text:p>
          </table:table-cell>
          <table:table-cell office:value-type="string">
            <text:p>03/20/2019</text:p>
          </table:table-cell>
          <table:table-cell office:value-type="string">
            <text:p>06:15:5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0.99201">
            <text:p>0.99201</text:p>
          </table:table-cell>
          <table:table-cell table:number-columns-repeated="13"/>
        </table:table-row>
        <table:table-row table:style-name="ro1">
          <table:table-cell office:value-type="float" office:value="8349">
            <text:p>8349</text:p>
          </table:table-cell>
          <table:table-cell office:value-type="string">
            <text:p>03/20/2019</text:p>
          </table:table-cell>
          <table:table-cell office:value-type="string">
            <text:p>06:26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CA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350">
            <text:p>8350</text:p>
          </table:table-cell>
          <table:table-cell office:value-type="string">
            <text:p>03/20/2019</text:p>
          </table:table-cell>
          <table:table-cell office:value-type="string">
            <text:p>06:26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CAD</text:p>
          </table:table-cell>
          <table:table-cell office:value-type="float" office:value="1.75466">
            <text:p>1.75466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351">
            <text:p>8351</text:p>
          </table:table-cell>
          <table:table-cell office:value-type="string">
            <text:p>03/20/2019</text:p>
          </table:table-cell>
          <table:table-cell office:value-type="string">
            <text:p>06:26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74968">
            <text:p>1.74968</text:p>
          </table:table-cell>
          <table:table-cell table:number-columns-repeated="13"/>
        </table:table-row>
        <table:table-row table:style-name="ro1">
          <table:table-cell office:value-type="float" office:value="8352">
            <text:p>8352</text:p>
          </table:table-cell>
          <table:table-cell office:value-type="string">
            <text:p>03/20/2019</text:p>
          </table:table-cell>
          <table:table-cell office:value-type="string">
            <text:p>06:26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75868">
            <text:p>1.75868</text:p>
          </table:table-cell>
          <table:table-cell table:number-columns-repeated="13"/>
        </table:table-row>
        <table:table-row table:style-name="ro1">
          <table:table-cell office:value-type="float" office:value="8353">
            <text:p>8353</text:p>
          </table:table-cell>
          <table:table-cell office:value-type="string">
            <text:p>03/20/2019</text:p>
          </table:table-cell>
          <table:table-cell office:value-type="string">
            <text:p>07:15:4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GBP/CAD</text:p>
          </table:table-cell>
          <table:table-cell office:value-type="float" office:value="1.75868">
            <text:p>1.75868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3">
            <text:p>-0.003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354">
            <text:p>8354</text:p>
          </table:table-cell>
          <table:table-cell office:value-type="string">
            <text:p>03/20/2019</text:p>
          </table:table-cell>
          <table:table-cell office:value-type="string">
            <text:p>07:15:4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355">
            <text:p>8355</text:p>
          </table:table-cell>
          <table:table-cell office:value-type="string">
            <text:p>03/20/2019</text:p>
          </table:table-cell>
          <table:table-cell office:value-type="string">
            <text:p>11:13:0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USD/CHF</text:p>
          </table:table-cell>
          <table:table-cell office:value-type="float" office:value="0.99197">
            <text:p>0.99197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68">
            <text:p>-0.0068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356">
            <text:p>8356</text:p>
          </table:table-cell>
          <table:table-cell office:value-type="string">
            <text:p>03/20/2019</text:p>
          </table:table-cell>
          <table:table-cell office:value-type="string">
            <text:p>11:13:0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357">
            <text:p>8357</text:p>
          </table:table-cell>
          <table:table-cell office:value-type="string">
            <text:p>03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3"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3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342">
            <text:p>8342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358">
            <text:p>8358</text:p>
          </table:table-cell>
          <table:table-cell office:value-type="string">
            <text:p>03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01">
            <text:p>-0.0001</text:p>
          </table:table-cell>
          <table:table-cell table:number-columns-repeated="3"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3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342">
            <text:p>8342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01">
            <text:p>-0.0001</text:p>
          </table:table-cell>
          <table:table-cell table:number-columns-repeated="5"/>
        </table:table-row>
        <table:table-row table:style-name="ro1">
          <table:table-cell office:value-type="float" office:value="8359">
            <text:p>8359</text:p>
          </table:table-cell>
          <table:table-cell office:value-type="string">
            <text:p>03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01">
            <text:p>-0.0001</text:p>
          </table:table-cell>
          <table:table-cell table:number-columns-repeated="3"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3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342">
            <text:p>8342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01">
            <text:p>-0.0001</text:p>
          </table:table-cell>
          <table:table-cell table:number-columns-repeated="5"/>
        </table:table-row>
        <table:table-row table:style-name="ro1">
          <table:table-cell office:value-type="float" office:value="8360">
            <text:p>8360</text:p>
          </table:table-cell>
          <table:table-cell office:value-type="string">
            <text:p>03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01">
            <text:p>-0.0001</text:p>
          </table:table-cell>
          <table:table-cell table:number-columns-repeated="3"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3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342">
            <text:p>8342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01">
            <text:p>-0.0001</text:p>
          </table:table-cell>
          <table:table-cell table:number-columns-repeated="5"/>
        </table:table-row>
        <table:table-row table:style-name="ro1">
          <table:table-cell office:value-type="float" office:value="8361">
            <text:p>8361</text:p>
          </table:table-cell>
          <table:table-cell office:value-type="string">
            <text:p>03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01">
            <text:p>-0.0001</text:p>
          </table:table-cell>
          <table:table-cell table:number-columns-repeated="3"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3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342">
            <text:p>8342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01">
            <text:p>-0.0001</text:p>
          </table:table-cell>
          <table:table-cell table:number-columns-repeated="5"/>
        </table:table-row>
        <table:table-row table:style-name="ro1">
          <table:table-cell office:value-type="float" office:value="8362">
            <text:p>8362</text:p>
          </table:table-cell>
          <table:table-cell office:value-type="string">
            <text:p>03/24/2019</text:p>
          </table:table-cell>
          <table:table-cell office:value-type="string">
            <text:p>11:13:4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H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363">
            <text:p>8363</text:p>
          </table:table-cell>
          <table:table-cell office:value-type="string">
            <text:p>03/24/2019</text:p>
          </table:table-cell>
          <table:table-cell office:value-type="string">
            <text:p>11:13:4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HF</text:p>
          </table:table-cell>
          <table:table-cell office:value-type="float" office:value="0.99469">
            <text:p>0.99469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364">
            <text:p>8364</text:p>
          </table:table-cell>
          <table:table-cell office:value-type="string">
            <text:p>03/24/2019</text:p>
          </table:table-cell>
          <table:table-cell office:value-type="string">
            <text:p>11:13:4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99719">
            <text:p>0.99719</text:p>
          </table:table-cell>
          <table:table-cell table:number-columns-repeated="13"/>
        </table:table-row>
        <table:table-row table:style-name="ro1">
          <table:table-cell office:value-type="float" office:value="8365">
            <text:p>8365</text:p>
          </table:table-cell>
          <table:table-cell office:value-type="string">
            <text:p>03/24/2019</text:p>
          </table:table-cell>
          <table:table-cell office:value-type="string">
            <text:p>11:13:4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0.99269">
            <text:p>0.99269</text:p>
          </table:table-cell>
          <table:table-cell table:number-columns-repeated="13"/>
        </table:table-row>
        <table:table-row table:style-name="ro1">
          <table:table-cell office:value-type="float" office:value="8366">
            <text:p>8366</text:p>
          </table:table-cell>
          <table:table-cell office:value-type="string">
            <text:p>03/24/2019</text:p>
          </table:table-cell>
          <table:table-cell office:value-type="string">
            <text:p>11:14:3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367">
            <text:p>8367</text:p>
          </table:table-cell>
          <table:table-cell office:value-type="string">
            <text:p>03/24/2019</text:p>
          </table:table-cell>
          <table:table-cell office:value-type="string">
            <text:p>11:14:3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USD</text:p>
          </table:table-cell>
          <table:table-cell office:value-type="float" office:value="1.31881">
            <text:p>1.31881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368">
            <text:p>8368</text:p>
          </table:table-cell>
          <table:table-cell office:value-type="string">
            <text:p>03/24/2019</text:p>
          </table:table-cell>
          <table:table-cell office:value-type="string">
            <text:p>11:14:3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31631">
            <text:p>1.31631</text:p>
          </table:table-cell>
          <table:table-cell table:number-columns-repeated="13"/>
        </table:table-row>
        <table:table-row table:style-name="ro1">
          <table:table-cell office:value-type="float" office:value="8369">
            <text:p>8369</text:p>
          </table:table-cell>
          <table:table-cell office:value-type="string">
            <text:p>03/24/2019</text:p>
          </table:table-cell>
          <table:table-cell office:value-type="string">
            <text:p>11:14:3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32081">
            <text:p>1.32081</text:p>
          </table:table-cell>
          <table:table-cell table:number-columns-repeated="13"/>
        </table:table-row>
        <table:table-row table:style-name="ro1">
          <table:table-cell office:value-type="float" office:value="8370">
            <text:p>8370</text:p>
          </table:table-cell>
          <table:table-cell office:value-type="string">
            <text:p>03/24/2019</text:p>
          </table:table-cell>
          <table:table-cell office:value-type="string">
            <text:p>11:36:3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371">
            <text:p>8371</text:p>
          </table:table-cell>
          <table:table-cell office:value-type="string">
            <text:p>03/24/2019</text:p>
          </table:table-cell>
          <table:table-cell office:value-type="string">
            <text:p>11:36:3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3028">
            <text:p>1.13028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372">
            <text:p>8372</text:p>
          </table:table-cell>
          <table:table-cell office:value-type="string">
            <text:p>03/24/2019</text:p>
          </table:table-cell>
          <table:table-cell office:value-type="string">
            <text:p>11:36:3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12778">
            <text:p>1.12778</text:p>
          </table:table-cell>
          <table:table-cell table:number-columns-repeated="13"/>
        </table:table-row>
        <table:table-row table:style-name="ro1">
          <table:table-cell office:value-type="float" office:value="8373">
            <text:p>8373</text:p>
          </table:table-cell>
          <table:table-cell office:value-type="string">
            <text:p>03/24/2019</text:p>
          </table:table-cell>
          <table:table-cell office:value-type="string">
            <text:p>11:36:3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13208">
            <text:p>1.13208</text:p>
          </table:table-cell>
          <table:table-cell table:number-columns-repeated="13"/>
        </table:table-row>
        <table:table-row table:style-name="ro1">
          <table:table-cell office:value-type="float" office:value="8374">
            <text:p>8374</text:p>
          </table:table-cell>
          <table:table-cell office:value-type="string">
            <text:p>03/25/2019</text:p>
          </table:table-cell>
          <table:table-cell office:value-type="string">
            <text:p>12:39:5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USD</text:p>
          </table:table-cell>
          <table:table-cell office:value-type="float" office:value="1.31629">
            <text:p>1.31629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25">
            <text:p>0.0025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375">
            <text:p>8375</text:p>
          </table:table-cell>
          <table:table-cell office:value-type="string">
            <text:p>03/25/2019</text:p>
          </table:table-cell>
          <table:table-cell office:value-type="string">
            <text:p>12:39:5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376">
            <text:p>8376</text:p>
          </table:table-cell>
          <table:table-cell office:value-type="string">
            <text:p>03/25/2019</text:p>
          </table:table-cell>
          <table:table-cell office:value-type="string">
            <text:p>01:09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A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377">
            <text:p>8377</text:p>
          </table:table-cell>
          <table:table-cell office:value-type="string">
            <text:p>03/25/2019</text:p>
          </table:table-cell>
          <table:table-cell office:value-type="string">
            <text:p>01:09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AD</text:p>
          </table:table-cell>
          <table:table-cell office:value-type="float" office:value="1.34175">
            <text:p>1.34175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378">
            <text:p>8378</text:p>
          </table:table-cell>
          <table:table-cell office:value-type="string">
            <text:p>03/25/2019</text:p>
          </table:table-cell>
          <table:table-cell office:value-type="string">
            <text:p>01:09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33875">
            <text:p>1.33875</text:p>
          </table:table-cell>
          <table:table-cell table:number-columns-repeated="13"/>
        </table:table-row>
        <table:table-row table:style-name="ro1">
          <table:table-cell office:value-type="float" office:value="8379">
            <text:p>8379</text:p>
          </table:table-cell>
          <table:table-cell office:value-type="string">
            <text:p>03/25/2019</text:p>
          </table:table-cell>
          <table:table-cell office:value-type="string">
            <text:p>01:09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34375">
            <text:p>1.34375</text:p>
          </table:table-cell>
          <table:table-cell table:number-columns-repeated="13"/>
        </table:table-row>
        <table:table-row table:style-name="ro1">
          <table:table-cell office:value-type="float" office:value="8380">
            <text:p>8380</text:p>
          </table:table-cell>
          <table:table-cell office:value-type="string">
            <text:p>03/25/2019</text:p>
          </table:table-cell>
          <table:table-cell office:value-type="string">
            <text:p>01:12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381">
            <text:p>8381</text:p>
          </table:table-cell>
          <table:table-cell office:value-type="string">
            <text:p>03/25/2019</text:p>
          </table:table-cell>
          <table:table-cell office:value-type="string">
            <text:p>01:12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45.195">
            <text:p>145.195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382">
            <text:p>8382</text:p>
          </table:table-cell>
          <table:table-cell office:value-type="string">
            <text:p>03/25/2019</text:p>
          </table:table-cell>
          <table:table-cell office:value-type="string">
            <text:p>01:12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45.447">
            <text:p>145.447</text:p>
          </table:table-cell>
          <table:table-cell table:number-columns-repeated="13"/>
        </table:table-row>
        <table:table-row table:style-name="ro1">
          <table:table-cell office:value-type="float" office:value="8383">
            <text:p>8383</text:p>
          </table:table-cell>
          <table:table-cell office:value-type="string">
            <text:p>03/25/2019</text:p>
          </table:table-cell>
          <table:table-cell office:value-type="string">
            <text:p>01:12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44.997">
            <text:p>144.997</text:p>
          </table:table-cell>
          <table:table-cell table:number-columns-repeated="13"/>
        </table:table-row>
        <table:table-row table:style-name="ro1">
          <table:table-cell office:value-type="float" office:value="8384">
            <text:p>8384</text:p>
          </table:table-cell>
          <table:table-cell office:value-type="string">
            <text:p>03/25/2019</text:p>
          </table:table-cell>
          <table:table-cell office:value-type="string">
            <text:p>01:16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385">
            <text:p>8385</text:p>
          </table:table-cell>
          <table:table-cell office:value-type="string">
            <text:p>03/25/2019</text:p>
          </table:table-cell>
          <table:table-cell office:value-type="string">
            <text:p>01:16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3005">
            <text:p>1.13005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02">
            <text:p>0.0002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386">
            <text:p>8386</text:p>
          </table:table-cell>
          <table:table-cell office:value-type="string">
            <text:p>03/25/2019</text:p>
          </table:table-cell>
          <table:table-cell office:value-type="string">
            <text:p>01:16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387">
            <text:p>8387</text:p>
          </table:table-cell>
          <table:table-cell office:value-type="string">
            <text:p>03/25/2019</text:p>
          </table:table-cell>
          <table:table-cell office:value-type="string">
            <text:p>01:16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388">
            <text:p>8388</text:p>
          </table:table-cell>
          <table:table-cell office:value-type="string">
            <text:p>03/25/2019</text:p>
          </table:table-cell>
          <table:table-cell office:value-type="string">
            <text:p>01:25:4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AUD/NZ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389">
            <text:p>8389</text:p>
          </table:table-cell>
          <table:table-cell office:value-type="string">
            <text:p>03/25/2019</text:p>
          </table:table-cell>
          <table:table-cell office:value-type="string">
            <text:p>01:25:4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AUD/NZD</text:p>
          </table:table-cell>
          <table:table-cell office:value-type="float" office:value="1.03059">
            <text:p>1.03059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390">
            <text:p>8390</text:p>
          </table:table-cell>
          <table:table-cell office:value-type="string">
            <text:p>03/25/2019</text:p>
          </table:table-cell>
          <table:table-cell office:value-type="string">
            <text:p>01:25:4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03308">
            <text:p>1.03308</text:p>
          </table:table-cell>
          <table:table-cell table:number-columns-repeated="13"/>
        </table:table-row>
        <table:table-row table:style-name="ro1">
          <table:table-cell office:value-type="float" office:value="8391">
            <text:p>8391</text:p>
          </table:table-cell>
          <table:table-cell office:value-type="string">
            <text:p>03/25/2019</text:p>
          </table:table-cell>
          <table:table-cell office:value-type="string">
            <text:p>01:25:4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02858">
            <text:p>1.02858</text:p>
          </table:table-cell>
          <table:table-cell table:number-columns-repeated="13"/>
        </table:table-row>
        <table:table-row table:style-name="ro1">
          <table:table-cell office:value-type="float" office:value="8392">
            <text:p>8392</text:p>
          </table:table-cell>
          <table:table-cell office:value-type="string">
            <text:p>03/25/2019</text:p>
          </table:table-cell>
          <table:table-cell office:value-type="string">
            <text:p>01:59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JPY</text:p>
          </table:table-cell>
          <table:table-cell office:value-type="float" office:value="145.447">
            <text:p>145.447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23">
            <text:p>0.0023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393">
            <text:p>8393</text:p>
          </table:table-cell>
          <table:table-cell office:value-type="string">
            <text:p>03/25/2019</text:p>
          </table:table-cell>
          <table:table-cell office:value-type="string">
            <text:p>01:59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394">
            <text:p>8394</text:p>
          </table:table-cell>
          <table:table-cell office:value-type="string">
            <text:p>03/25/2019</text:p>
          </table:table-cell>
          <table:table-cell office:value-type="string">
            <text:p>05:12:2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USD/CHF</text:p>
          </table:table-cell>
          <table:table-cell office:value-type="float" office:value="0.99269">
            <text:p>0.99269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2">
            <text:p>-0.002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395">
            <text:p>8395</text:p>
          </table:table-cell>
          <table:table-cell office:value-type="string">
            <text:p>03/25/2019</text:p>
          </table:table-cell>
          <table:table-cell office:value-type="string">
            <text:p>05:12:2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396">
            <text:p>8396</text:p>
          </table:table-cell>
          <table:table-cell office:value-type="string">
            <text:p>03/25/2019</text:p>
          </table:table-cell>
          <table:table-cell office:value-type="string">
            <text:p>06:30:3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USD/CAD</text:p>
          </table:table-cell>
          <table:table-cell office:value-type="float" office:value="1.34376">
            <text:p>1.34376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15">
            <text:p>-0.0015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397">
            <text:p>8397</text:p>
          </table:table-cell>
          <table:table-cell office:value-type="string">
            <text:p>03/25/2019</text:p>
          </table:table-cell>
          <table:table-cell office:value-type="string">
            <text:p>06:30:3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398">
            <text:p>8398</text:p>
          </table:table-cell>
          <table:table-cell office:value-type="string">
            <text:p>03/25/2019</text:p>
          </table:table-cell>
          <table:table-cell office:value-type="string">
            <text:p>06:55:2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NZD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399">
            <text:p>8399</text:p>
          </table:table-cell>
          <table:table-cell office:value-type="string">
            <text:p>03/25/2019</text:p>
          </table:table-cell>
          <table:table-cell office:value-type="string">
            <text:p>06:55:2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NZD/USD</text:p>
          </table:table-cell>
          <table:table-cell office:value-type="float" office:value="0.68958">
            <text:p>0.68958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00">
            <text:p>8400</text:p>
          </table:table-cell>
          <table:table-cell office:value-type="string">
            <text:p>03/25/2019</text:p>
          </table:table-cell>
          <table:table-cell office:value-type="string">
            <text:p>06:55:2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69211">
            <text:p>0.69211</text:p>
          </table:table-cell>
          <table:table-cell table:number-columns-repeated="13"/>
        </table:table-row>
        <table:table-row table:style-name="ro1">
          <table:table-cell office:value-type="float" office:value="8401">
            <text:p>8401</text:p>
          </table:table-cell>
          <table:table-cell office:value-type="string">
            <text:p>03/25/2019</text:p>
          </table:table-cell>
          <table:table-cell office:value-type="string">
            <text:p>06:55:2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0.68761">
            <text:p>0.68761</text:p>
          </table:table-cell>
          <table:table-cell table:number-columns-repeated="13"/>
        </table:table-row>
        <table:table-row table:style-name="ro1">
          <table:table-cell office:value-type="float" office:value="8402">
            <text:p>8402</text:p>
          </table:table-cell>
          <table:table-cell office:value-type="string">
            <text:p>03/25/2019</text:p>
          </table:table-cell>
          <table:table-cell office:value-type="string">
            <text:p>06:55:5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A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403">
            <text:p>8403</text:p>
          </table:table-cell>
          <table:table-cell office:value-type="string">
            <text:p>03/25/2019</text:p>
          </table:table-cell>
          <table:table-cell office:value-type="string">
            <text:p>06:55:5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AD</text:p>
          </table:table-cell>
          <table:table-cell office:value-type="float" office:value="1.3436">
            <text:p>1.3436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04">
            <text:p>8404</text:p>
          </table:table-cell>
          <table:table-cell office:value-type="string">
            <text:p>03/25/2019</text:p>
          </table:table-cell>
          <table:table-cell office:value-type="string">
            <text:p>06:55:5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34612">
            <text:p>1.34612</text:p>
          </table:table-cell>
          <table:table-cell table:number-columns-repeated="13"/>
        </table:table-row>
        <table:table-row table:style-name="ro1">
          <table:table-cell office:value-type="float" office:value="8405">
            <text:p>8405</text:p>
          </table:table-cell>
          <table:table-cell office:value-type="string">
            <text:p>03/25/2019</text:p>
          </table:table-cell>
          <table:table-cell office:value-type="string">
            <text:p>06:55:5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34162">
            <text:p>1.34162</text:p>
          </table:table-cell>
          <table:table-cell table:number-columns-repeated="13"/>
        </table:table-row>
        <table:table-row table:style-name="ro1">
          <table:table-cell office:value-type="float" office:value="8406">
            <text:p>8406</text:p>
          </table:table-cell>
          <table:table-cell office:value-type="string">
            <text:p>03/25/2019</text:p>
          </table:table-cell>
          <table:table-cell office:value-type="string">
            <text:p>06:59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407">
            <text:p>8407</text:p>
          </table:table-cell>
          <table:table-cell office:value-type="string">
            <text:p>03/25/2019</text:p>
          </table:table-cell>
          <table:table-cell office:value-type="string">
            <text:p>06:59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3177">
            <text:p>1.13177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08">
            <text:p>8408</text:p>
          </table:table-cell>
          <table:table-cell office:value-type="string">
            <text:p>03/25/2019</text:p>
          </table:table-cell>
          <table:table-cell office:value-type="string">
            <text:p>06:59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13431">
            <text:p>1.13431</text:p>
          </table:table-cell>
          <table:table-cell table:number-columns-repeated="13"/>
        </table:table-row>
        <table:table-row table:style-name="ro1">
          <table:table-cell office:value-type="float" office:value="8409">
            <text:p>8409</text:p>
          </table:table-cell>
          <table:table-cell office:value-type="string">
            <text:p>03/25/2019</text:p>
          </table:table-cell>
          <table:table-cell office:value-type="string">
            <text:p>06:59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12981">
            <text:p>1.12981</text:p>
          </table:table-cell>
          <table:table-cell table:number-columns-repeated="13"/>
        </table:table-row>
        <table:table-row table:style-name="ro1">
          <table:table-cell office:value-type="float" office:value="8410">
            <text:p>8410</text:p>
          </table:table-cell>
          <table:table-cell office:value-type="string">
            <text:p>03/25/2019</text:p>
          </table:table-cell>
          <table:table-cell office:value-type="string">
            <text:p>08:08:2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USD/CAD</text:p>
          </table:table-cell>
          <table:table-cell office:value-type="float" office:value="1.34162">
            <text:p>1.34162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15">
            <text:p>-0.0015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11">
            <text:p>8411</text:p>
          </table:table-cell>
          <table:table-cell office:value-type="string">
            <text:p>03/25/2019</text:p>
          </table:table-cell>
          <table:table-cell office:value-type="string">
            <text:p>08:08:2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12">
            <text:p>8412</text:p>
          </table:table-cell>
          <table:table-cell office:value-type="string">
            <text:p>03/25/2019</text:p>
          </table:table-cell>
          <table:table-cell office:value-type="string">
            <text:p>08:54:1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AUD/NZD</text:p>
          </table:table-cell>
          <table:table-cell office:value-type="float" office:value="1.02858">
            <text:p>1.02858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14">
            <text:p>-0.0014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13">
            <text:p>8413</text:p>
          </table:table-cell>
          <table:table-cell office:value-type="string">
            <text:p>03/25/2019</text:p>
          </table:table-cell>
          <table:table-cell office:value-type="string">
            <text:p>08:54:1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14">
            <text:p>8414</text:p>
          </table:table-cell>
          <table:table-cell office:value-type="string">
            <text:p>03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01">
            <text:p>-0.0001</text:p>
          </table:table-cell>
          <table:table-cell table:number-columns-repeated="3"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3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407">
            <text:p>8407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3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399">
            <text:p>8399</text:p>
          </table:table-cell>
          <table:table-cell office:value-type="string">
            <text:p>NZD/USD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3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342">
            <text:p>8342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01">
            <text:p>-0.0001</text:p>
          </table:table-cell>
          <table:table-cell table:number-columns-repeated="5"/>
        </table:table-row>
        <table:table-row table:style-name="ro1">
          <table:table-cell office:value-type="float" office:value="8415">
            <text:p>8415</text:p>
          </table:table-cell>
          <table:table-cell office:value-type="string">
            <text:p>03/25/2019</text:p>
          </table:table-cell>
          <table:table-cell office:value-type="string">
            <text:p>06:06:4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NZD/USD</text:p>
          </table:table-cell>
          <table:table-cell office:value-type="float" office:value="0.69212">
            <text:p>0.69212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25">
            <text:p>0.0025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16">
            <text:p>8416</text:p>
          </table:table-cell>
          <table:table-cell office:value-type="string">
            <text:p>03/25/2019</text:p>
          </table:table-cell>
          <table:table-cell office:value-type="string">
            <text:p>06:06:4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17">
            <text:p>8417</text:p>
          </table:table-cell>
          <table:table-cell office:value-type="string">
            <text:p>03/26/2019</text:p>
          </table:table-cell>
          <table:table-cell office:value-type="string">
            <text:p>04:25:5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418">
            <text:p>8418</text:p>
          </table:table-cell>
          <table:table-cell office:value-type="string">
            <text:p>03/26/2019</text:p>
          </table:table-cell>
          <table:table-cell office:value-type="string">
            <text:p>04:25:5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46.057">
            <text:p>146.057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19">
            <text:p>8419</text:p>
          </table:table-cell>
          <table:table-cell office:value-type="string">
            <text:p>03/26/2019</text:p>
          </table:table-cell>
          <table:table-cell office:value-type="string">
            <text:p>04:25:5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45.902">
            <text:p>145.902</text:p>
          </table:table-cell>
          <table:table-cell table:number-columns-repeated="13"/>
        </table:table-row>
        <table:table-row table:style-name="ro1">
          <table:table-cell office:value-type="float" office:value="8420">
            <text:p>8420</text:p>
          </table:table-cell>
          <table:table-cell office:value-type="string">
            <text:p>03/26/2019</text:p>
          </table:table-cell>
          <table:table-cell office:value-type="string">
            <text:p>04:25:5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RAILING_STOP_LOSS_ORDER</text:p>
          </table:table-cell>
          <table:table-cell office:value-type="string">
            <text:p>ON_FILL</text:p>
          </table:table-cell>
          <table:table-cell table:number-columns-repeated="15"/>
        </table:table-row>
        <table:table-row table:style-name="ro1">
          <table:table-cell office:value-type="float" office:value="8421">
            <text:p>8421</text:p>
          </table:table-cell>
          <table:table-cell office:value-type="string">
            <text:p>03/26/2019</text:p>
          </table:table-cell>
          <table:table-cell office:value-type="string">
            <text:p>04:30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RAILING_STOP_LOSS_ORDER</text:p>
          </table:table-cell>
          <table:table-cell office:value-type="string">
            <text:p>GBP/JPY</text:p>
          </table:table-cell>
          <table:table-cell office:value-type="float" office:value="146.08">
            <text:p>146.08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02">
            <text:p>0.0002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22">
            <text:p>8422</text:p>
          </table:table-cell>
          <table:table-cell office:value-type="string">
            <text:p>03/26/2019</text:p>
          </table:table-cell>
          <table:table-cell office:value-type="string">
            <text:p>04:30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23">
            <text:p>8423</text:p>
          </table:table-cell>
          <table:table-cell office:value-type="string">
            <text:p>03/26/2019</text:p>
          </table:table-cell>
          <table:table-cell office:value-type="string">
            <text:p>05:25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EUR/USD</text:p>
          </table:table-cell>
          <table:table-cell office:value-type="float" office:value="1.12981">
            <text:p>1.12981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-0.0001">
            <text:p>-0.0001</text:p>
          </table:table-cell>
          <table:table-cell office:value-type="float" office:value="0">
            <text:p>0</text:p>
          </table:table-cell>
          <table:table-cell office:value-type="float" office:value="-0.002">
            <text:p>-0.002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24">
            <text:p>8424</text:p>
          </table:table-cell>
          <table:table-cell office:value-type="string">
            <text:p>03/26/2019</text:p>
          </table:table-cell>
          <table:table-cell office:value-type="string">
            <text:p>05:25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25">
            <text:p>8425</text:p>
          </table:table-cell>
          <table:table-cell office:value-type="string">
            <text:p>03/26/2019</text:p>
          </table:table-cell>
          <table:table-cell office:value-type="string">
            <text:p>06:17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CAD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426">
            <text:p>8426</text:p>
          </table:table-cell>
          <table:table-cell office:value-type="string">
            <text:p>03/26/2019</text:p>
          </table:table-cell>
          <table:table-cell office:value-type="string">
            <text:p>06:17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CAD/JPY</text:p>
          </table:table-cell>
          <table:table-cell office:value-type="float" office:value="82.437">
            <text:p>82.437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27">
            <text:p>8427</text:p>
          </table:table-cell>
          <table:table-cell office:value-type="string">
            <text:p>03/26/2019</text:p>
          </table:table-cell>
          <table:table-cell office:value-type="string">
            <text:p>06:17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82.636">
            <text:p>82.636</text:p>
          </table:table-cell>
          <table:table-cell table:number-columns-repeated="13"/>
        </table:table-row>
        <table:table-row table:style-name="ro1">
          <table:table-cell office:value-type="float" office:value="8428">
            <text:p>8428</text:p>
          </table:table-cell>
          <table:table-cell office:value-type="string">
            <text:p>03/26/2019</text:p>
          </table:table-cell>
          <table:table-cell office:value-type="string">
            <text:p>06:17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82.286">
            <text:p>82.286</text:p>
          </table:table-cell>
          <table:table-cell table:number-columns-repeated="13"/>
        </table:table-row>
        <table:table-row table:style-name="ro1">
          <table:table-cell office:value-type="float" office:value="8429">
            <text:p>8429</text:p>
          </table:table-cell>
          <table:table-cell office:value-type="string">
            <text:p>03/26/2019</text:p>
          </table:table-cell>
          <table:table-cell office:value-type="string">
            <text:p>06:18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8430">
            <text:p>8430</text:p>
          </table:table-cell>
          <table:table-cell office:value-type="string">
            <text:p>03/26/2019</text:p>
          </table:table-cell>
          <table:table-cell office:value-type="string">
            <text:p>06:18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REPLACEMENT</text:p>
          </table:table-cell>
          <table:table-cell/>
          <table:table-cell office:value-type="float" office:value="82.314">
            <text:p>82.314</text:p>
          </table:table-cell>
          <table:table-cell table:number-columns-repeated="13"/>
        </table:table-row>
        <table:table-row table:style-name="ro1">
          <table:table-cell office:value-type="float" office:value="8431">
            <text:p>8431</text:p>
          </table:table-cell>
          <table:table-cell office:value-type="string">
            <text:p>03/26/2019</text:p>
          </table:table-cell>
          <table:table-cell office:value-type="string">
            <text:p>06:27:1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AUD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432">
            <text:p>8432</text:p>
          </table:table-cell>
          <table:table-cell office:value-type="string">
            <text:p>03/26/2019</text:p>
          </table:table-cell>
          <table:table-cell office:value-type="string">
            <text:p>06:27:1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AUD/JPY</text:p>
          </table:table-cell>
          <table:table-cell office:value-type="float" office:value="78.804">
            <text:p>78.804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33">
            <text:p>8433</text:p>
          </table:table-cell>
          <table:table-cell office:value-type="string">
            <text:p>03/26/2019</text:p>
          </table:table-cell>
          <table:table-cell office:value-type="string">
            <text:p>06:27:1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78.954">
            <text:p>78.954</text:p>
          </table:table-cell>
          <table:table-cell table:number-columns-repeated="13"/>
        </table:table-row>
        <table:table-row table:style-name="ro1">
          <table:table-cell office:value-type="float" office:value="8434">
            <text:p>8434</text:p>
          </table:table-cell>
          <table:table-cell office:value-type="string">
            <text:p>03/26/2019</text:p>
          </table:table-cell>
          <table:table-cell office:value-type="string">
            <text:p>06:27:1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78.704">
            <text:p>78.704</text:p>
          </table:table-cell>
          <table:table-cell table:number-columns-repeated="13"/>
        </table:table-row>
        <table:table-row table:style-name="ro1">
          <table:table-cell office:value-type="float" office:value="8435">
            <text:p>8435</text:p>
          </table:table-cell>
          <table:table-cell office:value-type="string">
            <text:p>03/26/2019</text:p>
          </table:table-cell>
          <table:table-cell office:value-type="string">
            <text:p>06:27:3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8436">
            <text:p>8436</text:p>
          </table:table-cell>
          <table:table-cell office:value-type="string">
            <text:p>03/26/2019</text:p>
          </table:table-cell>
          <table:table-cell office:value-type="string">
            <text:p>06:27:3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REPLACEMENT</text:p>
          </table:table-cell>
          <table:table-cell/>
          <table:table-cell office:value-type="float" office:value="78.722">
            <text:p>78.722</text:p>
          </table:table-cell>
          <table:table-cell table:number-columns-repeated="13"/>
        </table:table-row>
        <table:table-row table:style-name="ro1">
          <table:table-cell office:value-type="float" office:value="8437">
            <text:p>8437</text:p>
          </table:table-cell>
          <table:table-cell office:value-type="string">
            <text:p>03/26/2019</text:p>
          </table:table-cell>
          <table:table-cell office:value-type="string">
            <text:p>06:38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AU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438">
            <text:p>8438</text:p>
          </table:table-cell>
          <table:table-cell office:value-type="string">
            <text:p>03/26/2019</text:p>
          </table:table-cell>
          <table:table-cell office:value-type="string">
            <text:p>06:38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AUD</text:p>
          </table:table-cell>
          <table:table-cell office:value-type="float" office:value="1.58236">
            <text:p>1.58236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39">
            <text:p>8439</text:p>
          </table:table-cell>
          <table:table-cell office:value-type="string">
            <text:p>03/26/2019</text:p>
          </table:table-cell>
          <table:table-cell office:value-type="string">
            <text:p>06:38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58076">
            <text:p>1.58076</text:p>
          </table:table-cell>
          <table:table-cell table:number-columns-repeated="13"/>
        </table:table-row>
        <table:table-row table:style-name="ro1">
          <table:table-cell office:value-type="float" office:value="8440">
            <text:p>8440</text:p>
          </table:table-cell>
          <table:table-cell office:value-type="string">
            <text:p>03/26/2019</text:p>
          </table:table-cell>
          <table:table-cell office:value-type="string">
            <text:p>06:38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58356">
            <text:p>1.58356</text:p>
          </table:table-cell>
          <table:table-cell table:number-columns-repeated="13"/>
        </table:table-row>
        <table:table-row table:style-name="ro1">
          <table:table-cell office:value-type="float" office:value="8441">
            <text:p>8441</text:p>
          </table:table-cell>
          <table:table-cell office:value-type="string">
            <text:p>03/26/2019</text:p>
          </table:table-cell>
          <table:table-cell office:value-type="string">
            <text:p>06:40:4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442">
            <text:p>8442</text:p>
          </table:table-cell>
          <table:table-cell office:value-type="string">
            <text:p>03/26/2019</text:p>
          </table:table-cell>
          <table:table-cell office:value-type="string">
            <text:p>06:40:4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46.211">
            <text:p>146.211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43">
            <text:p>8443</text:p>
          </table:table-cell>
          <table:table-cell office:value-type="string">
            <text:p>03/26/2019</text:p>
          </table:table-cell>
          <table:table-cell office:value-type="string">
            <text:p>06:40:4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46.371">
            <text:p>146.371</text:p>
          </table:table-cell>
          <table:table-cell table:number-columns-repeated="13"/>
        </table:table-row>
        <table:table-row table:style-name="ro1">
          <table:table-cell office:value-type="float" office:value="8444">
            <text:p>8444</text:p>
          </table:table-cell>
          <table:table-cell office:value-type="string">
            <text:p>03/26/2019</text:p>
          </table:table-cell>
          <table:table-cell office:value-type="string">
            <text:p>06:40:4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46.091">
            <text:p>146.091</text:p>
          </table:table-cell>
          <table:table-cell table:number-columns-repeated="13"/>
        </table:table-row>
        <table:table-row table:style-name="ro1">
          <table:table-cell office:value-type="float" office:value="8445">
            <text:p>8445</text:p>
          </table:table-cell>
          <table:table-cell office:value-type="string">
            <text:p>03/26/2019</text:p>
          </table:table-cell>
          <table:table-cell office:value-type="string">
            <text:p>06:45:5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CAD/JPY</text:p>
          </table:table-cell>
          <table:table-cell office:value-type="float" office:value="82.638">
            <text:p>82.638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18">
            <text:p>0.0018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46">
            <text:p>8446</text:p>
          </table:table-cell>
          <table:table-cell office:value-type="string">
            <text:p>03/26/2019</text:p>
          </table:table-cell>
          <table:table-cell office:value-type="string">
            <text:p>06:45:5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47">
            <text:p>8447</text:p>
          </table:table-cell>
          <table:table-cell office:value-type="string">
            <text:p>03/26/2019</text:p>
          </table:table-cell>
          <table:table-cell office:value-type="string">
            <text:p>06:50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CAD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448">
            <text:p>8448</text:p>
          </table:table-cell>
          <table:table-cell office:value-type="string">
            <text:p>03/26/2019</text:p>
          </table:table-cell>
          <table:table-cell office:value-type="string">
            <text:p>06:50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CAD/JPY</text:p>
          </table:table-cell>
          <table:table-cell office:value-type="float" office:value="82.632">
            <text:p>82.632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49">
            <text:p>8449</text:p>
          </table:table-cell>
          <table:table-cell office:value-type="string">
            <text:p>03/26/2019</text:p>
          </table:table-cell>
          <table:table-cell office:value-type="string">
            <text:p>06:50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82.754">
            <text:p>82.754</text:p>
          </table:table-cell>
          <table:table-cell table:number-columns-repeated="13"/>
        </table:table-row>
        <table:table-row table:style-name="ro1">
          <table:table-cell office:value-type="float" office:value="8450">
            <text:p>8450</text:p>
          </table:table-cell>
          <table:table-cell office:value-type="string">
            <text:p>03/26/2019</text:p>
          </table:table-cell>
          <table:table-cell office:value-type="string">
            <text:p>06:50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82.534">
            <text:p>82.534</text:p>
          </table:table-cell>
          <table:table-cell table:number-columns-repeated="13"/>
        </table:table-row>
        <table:table-row table:style-name="ro1">
          <table:table-cell office:value-type="float" office:value="8451">
            <text:p>8451</text:p>
          </table:table-cell>
          <table:table-cell office:value-type="string">
            <text:p>03/26/2019</text:p>
          </table:table-cell>
          <table:table-cell office:value-type="string">
            <text:p>06:58:1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JPY</text:p>
          </table:table-cell>
          <table:table-cell office:value-type="float" office:value="146.371">
            <text:p>146.371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14">
            <text:p>0.0014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52">
            <text:p>8452</text:p>
          </table:table-cell>
          <table:table-cell office:value-type="string">
            <text:p>03/26/2019</text:p>
          </table:table-cell>
          <table:table-cell office:value-type="string">
            <text:p>06:58:1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53">
            <text:p>8453</text:p>
          </table:table-cell>
          <table:table-cell office:value-type="string">
            <text:p>03/26/2019</text:p>
          </table:table-cell>
          <table:table-cell office:value-type="string">
            <text:p>07:15:5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EUR/AUD</text:p>
          </table:table-cell>
          <table:table-cell office:value-type="float" office:value="1.58357">
            <text:p>1.58357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9">
            <text:p>-0.0009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54">
            <text:p>8454</text:p>
          </table:table-cell>
          <table:table-cell office:value-type="string">
            <text:p>03/26/2019</text:p>
          </table:table-cell>
          <table:table-cell office:value-type="string">
            <text:p>07:15:5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55">
            <text:p>8455</text:p>
          </table:table-cell>
          <table:table-cell office:value-type="string">
            <text:p>03/26/2019</text:p>
          </table:table-cell>
          <table:table-cell office:value-type="string">
            <text:p>07:31:4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CAD/JPY</text:p>
          </table:table-cell>
          <table:table-cell office:value-type="float" office:value="82.533">
            <text:p>82.533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9">
            <text:p>-0.0009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56">
            <text:p>8456</text:p>
          </table:table-cell>
          <table:table-cell office:value-type="string">
            <text:p>03/26/2019</text:p>
          </table:table-cell>
          <table:table-cell office:value-type="string">
            <text:p>07:31:4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57">
            <text:p>8457</text:p>
          </table:table-cell>
          <table:table-cell office:value-type="string">
            <text:p>03/26/2019</text:p>
          </table:table-cell>
          <table:table-cell office:value-type="string">
            <text:p>08:01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AUD/JPY</text:p>
          </table:table-cell>
          <table:table-cell office:value-type="float" office:value="78.955">
            <text:p>78.955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14">
            <text:p>0.0014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58">
            <text:p>8458</text:p>
          </table:table-cell>
          <table:table-cell office:value-type="string">
            <text:p>03/26/2019</text:p>
          </table:table-cell>
          <table:table-cell office:value-type="string">
            <text:p>08:01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59">
            <text:p>8459</text:p>
          </table:table-cell>
          <table:table-cell office:value-type="string">
            <text:p>03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01">
            <text:p>-0.0001</text:p>
          </table:table-cell>
          <table:table-cell table:number-columns-repeated="3"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3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342">
            <text:p>8342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01">
            <text:p>-0.0001</text:p>
          </table:table-cell>
          <table:table-cell table:number-columns-repeated="5"/>
        </table:table-row>
        <table:table-row table:style-name="ro1">
          <table:table-cell office:value-type="float" office:value="8460">
            <text:p>8460</text:p>
          </table:table-cell>
          <table:table-cell office:value-type="string">
            <text:p>03/26/2019</text:p>
          </table:table-cell>
          <table:table-cell office:value-type="string">
            <text:p>07:26:08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NZD/CHF</text:p>
          </table:table-cell>
          <table:table-cell office:value-type="float" office:value="0.67665">
            <text:p>0.67665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75">
            <text:p>0.0075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461">
            <text:p>8461</text:p>
          </table:table-cell>
          <table:table-cell office:value-type="string">
            <text:p>03/26/2019</text:p>
          </table:table-cell>
          <table:table-cell office:value-type="string">
            <text:p>07:26:08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62">
            <text:p>8462</text:p>
          </table:table-cell>
          <table:table-cell office:value-type="string">
            <text:p>03/26/2019</text:p>
          </table:table-cell>
          <table:table-cell office:value-type="string">
            <text:p>11:09:5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NZD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463">
            <text:p>8463</text:p>
          </table:table-cell>
          <table:table-cell office:value-type="string">
            <text:p>03/26/2019</text:p>
          </table:table-cell>
          <table:table-cell office:value-type="string">
            <text:p>11:09:5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NZD/USD</text:p>
          </table:table-cell>
          <table:table-cell office:value-type="float" office:value="0.68046">
            <text:p>0.68046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464">
            <text:p>8464</text:p>
          </table:table-cell>
          <table:table-cell office:value-type="string">
            <text:p>03/26/2019</text:p>
          </table:table-cell>
          <table:table-cell office:value-type="string">
            <text:p>11:09:5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68193">
            <text:p>0.68193</text:p>
          </table:table-cell>
          <table:table-cell table:number-columns-repeated="13"/>
        </table:table-row>
        <table:table-row table:style-name="ro1">
          <table:table-cell office:value-type="float" office:value="8465">
            <text:p>8465</text:p>
          </table:table-cell>
          <table:table-cell office:value-type="string">
            <text:p>03/26/2019</text:p>
          </table:table-cell>
          <table:table-cell office:value-type="string">
            <text:p>11:09:5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0.67943">
            <text:p>0.67943</text:p>
          </table:table-cell>
          <table:table-cell table:number-columns-repeated="13"/>
        </table:table-row>
        <table:table-row table:style-name="ro1">
          <table:table-cell office:value-type="float" office:value="8466">
            <text:p>8466</text:p>
          </table:table-cell>
          <table:table-cell office:value-type="string">
            <text:p>03/26/2019</text:p>
          </table:table-cell>
          <table:table-cell office:value-type="string">
            <text:p>11:15:2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467">
            <text:p>8467</text:p>
          </table:table-cell>
          <table:table-cell office:value-type="string">
            <text:p>03/26/2019</text:p>
          </table:table-cell>
          <table:table-cell office:value-type="string">
            <text:p>11:15:2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45.83">
            <text:p>145.83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468">
            <text:p>8468</text:p>
          </table:table-cell>
          <table:table-cell office:value-type="string">
            <text:p>03/26/2019</text:p>
          </table:table-cell>
          <table:table-cell office:value-type="string">
            <text:p>11:15:2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45.978">
            <text:p>145.978</text:p>
          </table:table-cell>
          <table:table-cell table:number-columns-repeated="13"/>
        </table:table-row>
        <table:table-row table:style-name="ro1">
          <table:table-cell office:value-type="float" office:value="8469">
            <text:p>8469</text:p>
          </table:table-cell>
          <table:table-cell office:value-type="string">
            <text:p>03/26/2019</text:p>
          </table:table-cell>
          <table:table-cell office:value-type="string">
            <text:p>11:15:2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45.758">
            <text:p>145.758</text:p>
          </table:table-cell>
          <table:table-cell table:number-columns-repeated="13"/>
        </table:table-row>
        <table:table-row table:style-name="ro1">
          <table:table-cell office:value-type="float" office:value="8470">
            <text:p>8470</text:p>
          </table:table-cell>
          <table:table-cell office:value-type="string">
            <text:p>03/26/2019</text:p>
          </table:table-cell>
          <table:table-cell office:value-type="string">
            <text:p>11:17:2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471">
            <text:p>8471</text:p>
          </table:table-cell>
          <table:table-cell office:value-type="string">
            <text:p>03/26/2019</text:p>
          </table:table-cell>
          <table:table-cell office:value-type="string">
            <text:p>11:17:2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JPY</text:p>
          </table:table-cell>
          <table:table-cell office:value-type="float" office:value="124.532">
            <text:p>124.532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472">
            <text:p>8472</text:p>
          </table:table-cell>
          <table:table-cell office:value-type="string">
            <text:p>03/26/2019</text:p>
          </table:table-cell>
          <table:table-cell office:value-type="string">
            <text:p>11:17:2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24.692">
            <text:p>124.692</text:p>
          </table:table-cell>
          <table:table-cell table:number-columns-repeated="13"/>
        </table:table-row>
        <table:table-row table:style-name="ro1">
          <table:table-cell office:value-type="float" office:value="8473">
            <text:p>8473</text:p>
          </table:table-cell>
          <table:table-cell office:value-type="string">
            <text:p>03/26/2019</text:p>
          </table:table-cell>
          <table:table-cell office:value-type="string">
            <text:p>11:17:2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24.472">
            <text:p>124.472</text:p>
          </table:table-cell>
          <table:table-cell table:number-columns-repeated="13"/>
        </table:table-row>
        <table:table-row table:style-name="ro1">
          <table:table-cell office:value-type="float" office:value="8474">
            <text:p>8474</text:p>
          </table:table-cell>
          <table:table-cell office:value-type="string">
            <text:p>03/26/2019</text:p>
          </table:table-cell>
          <table:table-cell office:value-type="string">
            <text:p>11:19:1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AU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475">
            <text:p>8475</text:p>
          </table:table-cell>
          <table:table-cell office:value-type="string">
            <text:p>03/26/2019</text:p>
          </table:table-cell>
          <table:table-cell office:value-type="string">
            <text:p>11:19:1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AUD</text:p>
          </table:table-cell>
          <table:table-cell office:value-type="float" office:value="1.58492">
            <text:p>1.58492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476">
            <text:p>8476</text:p>
          </table:table-cell>
          <table:table-cell office:value-type="string">
            <text:p>03/26/2019</text:p>
          </table:table-cell>
          <table:table-cell office:value-type="string">
            <text:p>11:19:1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58642">
            <text:p>1.58642</text:p>
          </table:table-cell>
          <table:table-cell table:number-columns-repeated="13"/>
        </table:table-row>
        <table:table-row table:style-name="ro1">
          <table:table-cell office:value-type="float" office:value="8477">
            <text:p>8477</text:p>
          </table:table-cell>
          <table:table-cell office:value-type="string">
            <text:p>03/26/2019</text:p>
          </table:table-cell>
          <table:table-cell office:value-type="string">
            <text:p>11:19:1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58412">
            <text:p>1.58412</text:p>
          </table:table-cell>
          <table:table-cell table:number-columns-repeated="13"/>
        </table:table-row>
        <table:table-row table:style-name="ro1">
          <table:table-cell office:value-type="float" office:value="8478">
            <text:p>8478</text:p>
          </table:table-cell>
          <table:table-cell office:value-type="string">
            <text:p>03/26/2019</text:p>
          </table:table-cell>
          <table:table-cell office:value-type="string">
            <text:p>11:28:48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AUD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479">
            <text:p>8479</text:p>
          </table:table-cell>
          <table:table-cell office:value-type="string">
            <text:p>03/26/2019</text:p>
          </table:table-cell>
          <table:table-cell office:value-type="string">
            <text:p>11:28:48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AUD/USD</text:p>
          </table:table-cell>
          <table:table-cell office:value-type="float" office:value="0.71054">
            <text:p>0.71054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480">
            <text:p>8480</text:p>
          </table:table-cell>
          <table:table-cell office:value-type="string">
            <text:p>03/26/2019</text:p>
          </table:table-cell>
          <table:table-cell office:value-type="string">
            <text:p>11:28:48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71217">
            <text:p>0.71217</text:p>
          </table:table-cell>
          <table:table-cell table:number-columns-repeated="13"/>
        </table:table-row>
        <table:table-row table:style-name="ro1">
          <table:table-cell office:value-type="float" office:value="8481">
            <text:p>8481</text:p>
          </table:table-cell>
          <table:table-cell office:value-type="string">
            <text:p>03/26/2019</text:p>
          </table:table-cell>
          <table:table-cell office:value-type="string">
            <text:p>11:28:48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0.70977">
            <text:p>0.70977</text:p>
          </table:table-cell>
          <table:table-cell table:number-columns-repeated="13"/>
        </table:table-row>
        <table:table-row table:style-name="ro1">
          <table:table-cell office:value-type="float" office:value="8482">
            <text:p>8482</text:p>
          </table:table-cell>
          <table:table-cell office:value-type="string">
            <text:p>03/26/2019</text:p>
          </table:table-cell>
          <table:table-cell office:value-type="string">
            <text:p>11:45:5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EUR/JPY</text:p>
          </table:table-cell>
          <table:table-cell office:value-type="float" office:value="124.472">
            <text:p>124.472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5">
            <text:p>-0.0005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483">
            <text:p>8483</text:p>
          </table:table-cell>
          <table:table-cell office:value-type="string">
            <text:p>03/26/2019</text:p>
          </table:table-cell>
          <table:table-cell office:value-type="string">
            <text:p>11:45:5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84">
            <text:p>8484</text:p>
          </table:table-cell>
          <table:table-cell office:value-type="string">
            <text:p>03/26/2019</text:p>
          </table:table-cell>
          <table:table-cell office:value-type="string">
            <text:p>11:52:2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GBP/JPY</text:p>
          </table:table-cell>
          <table:table-cell office:value-type="float" office:value="145.756">
            <text:p>145.756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7">
            <text:p>-0.0007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485">
            <text:p>8485</text:p>
          </table:table-cell>
          <table:table-cell office:value-type="string">
            <text:p>03/26/2019</text:p>
          </table:table-cell>
          <table:table-cell office:value-type="string">
            <text:p>11:52:2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86">
            <text:p>8486</text:p>
          </table:table-cell>
          <table:table-cell office:value-type="string">
            <text:p>03/27/2019</text:p>
          </table:table-cell>
          <table:table-cell office:value-type="string">
            <text:p>12:15:5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AUD/USD</text:p>
          </table:table-cell>
          <table:table-cell office:value-type="float" office:value="0.70977">
            <text:p>0.70977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8">
            <text:p>-0.0008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87">
            <text:p>8487</text:p>
          </table:table-cell>
          <table:table-cell office:value-type="string">
            <text:p>03/27/2019</text:p>
          </table:table-cell>
          <table:table-cell office:value-type="string">
            <text:p>12:15:5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88">
            <text:p>8488</text:p>
          </table:table-cell>
          <table:table-cell office:value-type="string">
            <text:p>03/27/2019</text:p>
          </table:table-cell>
          <table:table-cell office:value-type="string">
            <text:p>12:16:4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489">
            <text:p>8489</text:p>
          </table:table-cell>
          <table:table-cell office:value-type="string">
            <text:p>03/27/2019</text:p>
          </table:table-cell>
          <table:table-cell office:value-type="string">
            <text:p>12:16:4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2562">
            <text:p>1.12562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90">
            <text:p>8490</text:p>
          </table:table-cell>
          <table:table-cell office:value-type="string">
            <text:p>03/27/2019</text:p>
          </table:table-cell>
          <table:table-cell office:value-type="string">
            <text:p>12:16:4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12463">
            <text:p>1.12463</text:p>
          </table:table-cell>
          <table:table-cell table:number-columns-repeated="13"/>
        </table:table-row>
        <table:table-row table:style-name="ro1">
          <table:table-cell office:value-type="float" office:value="8491">
            <text:p>8491</text:p>
          </table:table-cell>
          <table:table-cell office:value-type="string">
            <text:p>03/27/2019</text:p>
          </table:table-cell>
          <table:table-cell office:value-type="string">
            <text:p>12:16:4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12623">
            <text:p>1.12623</text:p>
          </table:table-cell>
          <table:table-cell table:number-columns-repeated="13"/>
        </table:table-row>
        <table:table-row table:style-name="ro1">
          <table:table-cell office:value-type="float" office:value="8492">
            <text:p>8492</text:p>
          </table:table-cell>
          <table:table-cell office:value-type="string">
            <text:p>03/27/2019</text:p>
          </table:table-cell>
          <table:table-cell office:value-type="string">
            <text:p>01:03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EUR/AUD</text:p>
          </table:table-cell>
          <table:table-cell office:value-type="float" office:value="1.58646">
            <text:p>1.58646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11">
            <text:p>0.0011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493">
            <text:p>8493</text:p>
          </table:table-cell>
          <table:table-cell office:value-type="string">
            <text:p>03/27/2019</text:p>
          </table:table-cell>
          <table:table-cell office:value-type="string">
            <text:p>01:03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94">
            <text:p>8494</text:p>
          </table:table-cell>
          <table:table-cell office:value-type="string">
            <text:p>03/27/2019</text:p>
          </table:table-cell>
          <table:table-cell office:value-type="string">
            <text:p>01:05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EUR/USD</text:p>
          </table:table-cell>
          <table:table-cell office:value-type="float" office:value="1.12623">
            <text:p>1.12623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6">
            <text:p>-0.0006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495">
            <text:p>8495</text:p>
          </table:table-cell>
          <table:table-cell office:value-type="string">
            <text:p>03/27/2019</text:p>
          </table:table-cell>
          <table:table-cell office:value-type="string">
            <text:p>01:05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96">
            <text:p>8496</text:p>
          </table:table-cell>
          <table:table-cell office:value-type="string">
            <text:p>03/27/2019</text:p>
          </table:table-cell>
          <table:table-cell office:value-type="string">
            <text:p>01:29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NZD/USD</text:p>
          </table:table-cell>
          <table:table-cell office:value-type="float" office:value="0.67943">
            <text:p>0.67943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1">
            <text:p>-0.001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497">
            <text:p>8497</text:p>
          </table:table-cell>
          <table:table-cell office:value-type="string">
            <text:p>03/27/2019</text:p>
          </table:table-cell>
          <table:table-cell office:value-type="string">
            <text:p>01:29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498">
            <text:p>8498</text:p>
          </table:table-cell>
          <table:table-cell office:value-type="string">
            <text:p>03/29/2019</text:p>
          </table:table-cell>
          <table:table-cell office:value-type="string">
            <text:p>05:13:2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499">
            <text:p>8499</text:p>
          </table:table-cell>
          <table:table-cell office:value-type="string">
            <text:p>03/29/2019</text:p>
          </table:table-cell>
          <table:table-cell office:value-type="string">
            <text:p>05:13:2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45.101">
            <text:p>145.101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00">
            <text:p>8500</text:p>
          </table:table-cell>
          <table:table-cell office:value-type="string">
            <text:p>03/29/2019</text:p>
          </table:table-cell>
          <table:table-cell office:value-type="string">
            <text:p>05:13:2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45.264">
            <text:p>145.264</text:p>
          </table:table-cell>
          <table:table-cell table:number-columns-repeated="13"/>
        </table:table-row>
        <table:table-row table:style-name="ro1">
          <table:table-cell office:value-type="float" office:value="8501">
            <text:p>8501</text:p>
          </table:table-cell>
          <table:table-cell office:value-type="string">
            <text:p>03/29/2019</text:p>
          </table:table-cell>
          <table:table-cell office:value-type="string">
            <text:p>05:13:2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45.024">
            <text:p>145.024</text:p>
          </table:table-cell>
          <table:table-cell table:number-columns-repeated="13"/>
        </table:table-row>
        <table:table-row table:style-name="ro1">
          <table:table-cell office:value-type="float" office:value="8502">
            <text:p>8502</text:p>
          </table:table-cell>
          <table:table-cell office:value-type="string">
            <text:p>03/29/2019</text:p>
          </table:table-cell>
          <table:table-cell office:value-type="string">
            <text:p>05:14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503">
            <text:p>8503</text:p>
          </table:table-cell>
          <table:table-cell office:value-type="string">
            <text:p>03/29/2019</text:p>
          </table:table-cell>
          <table:table-cell office:value-type="string">
            <text:p>05:14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USD</text:p>
          </table:table-cell>
          <table:table-cell office:value-type="float" office:value="1.3097">
            <text:p>1.3097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04">
            <text:p>8504</text:p>
          </table:table-cell>
          <table:table-cell office:value-type="string">
            <text:p>03/29/2019</text:p>
          </table:table-cell>
          <table:table-cell office:value-type="string">
            <text:p>05:14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3113">
            <text:p>1.3113</text:p>
          </table:table-cell>
          <table:table-cell table:number-columns-repeated="13"/>
        </table:table-row>
        <table:table-row table:style-name="ro1">
          <table:table-cell office:value-type="float" office:value="8505">
            <text:p>8505</text:p>
          </table:table-cell>
          <table:table-cell office:value-type="string">
            <text:p>03/29/2019</text:p>
          </table:table-cell>
          <table:table-cell office:value-type="string">
            <text:p>05:14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3089">
            <text:p>1.3089</text:p>
          </table:table-cell>
          <table:table-cell table:number-columns-repeated="13"/>
        </table:table-row>
        <table:table-row table:style-name="ro1">
          <table:table-cell office:value-type="float" office:value="8506">
            <text:p>8506</text:p>
          </table:table-cell>
          <table:table-cell office:value-type="string">
            <text:p>03/29/2019</text:p>
          </table:table-cell>
          <table:table-cell office:value-type="string">
            <text:p>05:14:4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GBP/JPY</text:p>
          </table:table-cell>
          <table:table-cell office:value-type="float" office:value="145.024">
            <text:p>145.024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7">
            <text:p>-0.0007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03/29/2019</text:p>
          </table:table-cell>
          <table:table-cell office:value-type="string">
            <text:p>05:14:4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08">
            <text:p>8508</text:p>
          </table:table-cell>
          <table:table-cell office:value-type="string">
            <text:p>03/29/2019</text:p>
          </table:table-cell>
          <table:table-cell office:value-type="string">
            <text:p>05:15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GBP/USD</text:p>
          </table:table-cell>
          <table:table-cell office:value-type="float" office:value="1.3089">
            <text:p>1.3089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8">
            <text:p>-0.0008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09">
            <text:p>8509</text:p>
          </table:table-cell>
          <table:table-cell office:value-type="string">
            <text:p>03/29/2019</text:p>
          </table:table-cell>
          <table:table-cell office:value-type="string">
            <text:p>05:15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10">
            <text:p>8510</text:p>
          </table:table-cell>
          <table:table-cell office:value-type="string">
            <text:p>03/29/2019</text:p>
          </table:table-cell>
          <table:table-cell office:value-type="string">
            <text:p>05:15:4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511">
            <text:p>8511</text:p>
          </table:table-cell>
          <table:table-cell office:value-type="string">
            <text:p>03/29/2019</text:p>
          </table:table-cell>
          <table:table-cell office:value-type="string">
            <text:p>05:15:4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45.034">
            <text:p>145.034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12">
            <text:p>8512</text:p>
          </table:table-cell>
          <table:table-cell office:value-type="string">
            <text:p>03/29/2019</text:p>
          </table:table-cell>
          <table:table-cell office:value-type="string">
            <text:p>05:15:4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45.184">
            <text:p>145.184</text:p>
          </table:table-cell>
          <table:table-cell table:number-columns-repeated="13"/>
        </table:table-row>
        <table:table-row table:style-name="ro1">
          <table:table-cell office:value-type="float" office:value="8513">
            <text:p>8513</text:p>
          </table:table-cell>
          <table:table-cell office:value-type="string">
            <text:p>03/29/2019</text:p>
          </table:table-cell>
          <table:table-cell office:value-type="string">
            <text:p>05:15:4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44.884">
            <text:p>144.884</text:p>
          </table:table-cell>
          <table:table-cell table:number-columns-repeated="13"/>
        </table:table-row>
        <table:table-row table:style-name="ro1">
          <table:table-cell office:value-type="float" office:value="8514">
            <text:p>8514</text:p>
          </table:table-cell>
          <table:table-cell office:value-type="string">
            <text:p>03/29/2019</text:p>
          </table:table-cell>
          <table:table-cell office:value-type="string">
            <text:p>05:42:2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JPY</text:p>
          </table:table-cell>
          <table:table-cell office:value-type="float" office:value="145.185">
            <text:p>145.185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14">
            <text:p>0.0014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15">
            <text:p>8515</text:p>
          </table:table-cell>
          <table:table-cell office:value-type="string">
            <text:p>03/29/2019</text:p>
          </table:table-cell>
          <table:table-cell office:value-type="string">
            <text:p>05:42:2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16">
            <text:p>8516</text:p>
          </table:table-cell>
          <table:table-cell office:value-type="string">
            <text:p>03/29/2019</text:p>
          </table:table-cell>
          <table:table-cell office:value-type="string">
            <text:p>06:16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517">
            <text:p>8517</text:p>
          </table:table-cell>
          <table:table-cell office:value-type="string">
            <text:p>03/29/2019</text:p>
          </table:table-cell>
          <table:table-cell office:value-type="string">
            <text:p>06:16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45.008">
            <text:p>145.008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18">
            <text:p>8518</text:p>
          </table:table-cell>
          <table:table-cell office:value-type="string">
            <text:p>03/29/2019</text:p>
          </table:table-cell>
          <table:table-cell office:value-type="string">
            <text:p>06:16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45.158">
            <text:p>145.158</text:p>
          </table:table-cell>
          <table:table-cell table:number-columns-repeated="13"/>
        </table:table-row>
        <table:table-row table:style-name="ro1">
          <table:table-cell office:value-type="float" office:value="8519">
            <text:p>8519</text:p>
          </table:table-cell>
          <table:table-cell office:value-type="string">
            <text:p>03/29/2019</text:p>
          </table:table-cell>
          <table:table-cell office:value-type="string">
            <text:p>06:16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44.888">
            <text:p>144.888</text:p>
          </table:table-cell>
          <table:table-cell table:number-columns-repeated="13"/>
        </table:table-row>
        <table:table-row table:style-name="ro1">
          <table:table-cell office:value-type="float" office:value="8520">
            <text:p>8520</text:p>
          </table:table-cell>
          <table:table-cell office:value-type="string">
            <text:p>03/29/2019</text:p>
          </table:table-cell>
          <table:table-cell office:value-type="string">
            <text:p>06:17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A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521">
            <text:p>8521</text:p>
          </table:table-cell>
          <table:table-cell office:value-type="string">
            <text:p>03/29/2019</text:p>
          </table:table-cell>
          <table:table-cell office:value-type="string">
            <text:p>06:17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AD</text:p>
          </table:table-cell>
          <table:table-cell office:value-type="float" office:value="1.33522">
            <text:p>1.33522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22">
            <text:p>8522</text:p>
          </table:table-cell>
          <table:table-cell office:value-type="string">
            <text:p>03/29/2019</text:p>
          </table:table-cell>
          <table:table-cell office:value-type="string">
            <text:p>06:17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33672">
            <text:p>1.33672</text:p>
          </table:table-cell>
          <table:table-cell table:number-columns-repeated="13"/>
        </table:table-row>
        <table:table-row table:style-name="ro1">
          <table:table-cell office:value-type="float" office:value="8523">
            <text:p>8523</text:p>
          </table:table-cell>
          <table:table-cell office:value-type="string">
            <text:p>03/29/2019</text:p>
          </table:table-cell>
          <table:table-cell office:value-type="string">
            <text:p>06:17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33402">
            <text:p>1.33402</text:p>
          </table:table-cell>
          <table:table-cell table:number-columns-repeated="13"/>
        </table:table-row>
        <table:table-row table:style-name="ro1">
          <table:table-cell office:value-type="float" office:value="8524">
            <text:p>8524</text:p>
          </table:table-cell>
          <table:table-cell office:value-type="string">
            <text:p>03/29/2019</text:p>
          </table:table-cell>
          <table:table-cell office:value-type="string">
            <text:p>06:20:5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GBP/JPY</text:p>
          </table:table-cell>
          <table:table-cell office:value-type="float" office:value="144.888">
            <text:p>144.888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11">
            <text:p>-0.0011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25">
            <text:p>8525</text:p>
          </table:table-cell>
          <table:table-cell office:value-type="string">
            <text:p>03/29/2019</text:p>
          </table:table-cell>
          <table:table-cell office:value-type="string">
            <text:p>06:20:5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26">
            <text:p>8526</text:p>
          </table:table-cell>
          <table:table-cell office:value-type="string">
            <text:p>03/29/2019</text:p>
          </table:table-cell>
          <table:table-cell office:value-type="string">
            <text:p>06:50:2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USD/CAD</text:p>
          </table:table-cell>
          <table:table-cell office:value-type="float" office:value="1.33672">
            <text:p>1.33672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11">
            <text:p>0.0011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27">
            <text:p>8527</text:p>
          </table:table-cell>
          <table:table-cell office:value-type="string">
            <text:p>03/29/2019</text:p>
          </table:table-cell>
          <table:table-cell office:value-type="string">
            <text:p>06:50:2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28">
            <text:p>8528</text:p>
          </table:table-cell>
          <table:table-cell office:value-type="string">
            <text:p>03/29/2019</text:p>
          </table:table-cell>
          <table:table-cell office:value-type="string">
            <text:p>07:05:4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529">
            <text:p>8529</text:p>
          </table:table-cell>
          <table:table-cell office:value-type="string">
            <text:p>03/29/2019</text:p>
          </table:table-cell>
          <table:table-cell office:value-type="string">
            <text:p>07:05:4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2332">
            <text:p>1.12332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03/29/2019</text:p>
          </table:table-cell>
          <table:table-cell office:value-type="string">
            <text:p>07:05:4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12451">
            <text:p>1.12451</text:p>
          </table:table-cell>
          <table:table-cell table:number-columns-repeated="13"/>
        </table:table-row>
        <table:table-row table:style-name="ro1">
          <table:table-cell office:value-type="float" office:value="8531">
            <text:p>8531</text:p>
          </table:table-cell>
          <table:table-cell office:value-type="string">
            <text:p>03/29/2019</text:p>
          </table:table-cell>
          <table:table-cell office:value-type="string">
            <text:p>07:05:4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12251">
            <text:p>1.12251</text:p>
          </table:table-cell>
          <table:table-cell table:number-columns-repeated="13"/>
        </table:table-row>
        <table:table-row table:style-name="ro1">
          <table:table-cell office:value-type="float" office:value="8532">
            <text:p>8532</text:p>
          </table:table-cell>
          <table:table-cell office:value-type="string">
            <text:p>03/29/2019</text:p>
          </table:table-cell>
          <table:table-cell office:value-type="string">
            <text:p>07:06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A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533">
            <text:p>8533</text:p>
          </table:table-cell>
          <table:table-cell office:value-type="string">
            <text:p>03/29/2019</text:p>
          </table:table-cell>
          <table:table-cell office:value-type="string">
            <text:p>07:06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AD</text:p>
          </table:table-cell>
          <table:table-cell office:value-type="float" office:value="1.33567">
            <text:p>1.33567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34">
            <text:p>8534</text:p>
          </table:table-cell>
          <table:table-cell office:value-type="string">
            <text:p>03/29/2019</text:p>
          </table:table-cell>
          <table:table-cell office:value-type="string">
            <text:p>07:06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33454">
            <text:p>1.33454</text:p>
          </table:table-cell>
          <table:table-cell table:number-columns-repeated="13"/>
        </table:table-row>
        <table:table-row table:style-name="ro1">
          <table:table-cell office:value-type="float" office:value="8535">
            <text:p>8535</text:p>
          </table:table-cell>
          <table:table-cell office:value-type="string">
            <text:p>03/29/2019</text:p>
          </table:table-cell>
          <table:table-cell office:value-type="string">
            <text:p>07:06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33654">
            <text:p>1.33654</text:p>
          </table:table-cell>
          <table:table-cell table:number-columns-repeated="13"/>
        </table:table-row>
        <table:table-row table:style-name="ro1">
          <table:table-cell office:value-type="float" office:value="8536">
            <text:p>8536</text:p>
          </table:table-cell>
          <table:table-cell office:value-type="string">
            <text:p>03/29/2019</text:p>
          </table:table-cell>
          <table:table-cell office:value-type="string">
            <text:p>07:18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AUD/CA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537">
            <text:p>8537</text:p>
          </table:table-cell>
          <table:table-cell office:value-type="string">
            <text:p>03/29/2019</text:p>
          </table:table-cell>
          <table:table-cell office:value-type="string">
            <text:p>07:18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AUD/CAD</text:p>
          </table:table-cell>
          <table:table-cell office:value-type="float" office:value="0.94751">
            <text:p>0.94751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38">
            <text:p>8538</text:p>
          </table:table-cell>
          <table:table-cell office:value-type="string">
            <text:p>03/29/2019</text:p>
          </table:table-cell>
          <table:table-cell office:value-type="string">
            <text:p>07:18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94871">
            <text:p>0.94871</text:p>
          </table:table-cell>
          <table:table-cell table:number-columns-repeated="13"/>
        </table:table-row>
        <table:table-row table:style-name="ro1">
          <table:table-cell office:value-type="float" office:value="8539">
            <text:p>8539</text:p>
          </table:table-cell>
          <table:table-cell office:value-type="string">
            <text:p>03/29/2019</text:p>
          </table:table-cell>
          <table:table-cell office:value-type="string">
            <text:p>07:18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0.94671">
            <text:p>0.94671</text:p>
          </table:table-cell>
          <table:table-cell table:number-columns-repeated="13"/>
        </table:table-row>
        <table:table-row table:style-name="ro1">
          <table:table-cell office:value-type="float" office:value="8540">
            <text:p>8540</text:p>
          </table:table-cell>
          <table:table-cell office:value-type="string">
            <text:p>03/29/2019</text:p>
          </table:table-cell>
          <table:table-cell office:value-type="string">
            <text:p>07:44:2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EUR/USD</text:p>
          </table:table-cell>
          <table:table-cell office:value-type="float" office:value="1.12251">
            <text:p>1.12251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8">
            <text:p>-0.0008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41">
            <text:p>8541</text:p>
          </table:table-cell>
          <table:table-cell office:value-type="string">
            <text:p>03/29/2019</text:p>
          </table:table-cell>
          <table:table-cell office:value-type="string">
            <text:p>07:44:2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42">
            <text:p>8542</text:p>
          </table:table-cell>
          <table:table-cell office:value-type="string">
            <text:p>03/29/2019</text:p>
          </table:table-cell>
          <table:table-cell office:value-type="string">
            <text:p>07:44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USD/CAD</text:p>
          </table:table-cell>
          <table:table-cell office:value-type="float" office:value="1.33655">
            <text:p>1.33655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7">
            <text:p>-0.0007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43">
            <text:p>8543</text:p>
          </table:table-cell>
          <table:table-cell office:value-type="string">
            <text:p>03/29/2019</text:p>
          </table:table-cell>
          <table:table-cell office:value-type="string">
            <text:p>07:44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44">
            <text:p>8544</text:p>
          </table:table-cell>
          <table:table-cell office:value-type="string">
            <text:p>03/29/2019</text:p>
          </table:table-cell>
          <table:table-cell office:value-type="string">
            <text:p>07:53:1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AUD/CAD</text:p>
          </table:table-cell>
          <table:table-cell office:value-type="float" office:value="0.94671">
            <text:p>0.94671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6">
            <text:p>-0.0006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45">
            <text:p>8545</text:p>
          </table:table-cell>
          <table:table-cell office:value-type="string">
            <text:p>03/29/2019</text:p>
          </table:table-cell>
          <table:table-cell office:value-type="string">
            <text:p>07:53:1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46">
            <text:p>8546</text:p>
          </table:table-cell>
          <table:table-cell office:value-type="string">
            <text:p>04/14/2019</text:p>
          </table:table-cell>
          <table:table-cell office:value-type="string">
            <text:p>11:40:4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547">
            <text:p>8547</text:p>
          </table:table-cell>
          <table:table-cell office:value-type="string">
            <text:p>04/14/2019</text:p>
          </table:table-cell>
          <table:table-cell office:value-type="string">
            <text:p>11:40:4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46.541">
            <text:p>146.541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48">
            <text:p>8548</text:p>
          </table:table-cell>
          <table:table-cell office:value-type="string">
            <text:p>04/14/2019</text:p>
          </table:table-cell>
          <table:table-cell office:value-type="string">
            <text:p>11:40:4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46.691">
            <text:p>146.691</text:p>
          </table:table-cell>
          <table:table-cell table:number-columns-repeated="13"/>
        </table:table-row>
        <table:table-row table:style-name="ro1">
          <table:table-cell office:value-type="float" office:value="8549">
            <text:p>8549</text:p>
          </table:table-cell>
          <table:table-cell office:value-type="string">
            <text:p>04/14/2019</text:p>
          </table:table-cell>
          <table:table-cell office:value-type="string">
            <text:p>11:40:4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46.441">
            <text:p>146.441</text:p>
          </table:table-cell>
          <table:table-cell table:number-columns-repeated="13"/>
        </table:table-row>
        <table:table-row table:style-name="ro1">
          <table:table-cell office:value-type="float" office:value="8550">
            <text:p>8550</text:p>
          </table:table-cell>
          <table:table-cell office:value-type="string">
            <text:p>04/14/2019</text:p>
          </table:table-cell>
          <table:table-cell office:value-type="string">
            <text:p>11:41:4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551">
            <text:p>8551</text:p>
          </table:table-cell>
          <table:table-cell office:value-type="string">
            <text:p>04/14/2019</text:p>
          </table:table-cell>
          <table:table-cell office:value-type="string">
            <text:p>11:41:4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USD</text:p>
          </table:table-cell>
          <table:table-cell office:value-type="float" office:value="1.309">
            <text:p>1.309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52">
            <text:p>8552</text:p>
          </table:table-cell>
          <table:table-cell office:value-type="string">
            <text:p>04/14/2019</text:p>
          </table:table-cell>
          <table:table-cell office:value-type="string">
            <text:p>11:41:4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3105">
            <text:p>1.3105</text:p>
          </table:table-cell>
          <table:table-cell table:number-columns-repeated="13"/>
        </table:table-row>
        <table:table-row table:style-name="ro1">
          <table:table-cell office:value-type="float" office:value="8553">
            <text:p>8553</text:p>
          </table:table-cell>
          <table:table-cell office:value-type="string">
            <text:p>04/14/2019</text:p>
          </table:table-cell>
          <table:table-cell office:value-type="string">
            <text:p>11:41:4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308">
            <text:p>1.308</text:p>
          </table:table-cell>
          <table:table-cell table:number-columns-repeated="13"/>
        </table:table-row>
        <table:table-row table:style-name="ro1">
          <table:table-cell office:value-type="float" office:value="8554">
            <text:p>8554</text:p>
          </table:table-cell>
          <table:table-cell office:value-type="string">
            <text:p>04/14/2019</text:p>
          </table:table-cell>
          <table:table-cell office:value-type="string">
            <text:p>11:42:1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GBP/JPY</text:p>
          </table:table-cell>
          <table:table-cell office:value-type="float" office:value="146.441">
            <text:p>146.441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9">
            <text:p>-0.0009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55">
            <text:p>8555</text:p>
          </table:table-cell>
          <table:table-cell office:value-type="string">
            <text:p>04/14/2019</text:p>
          </table:table-cell>
          <table:table-cell office:value-type="string">
            <text:p>11:42:1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56">
            <text:p>8556</text:p>
          </table:table-cell>
          <table:table-cell office:value-type="string">
            <text:p>04/14/2019</text:p>
          </table:table-cell>
          <table:table-cell office:value-type="string">
            <text:p>11:43:5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NZD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557">
            <text:p>8557</text:p>
          </table:table-cell>
          <table:table-cell office:value-type="string">
            <text:p>04/14/2019</text:p>
          </table:table-cell>
          <table:table-cell office:value-type="string">
            <text:p>11:43:5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NZD/USD</text:p>
          </table:table-cell>
          <table:table-cell office:value-type="float" office:value="0.67694">
            <text:p>0.67694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58">
            <text:p>8558</text:p>
          </table:table-cell>
          <table:table-cell office:value-type="string">
            <text:p>04/14/2019</text:p>
          </table:table-cell>
          <table:table-cell office:value-type="string">
            <text:p>11:43:5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67544">
            <text:p>0.67544</text:p>
          </table:table-cell>
          <table:table-cell table:number-columns-repeated="13"/>
        </table:table-row>
        <table:table-row table:style-name="ro1">
          <table:table-cell office:value-type="float" office:value="8559">
            <text:p>8559</text:p>
          </table:table-cell>
          <table:table-cell office:value-type="string">
            <text:p>04/14/2019</text:p>
          </table:table-cell>
          <table:table-cell office:value-type="string">
            <text:p>11:43:5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0.67794">
            <text:p>0.67794</text:p>
          </table:table-cell>
          <table:table-cell table:number-columns-repeated="13"/>
        </table:table-row>
        <table:table-row table:style-name="ro1">
          <table:table-cell office:value-type="float" office:value="8560">
            <text:p>8560</text:p>
          </table:table-cell>
          <table:table-cell office:value-type="string">
            <text:p>04/14/2019</text:p>
          </table:table-cell>
          <table:table-cell office:value-type="string">
            <text:p>11:44:3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H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561">
            <text:p>8561</text:p>
          </table:table-cell>
          <table:table-cell office:value-type="string">
            <text:p>04/14/2019</text:p>
          </table:table-cell>
          <table:table-cell office:value-type="string">
            <text:p>11:44:3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HF</text:p>
          </table:table-cell>
          <table:table-cell office:value-type="float" office:value="1.00157">
            <text:p>1.00157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62">
            <text:p>8562</text:p>
          </table:table-cell>
          <table:table-cell office:value-type="string">
            <text:p>04/14/2019</text:p>
          </table:table-cell>
          <table:table-cell office:value-type="string">
            <text:p>11:44:3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00007">
            <text:p>1.00007</text:p>
          </table:table-cell>
          <table:table-cell table:number-columns-repeated="13"/>
        </table:table-row>
        <table:table-row table:style-name="ro1">
          <table:table-cell office:value-type="float" office:value="8563">
            <text:p>8563</text:p>
          </table:table-cell>
          <table:table-cell office:value-type="string">
            <text:p>04/14/2019</text:p>
          </table:table-cell>
          <table:table-cell office:value-type="string">
            <text:p>11:44:3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00257">
            <text:p>1.00257</text:p>
          </table:table-cell>
          <table:table-cell table:number-columns-repeated="13"/>
        </table:table-row>
        <table:table-row table:style-name="ro1">
          <table:table-cell office:value-type="float" office:value="8564">
            <text:p>8564</text:p>
          </table:table-cell>
          <table:table-cell office:value-type="string">
            <text:p>04/14/2019</text:p>
          </table:table-cell>
          <table:table-cell office:value-type="string">
            <text:p>11:45:0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A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565">
            <text:p>8565</text:p>
          </table:table-cell>
          <table:table-cell office:value-type="string">
            <text:p>04/14/2019</text:p>
          </table:table-cell>
          <table:table-cell office:value-type="string">
            <text:p>11:45:0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AD</text:p>
          </table:table-cell>
          <table:table-cell office:value-type="float" office:value="1.33408">
            <text:p>1.33408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66">
            <text:p>8566</text:p>
          </table:table-cell>
          <table:table-cell office:value-type="string">
            <text:p>04/14/2019</text:p>
          </table:table-cell>
          <table:table-cell office:value-type="string">
            <text:p>11:45:0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33558">
            <text:p>1.33558</text:p>
          </table:table-cell>
          <table:table-cell table:number-columns-repeated="13"/>
        </table:table-row>
        <table:table-row table:style-name="ro1">
          <table:table-cell office:value-type="float" office:value="8567">
            <text:p>8567</text:p>
          </table:table-cell>
          <table:table-cell office:value-type="string">
            <text:p>04/14/2019</text:p>
          </table:table-cell>
          <table:table-cell office:value-type="string">
            <text:p>11:45:0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33308">
            <text:p>1.33308</text:p>
          </table:table-cell>
          <table:table-cell table:number-columns-repeated="13"/>
        </table:table-row>
        <table:table-row table:style-name="ro1">
          <table:table-cell office:value-type="float" office:value="8568">
            <text:p>8568</text:p>
          </table:table-cell>
          <table:table-cell office:value-type="string">
            <text:p>04/14/2019</text:p>
          </table:table-cell>
          <table:table-cell office:value-type="string">
            <text:p>11:45:5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569">
            <text:p>8569</text:p>
          </table:table-cell>
          <table:table-cell office:value-type="string">
            <text:p>04/14/2019</text:p>
          </table:table-cell>
          <table:table-cell office:value-type="string">
            <text:p>11:45:5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46.441">
            <text:p>146.441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70">
            <text:p>8570</text:p>
          </table:table-cell>
          <table:table-cell office:value-type="string">
            <text:p>04/14/2019</text:p>
          </table:table-cell>
          <table:table-cell office:value-type="string">
            <text:p>11:45:5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46.291">
            <text:p>146.291</text:p>
          </table:table-cell>
          <table:table-cell table:number-columns-repeated="13"/>
        </table:table-row>
        <table:table-row table:style-name="ro1">
          <table:table-cell office:value-type="float" office:value="8571">
            <text:p>8571</text:p>
          </table:table-cell>
          <table:table-cell office:value-type="string">
            <text:p>04/14/2019</text:p>
          </table:table-cell>
          <table:table-cell office:value-type="string">
            <text:p>11:45:5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46.541">
            <text:p>146.541</text:p>
          </table:table-cell>
          <table:table-cell table:number-columns-repeated="13"/>
        </table:table-row>
        <table:table-row table:style-name="ro1">
          <table:table-cell office:value-type="float" office:value="8572">
            <text:p>8572</text:p>
          </table:table-cell>
          <table:table-cell office:value-type="string">
            <text:p>04/14/2019</text:p>
          </table:table-cell>
          <table:table-cell office:value-type="string">
            <text:p>11:54:0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GBP/USD</text:p>
          </table:table-cell>
          <table:table-cell office:value-type="float" office:value="1.308">
            <text:p>1.308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1">
            <text:p>-0.001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04/14/2019</text:p>
          </table:table-cell>
          <table:table-cell office:value-type="string">
            <text:p>11:54:0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74">
            <text:p>8574</text:p>
          </table:table-cell>
          <table:table-cell office:value-type="string">
            <text:p>04/15/2019</text:p>
          </table:table-cell>
          <table:table-cell office:value-type="string">
            <text:p>12:01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575">
            <text:p>8575</text:p>
          </table:table-cell>
          <table:table-cell office:value-type="string">
            <text:p>04/15/2019</text:p>
          </table:table-cell>
          <table:table-cell office:value-type="string">
            <text:p>12:01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USD</text:p>
          </table:table-cell>
          <table:table-cell office:value-type="float" office:value="1.30839">
            <text:p>1.30839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76">
            <text:p>8576</text:p>
          </table:table-cell>
          <table:table-cell office:value-type="string">
            <text:p>04/15/2019</text:p>
          </table:table-cell>
          <table:table-cell office:value-type="string">
            <text:p>12:01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30989">
            <text:p>1.30989</text:p>
          </table:table-cell>
          <table:table-cell table:number-columns-repeated="13"/>
        </table:table-row>
        <table:table-row table:style-name="ro1">
          <table:table-cell office:value-type="float" office:value="8577">
            <text:p>8577</text:p>
          </table:table-cell>
          <table:table-cell office:value-type="string">
            <text:p>04/15/2019</text:p>
          </table:table-cell>
          <table:table-cell office:value-type="string">
            <text:p>12:01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30739">
            <text:p>1.30739</text:p>
          </table:table-cell>
          <table:table-cell table:number-columns-repeated="13"/>
        </table:table-row>
        <table:table-row table:style-name="ro1">
          <table:table-cell office:value-type="float" office:value="8578">
            <text:p>8578</text:p>
          </table:table-cell>
          <table:table-cell office:value-type="string">
            <text:p>04/15/2019</text:p>
          </table:table-cell>
          <table:table-cell office:value-type="string">
            <text:p>12:19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GBP/JPY</text:p>
          </table:table-cell>
          <table:table-cell office:value-type="float" office:value="146.542">
            <text:p>146.542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9">
            <text:p>-0.0009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79">
            <text:p>8579</text:p>
          </table:table-cell>
          <table:table-cell office:value-type="string">
            <text:p>04/15/2019</text:p>
          </table:table-cell>
          <table:table-cell office:value-type="string">
            <text:p>12:19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80">
            <text:p>8580</text:p>
          </table:table-cell>
          <table:table-cell office:value-type="string">
            <text:p>04/15/2019</text:p>
          </table:table-cell>
          <table:table-cell office:value-type="string">
            <text:p>12:22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USD/CAD</text:p>
          </table:table-cell>
          <table:table-cell office:value-type="float" office:value="1.33308">
            <text:p>1.33308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8">
            <text:p>-0.0008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81">
            <text:p>8581</text:p>
          </table:table-cell>
          <table:table-cell office:value-type="string">
            <text:p>04/15/2019</text:p>
          </table:table-cell>
          <table:table-cell office:value-type="string">
            <text:p>12:22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82">
            <text:p>8582</text:p>
          </table:table-cell>
          <table:table-cell office:value-type="string">
            <text:p>04/15/2019</text:p>
          </table:table-cell>
          <table:table-cell office:value-type="string">
            <text:p>12:27:0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USD</text:p>
          </table:table-cell>
          <table:table-cell office:value-type="float" office:value="1.30991">
            <text:p>1.30991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15">
            <text:p>0.0015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83">
            <text:p>8583</text:p>
          </table:table-cell>
          <table:table-cell office:value-type="string">
            <text:p>04/15/2019</text:p>
          </table:table-cell>
          <table:table-cell office:value-type="string">
            <text:p>12:27:0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84">
            <text:p>8584</text:p>
          </table:table-cell>
          <table:table-cell office:value-type="string">
            <text:p>04/15/2019</text:p>
          </table:table-cell>
          <table:table-cell office:value-type="string">
            <text:p>03:02:3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USD/CHF</text:p>
          </table:table-cell>
          <table:table-cell office:value-type="float" office:value="1.00259">
            <text:p>1.00259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1">
            <text:p>-0.001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85">
            <text:p>8585</text:p>
          </table:table-cell>
          <table:table-cell office:value-type="string">
            <text:p>04/15/2019</text:p>
          </table:table-cell>
          <table:table-cell office:value-type="string">
            <text:p>03:02:3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86">
            <text:p>8586</text:p>
          </table:table-cell>
          <table:table-cell office:value-type="string">
            <text:p>04/15/2019</text:p>
          </table:table-cell>
          <table:table-cell office:value-type="string">
            <text:p>07:32:2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NZD/USD</text:p>
          </table:table-cell>
          <table:table-cell office:value-type="float" office:value="0.67542">
            <text:p>0.67542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15">
            <text:p>0.0015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87">
            <text:p>8587</text:p>
          </table:table-cell>
          <table:table-cell office:value-type="string">
            <text:p>04/15/2019</text:p>
          </table:table-cell>
          <table:table-cell office:value-type="string">
            <text:p>07:32:2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88">
            <text:p>8588</text:p>
          </table:table-cell>
          <table:table-cell office:value-type="string">
            <text:p>06/06/2019</text:p>
          </table:table-cell>
          <table:table-cell office:value-type="string">
            <text:p>02:01:3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589">
            <text:p>8589</text:p>
          </table:table-cell>
          <table:table-cell office:value-type="string">
            <text:p>06/06/2019</text:p>
          </table:table-cell>
          <table:table-cell office:value-type="string">
            <text:p>02:01:3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2349">
            <text:p>1.12349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90">
            <text:p>8590</text:p>
          </table:table-cell>
          <table:table-cell office:value-type="string">
            <text:p>06/06/2019</text:p>
          </table:table-cell>
          <table:table-cell office:value-type="string">
            <text:p>02:01:3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12249">
            <text:p>1.12249</text:p>
          </table:table-cell>
          <table:table-cell table:number-columns-repeated="13"/>
        </table:table-row>
        <table:table-row table:style-name="ro1">
          <table:table-cell office:value-type="float" office:value="8591">
            <text:p>8591</text:p>
          </table:table-cell>
          <table:table-cell office:value-type="string">
            <text:p>06/06/2019</text:p>
          </table:table-cell>
          <table:table-cell office:value-type="string">
            <text:p>02:01:3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12429">
            <text:p>1.12429</text:p>
          </table:table-cell>
          <table:table-cell table:number-columns-repeated="13"/>
        </table:table-row>
        <table:table-row table:style-name="ro1">
          <table:table-cell office:value-type="float" office:value="8592">
            <text:p>8592</text:p>
          </table:table-cell>
          <table:table-cell office:value-type="string">
            <text:p>06/06/2019</text:p>
          </table:table-cell>
          <table:table-cell office:value-type="string">
            <text:p>02:02:2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593">
            <text:p>8593</text:p>
          </table:table-cell>
          <table:table-cell office:value-type="string">
            <text:p>06/06/2019</text:p>
          </table:table-cell>
          <table:table-cell office:value-type="string">
            <text:p>02:02:2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7.197">
            <text:p>137.197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94">
            <text:p>8594</text:p>
          </table:table-cell>
          <table:table-cell office:value-type="string">
            <text:p>06/06/2019</text:p>
          </table:table-cell>
          <table:table-cell office:value-type="string">
            <text:p>02:02:2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7.297">
            <text:p>137.297</text:p>
          </table:table-cell>
          <table:table-cell table:number-columns-repeated="13"/>
        </table:table-row>
        <table:table-row table:style-name="ro1">
          <table:table-cell office:value-type="float" office:value="8595">
            <text:p>8595</text:p>
          </table:table-cell>
          <table:table-cell office:value-type="string">
            <text:p>06/06/2019</text:p>
          </table:table-cell>
          <table:table-cell office:value-type="string">
            <text:p>02:02:2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37.117">
            <text:p>137.117</text:p>
          </table:table-cell>
          <table:table-cell table:number-columns-repeated="13"/>
        </table:table-row>
        <table:table-row table:style-name="ro1">
          <table:table-cell office:value-type="float" office:value="8596">
            <text:p>8596</text:p>
          </table:table-cell>
          <table:table-cell office:value-type="string">
            <text:p>06/06/2019</text:p>
          </table:table-cell>
          <table:table-cell office:value-type="string">
            <text:p>02:06:1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GBP/JPY</text:p>
          </table:table-cell>
          <table:table-cell office:value-type="float" office:value="137.116">
            <text:p>137.116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7">
            <text:p>-0.0007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597">
            <text:p>8597</text:p>
          </table:table-cell>
          <table:table-cell office:value-type="string">
            <text:p>06/06/2019</text:p>
          </table:table-cell>
          <table:table-cell office:value-type="string">
            <text:p>02:06:1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598">
            <text:p>8598</text:p>
          </table:table-cell>
          <table:table-cell office:value-type="string">
            <text:p>06/06/2019</text:p>
          </table:table-cell>
          <table:table-cell office:value-type="string">
            <text:p>02:07:5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AD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599">
            <text:p>8599</text:p>
          </table:table-cell>
          <table:table-cell office:value-type="string">
            <text:p>06/06/2019</text:p>
          </table:table-cell>
          <table:table-cell office:value-type="string">
            <text:p>02:07:5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AD</text:p>
          </table:table-cell>
          <table:table-cell office:value-type="float" office:value="1.34087">
            <text:p>1.34087</text:p>
          </table:table-cell>
          <table:table-cell office:value-type="float" office:value="10">
            <text:p>10</text:p>
          </table:table-cell>
          <table:table-cell office:value-type="string">
            <text:p>Buy</text:p>
          </table:table-cell>
          <table:table-cell office:value-type="float" office:value="0.0006">
            <text:p>0.000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00">
            <text:p>8600</text:p>
          </table:table-cell>
          <table:table-cell office:value-type="string">
            <text:p>06/06/2019</text:p>
          </table:table-cell>
          <table:table-cell office:value-type="string">
            <text:p>02:07:5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34187">
            <text:p>1.34187</text:p>
          </table:table-cell>
          <table:table-cell table:number-columns-repeated="13"/>
        </table:table-row>
        <table:table-row table:style-name="ro1">
          <table:table-cell office:value-type="float" office:value="8601">
            <text:p>8601</text:p>
          </table:table-cell>
          <table:table-cell office:value-type="string">
            <text:p>06/06/2019</text:p>
          </table:table-cell>
          <table:table-cell office:value-type="string">
            <text:p>02:07:5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33997">
            <text:p>1.33997</text:p>
          </table:table-cell>
          <table:table-cell table:number-columns-repeated="13"/>
        </table:table-row>
        <table:table-row table:style-name="ro1">
          <table:table-cell office:value-type="float" office:value="8602">
            <text:p>8602</text:p>
          </table:table-cell>
          <table:table-cell office:value-type="string">
            <text:p>06/06/2019</text:p>
          </table:table-cell>
          <table:table-cell office:value-type="string">
            <text:p>02:10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603">
            <text:p>8603</text:p>
          </table:table-cell>
          <table:table-cell office:value-type="string">
            <text:p>06/06/2019</text:p>
          </table:table-cell>
          <table:table-cell office:value-type="string">
            <text:p>02:10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233">
            <text:p>1.1233</text:p>
          </table:table-cell>
          <table:table-cell office:value-type="float" office:value="10">
            <text:p>10</text:p>
          </table:table-cell>
          <table:table-cell office:value-type="string">
            <text:p>Sell</text:p>
          </table:table-cell>
          <table:table-cell office:value-type="float" office:value="0.0006">
            <text:p>0.000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04">
            <text:p>8604</text:p>
          </table:table-cell>
          <table:table-cell office:value-type="string">
            <text:p>06/06/2019</text:p>
          </table:table-cell>
          <table:table-cell office:value-type="string">
            <text:p>02:10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1223">
            <text:p>1.1223</text:p>
          </table:table-cell>
          <table:table-cell table:number-columns-repeated="13"/>
        </table:table-row>
        <table:table-row table:style-name="ro1">
          <table:table-cell office:value-type="float" office:value="8605">
            <text:p>8605</text:p>
          </table:table-cell>
          <table:table-cell office:value-type="string">
            <text:p>06/06/2019</text:p>
          </table:table-cell>
          <table:table-cell office:value-type="string">
            <text:p>02:10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1242">
            <text:p>1.1242</text:p>
          </table:table-cell>
          <table:table-cell table:number-columns-repeated="13"/>
        </table:table-row>
        <table:table-row table:style-name="ro1">
          <table:table-cell office:value-type="float" office:value="8606">
            <text:p>8606</text:p>
          </table:table-cell>
          <table:table-cell office:value-type="string">
            <text:p>06/06/2019</text:p>
          </table:table-cell>
          <table:table-cell office:value-type="string">
            <text:p>02:10:5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607">
            <text:p>8607</text:p>
          </table:table-cell>
          <table:table-cell office:value-type="string">
            <text:p>06/06/2019</text:p>
          </table:table-cell>
          <table:table-cell office:value-type="string">
            <text:p>02:10:5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7.161">
            <text:p>137.161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08">
            <text:p>8608</text:p>
          </table:table-cell>
          <table:table-cell office:value-type="string">
            <text:p>06/06/2019</text:p>
          </table:table-cell>
          <table:table-cell office:value-type="string">
            <text:p>02:10:5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7.061">
            <text:p>137.061</text:p>
          </table:table-cell>
          <table:table-cell table:number-columns-repeated="13"/>
        </table:table-row>
        <table:table-row table:style-name="ro1">
          <table:table-cell office:value-type="float" office:value="8609">
            <text:p>8609</text:p>
          </table:table-cell>
          <table:table-cell office:value-type="string">
            <text:p>06/06/2019</text:p>
          </table:table-cell>
          <table:table-cell office:value-type="string">
            <text:p>02:10:5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37.251">
            <text:p>137.251</text:p>
          </table:table-cell>
          <table:table-cell table:number-columns-repeated="13"/>
        </table:table-row>
        <table:table-row table:style-name="ro1">
          <table:table-cell office:value-type="float" office:value="8610">
            <text:p>8610</text:p>
          </table:table-cell>
          <table:table-cell office:value-type="string">
            <text:p>06/06/2019</text:p>
          </table:table-cell>
          <table:table-cell office:value-type="string">
            <text:p>02:23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GBP/JPY</text:p>
          </table:table-cell>
          <table:table-cell office:value-type="float" office:value="137.252">
            <text:p>137.252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8">
            <text:p>-0.0008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11">
            <text:p>8611</text:p>
          </table:table-cell>
          <table:table-cell office:value-type="string">
            <text:p>06/06/2019</text:p>
          </table:table-cell>
          <table:table-cell office:value-type="string">
            <text:p>02:23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612">
            <text:p>8612</text:p>
          </table:table-cell>
          <table:table-cell office:value-type="string">
            <text:p>06/06/2019</text:p>
          </table:table-cell>
          <table:table-cell office:value-type="string">
            <text:p>04:45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EUR/USD</text:p>
          </table:table-cell>
          <table:table-cell office:value-type="float" office:value="1.12249">
            <text:p>1.12249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13">
            <text:p>8613</text:p>
          </table:table-cell>
          <table:table-cell office:value-type="string">
            <text:p>06/06/2019</text:p>
          </table:table-cell>
          <table:table-cell office:value-type="string">
            <text:p>04:45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614">
            <text:p>8614</text:p>
          </table:table-cell>
          <table:table-cell office:value-type="string">
            <text:p>06/06/2019</text:p>
          </table:table-cell>
          <table:table-cell office:value-type="string">
            <text:p>04:45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EUR/USD</text:p>
          </table:table-cell>
          <table:table-cell office:value-type="float" office:value="1.1223">
            <text:p>1.1223</text:p>
          </table:table-cell>
          <table:table-cell office:value-type="float" office:value="10">
            <text:p>10</text:p>
          </table:table-cell>
          <table:table-cell office:value-type="string">
            <text:p>Buy</text:p>
          </table:table-cell>
          <table:table-cell office:value-type="float" office:value="0.0025">
            <text:p>0.0025</text:p>
          </table:table-cell>
          <table:table-cell table:number-columns-repeated="3"/>
          <table:table-cell office:value-type="float" office:value="0.0001">
            <text:p>0.00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615">
            <text:p>8615</text:p>
          </table:table-cell>
          <table:table-cell office:value-type="string">
            <text:p>06/06/2019</text:p>
          </table:table-cell>
          <table:table-cell office:value-type="string">
            <text:p>04:45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616">
            <text:p>8616</text:p>
          </table:table-cell>
          <table:table-cell office:value-type="string">
            <text:p>06/06/2019</text:p>
          </table:table-cell>
          <table:table-cell office:value-type="string">
            <text:p>04:57:3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USD/CAD</text:p>
          </table:table-cell>
          <table:table-cell office:value-type="float" office:value="1.33995">
            <text:p>1.33995</text:p>
          </table:table-cell>
          <table:table-cell office:value-type="float" office:value="10">
            <text:p>10</text:p>
          </table:table-cell>
          <table:table-cell office:value-type="string">
            <text:p>Sell</text:p>
          </table:table-cell>
          <table:table-cell office:value-type="float" office:value="0.0007">
            <text:p>0.0007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69">
            <text:p>-0.0069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17">
            <text:p>8617</text:p>
          </table:table-cell>
          <table:table-cell office:value-type="string">
            <text:p>06/06/2019</text:p>
          </table:table-cell>
          <table:table-cell office:value-type="string">
            <text:p>04:57:3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618">
            <text:p>8618</text:p>
          </table:table-cell>
          <table:table-cell office:value-type="string">
            <text:p>06/06/2019</text:p>
          </table:table-cell>
          <table:table-cell office:value-type="string">
            <text:p>06:16:4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19">
            <text:p>8619</text:p>
          </table:table-cell>
          <table:table-cell office:value-type="string">
            <text:p>06/06/2019</text:p>
          </table:table-cell>
          <table:table-cell office:value-type="string">
            <text:p>06:16:4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2754">
            <text:p>1.12754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20">
            <text:p>8620</text:p>
          </table:table-cell>
          <table:table-cell office:value-type="string">
            <text:p>06/06/2019</text:p>
          </table:table-cell>
          <table:table-cell office:value-type="string">
            <text:p>06:16:4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12854">
            <text:p>1.12854</text:p>
          </table:table-cell>
          <table:table-cell table:number-columns-repeated="13"/>
        </table:table-row>
        <table:table-row table:style-name="ro1">
          <table:table-cell office:value-type="float" office:value="8621">
            <text:p>8621</text:p>
          </table:table-cell>
          <table:table-cell office:value-type="string">
            <text:p>06/06/2019</text:p>
          </table:table-cell>
          <table:table-cell office:value-type="string">
            <text:p>06:16:4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.12674">
            <text:p>1.12674</text:p>
          </table:table-cell>
          <table:table-cell table:number-columns-repeated="13"/>
        </table:table-row>
        <table:table-row table:style-name="ro1">
          <table:table-cell office:value-type="float" office:value="8622">
            <text:p>8622</text:p>
          </table:table-cell>
          <table:table-cell office:value-type="string">
            <text:p>06/06/2019</text:p>
          </table:table-cell>
          <table:table-cell office:value-type="string">
            <text:p>06:17:3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23">
            <text:p>8623</text:p>
          </table:table-cell>
          <table:table-cell office:value-type="string">
            <text:p>06/06/2019</text:p>
          </table:table-cell>
          <table:table-cell office:value-type="string">
            <text:p>06:17:3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7.596">
            <text:p>137.596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24">
            <text:p>8624</text:p>
          </table:table-cell>
          <table:table-cell office:value-type="string">
            <text:p>06/06/2019</text:p>
          </table:table-cell>
          <table:table-cell office:value-type="string">
            <text:p>06:17:3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7.696">
            <text:p>137.696</text:p>
          </table:table-cell>
          <table:table-cell table:number-columns-repeated="13"/>
        </table:table-row>
        <table:table-row table:style-name="ro1">
          <table:table-cell office:value-type="float" office:value="8625">
            <text:p>8625</text:p>
          </table:table-cell>
          <table:table-cell office:value-type="string">
            <text:p>06/06/2019</text:p>
          </table:table-cell>
          <table:table-cell office:value-type="string">
            <text:p>06:17:3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37.506">
            <text:p>137.506</text:p>
          </table:table-cell>
          <table:table-cell table:number-columns-repeated="13"/>
        </table:table-row>
        <table:table-row table:style-name="ro1">
          <table:table-cell office:value-type="float" office:value="8626">
            <text:p>8626</text:p>
          </table:table-cell>
          <table:table-cell office:value-type="string">
            <text:p>06/06/2019</text:p>
          </table:table-cell>
          <table:table-cell office:value-type="string">
            <text:p>06:50:33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JPY</text:p>
          </table:table-cell>
          <table:table-cell office:value-type="float" office:value="137.697">
            <text:p>137.697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09">
            <text:p>0.0009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27">
            <text:p>8627</text:p>
          </table:table-cell>
          <table:table-cell office:value-type="string">
            <text:p>06/06/2019</text:p>
          </table:table-cell>
          <table:table-cell office:value-type="string">
            <text:p>06:50:33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628">
            <text:p>8628</text:p>
          </table:table-cell>
          <table:table-cell office:value-type="string">
            <text:p>06/06/2019</text:p>
          </table:table-cell>
          <table:table-cell office:value-type="string">
            <text:p>07:57:03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EUR/USD</text:p>
          </table:table-cell>
          <table:table-cell office:value-type="float" office:value="1.12674">
            <text:p>1.12674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8">
            <text:p>-0.0008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29">
            <text:p>8629</text:p>
          </table:table-cell>
          <table:table-cell office:value-type="string">
            <text:p>06/06/2019</text:p>
          </table:table-cell>
          <table:table-cell office:value-type="string">
            <text:p>07:57:03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630">
            <text:p>8630</text:p>
          </table:table-cell>
          <table:table-cell office:value-type="string">
            <text:p>06/06/2019</text:p>
          </table:table-cell>
          <table:table-cell office:value-type="string">
            <text:p>08:51:3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31">
            <text:p>8631</text:p>
          </table:table-cell>
          <table:table-cell office:value-type="string">
            <text:p>06/06/2019</text:p>
          </table:table-cell>
          <table:table-cell office:value-type="string">
            <text:p>08:51:3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7.748">
            <text:p>137.748</text:p>
          </table:table-cell>
          <table:table-cell office:value-type="float" office:value="10">
            <text:p>10</text:p>
          </table:table-cell>
          <table:table-cell office:value-type="string">
            <text:p>Buy</text:p>
          </table:table-cell>
          <table:table-cell office:value-type="float" office:value="0.0011">
            <text:p>0.001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32">
            <text:p>8632</text:p>
          </table:table-cell>
          <table:table-cell office:value-type="string">
            <text:p>06/06/2019</text:p>
          </table:table-cell>
          <table:table-cell office:value-type="string">
            <text:p>08:51:3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7.848">
            <text:p>137.848</text:p>
          </table:table-cell>
          <table:table-cell table:number-columns-repeated="13"/>
        </table:table-row>
        <table:table-row table:style-name="ro1">
          <table:table-cell office:value-type="float" office:value="8633">
            <text:p>8633</text:p>
          </table:table-cell>
          <table:table-cell office:value-type="string">
            <text:p>06/06/2019</text:p>
          </table:table-cell>
          <table:table-cell office:value-type="string">
            <text:p>08:51:3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37.658">
            <text:p>137.658</text:p>
          </table:table-cell>
          <table:table-cell table:number-columns-repeated="13"/>
        </table:table-row>
        <table:table-row table:style-name="ro1">
          <table:table-cell office:value-type="float" office:value="8634">
            <text:p>8634</text:p>
          </table:table-cell>
          <table:table-cell office:value-type="string">
            <text:p>06/06/2019</text:p>
          </table:table-cell>
          <table:table-cell office:value-type="string">
            <text:p>08:53:1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635">
            <text:p>8635</text:p>
          </table:table-cell>
          <table:table-cell office:value-type="string">
            <text:p>06/06/2019</text:p>
          </table:table-cell>
          <table:table-cell office:value-type="string">
            <text:p>08:53:1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266">
            <text:p>1.1266</text:p>
          </table:table-cell>
          <table:table-cell office:value-type="float" office:value="10">
            <text:p>10</text:p>
          </table:table-cell>
          <table:table-cell office:value-type="string">
            <text:p>Sell</text:p>
          </table:table-cell>
          <table:table-cell office:value-type="float" office:value="0.0006">
            <text:p>0.000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36">
            <text:p>8636</text:p>
          </table:table-cell>
          <table:table-cell office:value-type="string">
            <text:p>06/06/2019</text:p>
          </table:table-cell>
          <table:table-cell office:value-type="string">
            <text:p>08:53:1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1256">
            <text:p>1.1256</text:p>
          </table:table-cell>
          <table:table-cell table:number-columns-repeated="13"/>
        </table:table-row>
        <table:table-row table:style-name="ro1">
          <table:table-cell office:value-type="float" office:value="8637">
            <text:p>8637</text:p>
          </table:table-cell>
          <table:table-cell office:value-type="string">
            <text:p>06/06/2019</text:p>
          </table:table-cell>
          <table:table-cell office:value-type="string">
            <text:p>08:53:2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</text:p>
          </table:table-cell>
          <table:table-cell table:number-columns-repeated="15"/>
        </table:table-row>
        <table:table-row table:style-name="ro1">
          <table:table-cell office:value-type="float" office:value="8638">
            <text:p>8638</text:p>
          </table:table-cell>
          <table:table-cell office:value-type="string">
            <text:p>06/06/2019</text:p>
          </table:table-cell>
          <table:table-cell office:value-type="string">
            <text:p>08:54:2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639">
            <text:p>8639</text:p>
          </table:table-cell>
          <table:table-cell office:value-type="string">
            <text:p>06/06/2019</text:p>
          </table:table-cell>
          <table:table-cell office:value-type="string">
            <text:p>08:54:2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2658">
            <text:p>1.12658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065">
            <text:p>0.0065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40">
            <text:p>8640</text:p>
          </table:table-cell>
          <table:table-cell office:value-type="string">
            <text:p>06/06/2019</text:p>
          </table:table-cell>
          <table:table-cell office:value-type="string">
            <text:p>08:54:2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12408">
            <text:p>1.12408</text:p>
          </table:table-cell>
          <table:table-cell table:number-columns-repeated="13"/>
        </table:table-row>
        <table:table-row table:style-name="ro1">
          <table:table-cell office:value-type="float" office:value="8641">
            <text:p>8641</text:p>
          </table:table-cell>
          <table:table-cell office:value-type="string">
            <text:p>06/06/2019</text:p>
          </table:table-cell>
          <table:table-cell office:value-type="string">
            <text:p>08:59:4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AD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42">
            <text:p>8642</text:p>
          </table:table-cell>
          <table:table-cell office:value-type="string">
            <text:p>06/06/2019</text:p>
          </table:table-cell>
          <table:table-cell office:value-type="string">
            <text:p>08:59:4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AD</text:p>
          </table:table-cell>
          <table:table-cell office:value-type="float" office:value="1.33571">
            <text:p>1.33571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064">
            <text:p>0.0064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43">
            <text:p>8643</text:p>
          </table:table-cell>
          <table:table-cell office:value-type="string">
            <text:p>06/06/2019</text:p>
          </table:table-cell>
          <table:table-cell office:value-type="string">
            <text:p>08:59:4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33821">
            <text:p>1.33821</text:p>
          </table:table-cell>
          <table:table-cell table:number-columns-repeated="13"/>
        </table:table-row>
        <table:table-row table:style-name="ro1">
          <table:table-cell office:value-type="float" office:value="8644">
            <text:p>8644</text:p>
          </table:table-cell>
          <table:table-cell office:value-type="string">
            <text:p>06/06/2019</text:p>
          </table:table-cell>
          <table:table-cell office:value-type="string">
            <text:p>09:05:3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AUD/USD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45">
            <text:p>8645</text:p>
          </table:table-cell>
          <table:table-cell office:value-type="string">
            <text:p>06/06/2019</text:p>
          </table:table-cell>
          <table:table-cell office:value-type="string">
            <text:p>09:05:3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AUD/USD</text:p>
          </table:table-cell>
          <table:table-cell office:value-type="float" office:value="0.69754">
            <text:p>0.69754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06">
            <text:p>0.00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4">
            <text:p>25.84</text:p>
          </table:table-cell>
          <table:table-cell table:number-columns-repeated="2"/>
        </table:table-row>
        <table:table-row table:style-name="ro1">
          <table:table-cell office:value-type="float" office:value="8646">
            <text:p>8646</text:p>
          </table:table-cell>
          <table:table-cell office:value-type="string">
            <text:p>06/06/2019</text:p>
          </table:table-cell>
          <table:table-cell office:value-type="string">
            <text:p>09:05:3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69954">
            <text:p>0.69954</text:p>
          </table:table-cell>
          <table:table-cell table:number-columns-repeated="13"/>
        </table:table-row>
        <table:table-row table:style-name="ro1">
          <table:table-cell office:value-type="float" office:value="8647">
            <text:p>8647</text:p>
          </table:table-cell>
          <table:table-cell office:value-type="string">
            <text:p>06/07/2019</text:p>
          </table:table-cell>
          <table:table-cell office:value-type="string">
            <text:p>12:21:2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JPY</text:p>
          </table:table-cell>
          <table:table-cell office:value-type="float" office:value="137.849">
            <text:p>137.849</text:p>
          </table:table-cell>
          <table:table-cell office:value-type="float" office:value="10">
            <text:p>10</text:p>
          </table:table-cell>
          <table:table-cell office:value-type="string">
            <text:p>Sell</text:p>
          </table:table-cell>
          <table:table-cell office:value-type="float" office:value="0.001">
            <text:p>0.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93">
            <text:p>0.0093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648">
            <text:p>8648</text:p>
          </table:table-cell>
          <table:table-cell office:value-type="string">
            <text:p>06/07/2019</text:p>
          </table:table-cell>
          <table:table-cell office:value-type="string">
            <text:p>12:50:5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49">
            <text:p>8649</text:p>
          </table:table-cell>
          <table:table-cell office:value-type="string">
            <text:p>06/07/2019</text:p>
          </table:table-cell>
          <table:table-cell office:value-type="string">
            <text:p>12:50:5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7.992">
            <text:p>137.992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101">
            <text:p>0.01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650">
            <text:p>8650</text:p>
          </table:table-cell>
          <table:table-cell office:value-type="string">
            <text:p>06/07/2019</text:p>
          </table:table-cell>
          <table:table-cell office:value-type="string">
            <text:p>12:50:5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8.196">
            <text:p>138.196</text:p>
          </table:table-cell>
          <table:table-cell table:number-columns-repeated="13"/>
        </table:table-row>
        <table:table-row table:style-name="ro1">
          <table:table-cell office:value-type="float" office:value="8651">
            <text:p>8651</text:p>
          </table:table-cell>
          <table:table-cell office:value-type="string">
            <text:p>06/07/2019</text:p>
          </table:table-cell>
          <table:table-cell office:value-type="string">
            <text:p>03:00:2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EUR/USD</text:p>
          </table:table-cell>
          <table:table-cell office:value-type="float" office:value="1.1256">
            <text:p>1.1256</text:p>
          </table:table-cell>
          <table:table-cell office:value-type="float" office:value="10">
            <text:p>10</text:p>
          </table:table-cell>
          <table:table-cell office:value-type="string">
            <text:p>Buy</text:p>
          </table:table-cell>
          <table:table-cell office:value-type="float" office:value="0.0006">
            <text:p>0.0006</text:p>
          </table:table-cell>
          <table:table-cell table:number-columns-repeated="3"/>
          <table:table-cell office:value-type="float" office:value="0.0002">
            <text:p>0.00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25.86">
            <text:p>25.86</text:p>
          </table:table-cell>
          <table:table-cell table:number-columns-repeated="2"/>
        </table:table-row>
        <table:table-row table:style-name="ro1">
          <table:table-cell office:value-type="float" office:value="8652">
            <text:p>8652</text:p>
          </table:table-cell>
          <table:table-cell office:value-type="string">
            <text:p>06/07/2019</text:p>
          </table:table-cell>
          <table:table-cell office:value-type="string">
            <text:p>05:39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AUD/USD</text:p>
          </table:table-cell>
          <table:table-cell office:value-type="float" office:value="0.69955">
            <text:p>0.69955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07">
            <text:p>0.007</text:p>
          </table:table-cell>
          <table:table-cell table:number-columns-repeated="3"/>
          <table:table-cell office:value-type="float" office:value="-0.0012">
            <text:p>-0.0012</text:p>
          </table:table-cell>
          <table:table-cell office:value-type="float" office:value="0">
            <text:p>0</text:p>
          </table:table-cell>
          <table:table-cell office:value-type="float" office:value="0.201">
            <text:p>0.201</text:p>
          </table:table-cell>
          <table:table-cell/>
          <table:table-cell office:value-type="float" office:value="26.06">
            <text:p>26.06</text:p>
          </table:table-cell>
          <table:table-cell table:number-columns-repeated="2"/>
        </table:table-row>
        <table:table-row table:style-name="ro1">
          <table:table-cell office:value-type="float" office:value="8653">
            <text:p>8653</text:p>
          </table:table-cell>
          <table:table-cell office:value-type="string">
            <text:p>06/0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0.0049">
            <text:p>0.0049</text:p>
          </table:table-cell>
          <table:table-cell table:number-columns-repeated="3"/>
          <table:table-cell office:value-type="float" office:value="26.07">
            <text:p>26.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0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39">
            <text:p>8639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0.0047">
            <text:p>0.004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0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42">
            <text:p>8642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0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49">
            <text:p>864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 office:value-type="float" office:value="8654">
            <text:p>8654</text:p>
          </table:table-cell>
          <table:table-cell office:value-type="string">
            <text:p>06/0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0.0075">
            <text:p>0.0075</text:p>
          </table:table-cell>
          <table:table-cell table:number-columns-repeated="3"/>
          <table:table-cell office:value-type="float" office:value="26.07">
            <text:p>26.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0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39">
            <text:p>8639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0.007">
            <text:p>0.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0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42">
            <text:p>8642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0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49">
            <text:p>864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 office:value-type="float" office:value="8655">
            <text:p>8655</text:p>
          </table:table-cell>
          <table:table-cell office:value-type="string">
            <text:p>06/0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0.0075">
            <text:p>0.0075</text:p>
          </table:table-cell>
          <table:table-cell table:number-columns-repeated="3"/>
          <table:table-cell office:value-type="float" office:value="26.08">
            <text:p>26.0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0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39">
            <text:p>8639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0.007">
            <text:p>0.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0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42">
            <text:p>8642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0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49">
            <text:p>864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 office:value-type="float" office:value="8656">
            <text:p>8656</text:p>
          </table:table-cell>
          <table:table-cell office:value-type="string">
            <text:p>06/10/2019</text:p>
          </table:table-cell>
          <table:table-cell office:value-type="string">
            <text:p>12:44:4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AUD/USD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57">
            <text:p>8657</text:p>
          </table:table-cell>
          <table:table-cell office:value-type="string">
            <text:p>06/10/2019</text:p>
          </table:table-cell>
          <table:table-cell office:value-type="string">
            <text:p>12:44:4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AUD/USD</text:p>
          </table:table-cell>
          <table:table-cell office:value-type="float" office:value="0.69649">
            <text:p>0.69649</text:p>
          </table:table-cell>
          <table:table-cell office:value-type="float" office:value="10">
            <text:p>10</text:p>
          </table:table-cell>
          <table:table-cell office:value-type="string">
            <text:p>Buy</text:p>
          </table:table-cell>
          <table:table-cell office:value-type="float" office:value="0.0006">
            <text:p>0.000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08">
            <text:p>26.08</text:p>
          </table:table-cell>
          <table:table-cell table:number-columns-repeated="2"/>
        </table:table-row>
        <table:table-row table:style-name="ro1">
          <table:table-cell office:value-type="float" office:value="8658">
            <text:p>8658</text:p>
          </table:table-cell>
          <table:table-cell office:value-type="string">
            <text:p>06/10/2019</text:p>
          </table:table-cell>
          <table:table-cell office:value-type="string">
            <text:p>12:44:4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69853">
            <text:p>0.69853</text:p>
          </table:table-cell>
          <table:table-cell table:number-columns-repeated="13"/>
        </table:table-row>
        <table:table-row table:style-name="ro1">
          <table:table-cell office:value-type="float" office:value="8659">
            <text:p>8659</text:p>
          </table:table-cell>
          <table:table-cell office:value-type="string">
            <text:p>06/10/2019</text:p>
          </table:table-cell>
          <table:table-cell office:value-type="string">
            <text:p>01:05:1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JPY</text:p>
          </table:table-cell>
          <table:table-cell office:value-type="float" office:value="138.198">
            <text:p>138.198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097">
            <text:p>0.0097</text:p>
          </table:table-cell>
          <table:table-cell table:number-columns-repeated="3"/>
          <table:table-cell office:value-type="float" office:value="0.0001">
            <text:p>0.0001</text:p>
          </table:table-cell>
          <table:table-cell office:value-type="float" office:value="0">
            <text:p>0</text:p>
          </table:table-cell>
          <table:table-cell office:value-type="float" office:value="0.1895">
            <text:p>0.1895</text:p>
          </table:table-cell>
          <table:table-cell/>
          <table:table-cell office:value-type="float" office:value="26.27">
            <text:p>26.27</text:p>
          </table:table-cell>
          <table:table-cell table:number-columns-repeated="2"/>
        </table:table-row>
        <table:table-row table:style-name="ro1">
          <table:table-cell office:value-type="float" office:value="8660">
            <text:p>8660</text:p>
          </table:table-cell>
          <table:table-cell office:value-type="string">
            <text:p>06/10/2019</text:p>
          </table:table-cell>
          <table:table-cell office:value-type="string">
            <text:p>01:30:5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IF_TOUCHED_ORDER</text:p>
          </table:table-cell>
          <table:table-cell office:value-type="string">
            <text:p>CLIENT_ORDER</text:p>
          </table:table-cell>
          <table:table-cell office:value-type="string">
            <text:p>USD/CAD</text:p>
          </table:table-cell>
          <table:table-cell office:value-type="float" office:value="1.3255">
            <text:p>1.3255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61">
            <text:p>8661</text:p>
          </table:table-cell>
          <table:table-cell office:value-type="string">
            <text:p>06/10/2019</text:p>
          </table:table-cell>
          <table:table-cell office:value-type="string">
            <text:p>02:22:1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IF_TOUCHED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 office:value-type="float" office:value="137.6">
            <text:p>137.6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62">
            <text:p>8662</text:p>
          </table:table-cell>
          <table:table-cell office:value-type="string">
            <text:p>06/10/2019</text:p>
          </table:table-cell>
          <table:table-cell office:value-type="string">
            <text:p>04:01:1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IF_TOUCHED_ORDER</text:p>
          </table:table-cell>
          <table:table-cell office:value-type="string">
            <text:p>GBP/JPY</text:p>
          </table:table-cell>
          <table:table-cell office:value-type="float" office:value="137.6">
            <text:p>137.6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office:value-type="float" office:value="0.0112">
            <text:p>0.011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27">
            <text:p>26.27</text:p>
          </table:table-cell>
          <table:table-cell table:number-columns-repeated="2"/>
        </table:table-row>
        <table:table-row table:style-name="ro1">
          <table:table-cell office:value-type="float" office:value="8663">
            <text:p>8663</text:p>
          </table:table-cell>
          <table:table-cell office:value-type="string">
            <text:p>06/10/2019</text:p>
          </table:table-cell>
          <table:table-cell office:value-type="string">
            <text:p>06:31:4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IF_TOUCHED_ORDER</text:p>
          </table:table-cell>
          <table:table-cell office:value-type="string">
            <text:p>USD/CAD</text:p>
          </table:table-cell>
          <table:table-cell office:value-type="float" office:value="1.32549">
            <text:p>1.32549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office:value-type="float" office:value="0.0057">
            <text:p>0.0057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27">
            <text:p>26.27</text:p>
          </table:table-cell>
          <table:table-cell table:number-columns-repeated="2"/>
        </table:table-row>
        <table:table-row table:style-name="ro1">
          <table:table-cell office:value-type="float" office:value="8664">
            <text:p>8664</text:p>
          </table:table-cell>
          <table:table-cell office:value-type="string">
            <text:p>06/10/2019</text:p>
          </table:table-cell>
          <table:table-cell office:value-type="string">
            <text:p>08:02:5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AUD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665">
            <text:p>8665</text:p>
          </table:table-cell>
          <table:table-cell office:value-type="string">
            <text:p>06/10/2019</text:p>
          </table:table-cell>
          <table:table-cell office:value-type="string">
            <text:p>08:02:5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AUD</text:p>
          </table:table-cell>
          <table:table-cell office:value-type="float" office:value="1.6239">
            <text:p>1.6239</text:p>
          </table:table-cell>
          <table:table-cell office:value-type="float" office:value="10">
            <text:p>10</text:p>
          </table:table-cell>
          <table:table-cell office:value-type="string">
            <text:p>Sell</text:p>
          </table:table-cell>
          <table:table-cell office:value-type="float" office:value="0.0007">
            <text:p>0.0007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27">
            <text:p>26.27</text:p>
          </table:table-cell>
          <table:table-cell table:number-columns-repeated="2"/>
        </table:table-row>
        <table:table-row table:style-name="ro1">
          <table:table-cell office:value-type="float" office:value="8666">
            <text:p>8666</text:p>
          </table:table-cell>
          <table:table-cell office:value-type="string">
            <text:p>06/10/2019</text:p>
          </table:table-cell>
          <table:table-cell office:value-type="string">
            <text:p>08:02:5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62145">
            <text:p>1.62145</text:p>
          </table:table-cell>
          <table:table-cell table:number-columns-repeated="13"/>
        </table:table-row>
        <table:table-row table:style-name="ro1">
          <table:table-cell office:value-type="float" office:value="8667">
            <text:p>8667</text:p>
          </table:table-cell>
          <table:table-cell office:value-type="string">
            <text:p>06/10/2019</text:p>
          </table:table-cell>
          <table:table-cell office:value-type="string">
            <text:p>08:07:5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37.847">
            <text:p>137.847</text:p>
          </table:table-cell>
          <table:table-cell table:number-columns-repeated="13"/>
        </table:table-row>
        <table:table-row table:style-name="ro1">
          <table:table-cell office:value-type="float" office:value="8668">
            <text:p>8668</text:p>
          </table:table-cell>
          <table:table-cell office:value-type="string">
            <text:p>06/10/2019</text:p>
          </table:table-cell>
          <table:table-cell office:value-type="string">
            <text:p>08:08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.32817">
            <text:p>1.32817</text:p>
          </table:table-cell>
          <table:table-cell table:number-columns-repeated="13"/>
        </table:table-row>
        <table:table-row table:style-name="ro1">
          <table:table-cell office:value-type="float" office:value="8669">
            <text:p>8669</text:p>
          </table:table-cell>
          <table:table-cell office:value-type="string">
            <text:p>06/1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0.0071">
            <text:p>0.0071</text:p>
          </table:table-cell>
          <table:table-cell table:number-columns-repeated="3"/>
          <table:table-cell office:value-type="float" office:value="26.28">
            <text:p>26.2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1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39">
            <text:p>8639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0.007">
            <text:p>0.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65">
            <text:p>8665</text:p>
          </table:table-cell>
          <table:table-cell office:value-type="string">
            <text:p>EUR/AU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42">
            <text:p>8642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63">
            <text:p>8663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62">
            <text:p>8662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57">
            <text:p>8657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02">
            <text:p>-0.0002</text:p>
          </table:table-cell>
          <table:table-cell table:number-columns-repeated="5"/>
        </table:table-row>
        <table:table-row table:style-name="ro1">
          <table:table-cell office:value-type="float" office:value="8670">
            <text:p>8670</text:p>
          </table:table-cell>
          <table:table-cell office:value-type="string">
            <text:p>06/11/2019</text:p>
          </table:table-cell>
          <table:table-cell office:value-type="string">
            <text:p>12:35:3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8671">
            <text:p>8671</text:p>
          </table:table-cell>
          <table:table-cell office:value-type="string">
            <text:p>06/11/2019</text:p>
          </table:table-cell>
          <table:table-cell office:value-type="string">
            <text:p>12:35:3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REPLACEMENT</text:p>
          </table:table-cell>
          <table:table-cell/>
          <table:table-cell office:value-type="float" office:value="137.994">
            <text:p>137.994</text:p>
          </table:table-cell>
          <table:table-cell table:number-columns-repeated="13"/>
        </table:table-row>
        <table:table-row table:style-name="ro1">
          <table:table-cell office:value-type="float" office:value="8672">
            <text:p>8672</text:p>
          </table:table-cell>
          <table:table-cell office:value-type="string">
            <text:p>06/11/2019</text:p>
          </table:table-cell>
          <table:table-cell office:value-type="string">
            <text:p>01:30:5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JPY</text:p>
          </table:table-cell>
          <table:table-cell office:value-type="float" office:value="137.994">
            <text:p>137.994</text:p>
          </table:table-cell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office:value-type="float" office:value="0.0144">
            <text:p>0.0144</text:p>
          </table:table-cell>
          <table:table-cell table:number-columns-repeated="3"/>
          <table:table-cell office:value-type="float" office:value="0.0002">
            <text:p>0.0002</text:p>
          </table:table-cell>
          <table:table-cell office:value-type="float" office:value="0">
            <text:p>0</text:p>
          </table:table-cell>
          <table:table-cell office:value-type="float" office:value="0.3663">
            <text:p>0.3663</text:p>
          </table:table-cell>
          <table:table-cell/>
          <table:table-cell office:value-type="float" office:value="26.65">
            <text:p>26.65</text:p>
          </table:table-cell>
          <table:table-cell table:number-columns-repeated="2"/>
        </table:table-row>
        <table:table-row table:style-name="ro1">
          <table:table-cell office:value-type="float" office:value="8673">
            <text:p>8673</text:p>
          </table:table-cell>
          <table:table-cell office:value-type="string">
            <text:p>06/11/2019</text:p>
          </table:table-cell>
          <table:table-cell office:value-type="string">
            <text:p>01:36:2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IF_TOUCHED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 office:value-type="float" office:value="138.25">
            <text:p>138.25</text:p>
          </table:table-cell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674">
            <text:p>8674</text:p>
          </table:table-cell>
          <table:table-cell office:value-type="string">
            <text:p>06/11/2019</text:p>
          </table:table-cell>
          <table:table-cell office:value-type="string">
            <text:p>01:38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AUD/USD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75">
            <text:p>8675</text:p>
          </table:table-cell>
          <table:table-cell office:value-type="string">
            <text:p>06/11/2019</text:p>
          </table:table-cell>
          <table:table-cell office:value-type="string">
            <text:p>01:38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AUD/USD</text:p>
          </table:table-cell>
          <table:table-cell office:value-type="float" office:value="0.69549">
            <text:p>0.69549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office:value-type="float" office:value="0.0056">
            <text:p>0.005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65">
            <text:p>26.65</text:p>
          </table:table-cell>
          <table:table-cell table:number-columns-repeated="2"/>
        </table:table-row>
        <table:table-row table:style-name="ro1">
          <table:table-cell office:value-type="float" office:value="8676">
            <text:p>8676</text:p>
          </table:table-cell>
          <table:table-cell office:value-type="string">
            <text:p>06/11/2019</text:p>
          </table:table-cell>
          <table:table-cell office:value-type="string">
            <text:p>01:38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69799">
            <text:p>0.69799</text:p>
          </table:table-cell>
          <table:table-cell table:number-columns-repeated="13"/>
        </table:table-row>
        <table:table-row table:style-name="ro1">
          <table:table-cell office:value-type="float" office:value="8677">
            <text:p>8677</text:p>
          </table:table-cell>
          <table:table-cell office:value-type="string">
            <text:p>06/11/2019</text:p>
          </table:table-cell>
          <table:table-cell office:value-type="string">
            <text:p>03:22:1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IF_TOUCHED_ORDER</text:p>
          </table:table-cell>
          <table:table-cell office:value-type="string">
            <text:p>GBP/JPY</text:p>
          </table:table-cell>
          <table:table-cell office:value-type="float" office:value="138.251">
            <text:p>138.251</text:p>
          </table:table-cell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office:value-type="float" office:value="0.0116">
            <text:p>0.011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65">
            <text:p>26.65</text:p>
          </table:table-cell>
          <table:table-cell table:number-columns-repeated="2"/>
        </table:table-row>
        <table:table-row table:style-name="ro1">
          <table:table-cell office:value-type="float" office:value="8678">
            <text:p>8678</text:p>
          </table:table-cell>
          <table:table-cell office:value-type="string">
            <text:p>06/11/2019</text:p>
          </table:table-cell>
          <table:table-cell office:value-type="string">
            <text:p>03:22:1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8">
            <text:p>138</text:p>
          </table:table-cell>
          <table:table-cell table:number-columns-repeated="13"/>
        </table:table-row>
        <table:table-row table:style-name="ro1">
          <table:table-cell office:value-type="float" office:value="8679">
            <text:p>8679</text:p>
          </table:table-cell>
          <table:table-cell office:value-type="string">
            <text:p>06/11/2019</text:p>
          </table:table-cell>
          <table:table-cell office:value-type="string">
            <text:p>06:28:4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GBP/JPY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80">
            <text:p>8680</text:p>
          </table:table-cell>
          <table:table-cell office:value-type="string">
            <text:p>06/11/2019</text:p>
          </table:table-cell>
          <table:table-cell office:value-type="string">
            <text:p>06:28:4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GBP/JPY</text:p>
          </table:table-cell>
          <table:table-cell office:value-type="float" office:value="138.215">
            <text:p>138.215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office:value-type="float" office:value="0.0107">
            <text:p>0.0107</text:p>
          </table:table-cell>
          <table:table-cell table:number-columns-repeated="3"/>
          <table:table-cell office:value-type="float" office:value="-0.0007">
            <text:p>-0.0007</text:p>
          </table:table-cell>
          <table:table-cell office:value-type="float" office:value="0">
            <text:p>0</text:p>
          </table:table-cell>
          <table:table-cell office:value-type="float" office:value="0.0335">
            <text:p>0.0335</text:p>
          </table:table-cell>
          <table:table-cell/>
          <table:table-cell office:value-type="float" office:value="26.68">
            <text:p>26.68</text:p>
          </table:table-cell>
          <table:table-cell table:number-columns-repeated="2"/>
        </table:table-row>
        <table:table-row table:style-name="ro1">
          <table:table-cell office:value-type="float" office:value="8681">
            <text:p>8681</text:p>
          </table:table-cell>
          <table:table-cell office:value-type="string">
            <text:p>06/11/2019</text:p>
          </table:table-cell>
          <table:table-cell office:value-type="string">
            <text:p>06:28:4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682">
            <text:p>8682</text:p>
          </table:table-cell>
          <table:table-cell office:value-type="string">
            <text:p>06/11/2019</text:p>
          </table:table-cell>
          <table:table-cell office:value-type="string">
            <text:p>06:29:1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83">
            <text:p>8683</text:p>
          </table:table-cell>
          <table:table-cell office:value-type="string">
            <text:p>06/11/2019</text:p>
          </table:table-cell>
          <table:table-cell office:value-type="string">
            <text:p>06:29:1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8.196">
            <text:p>138.196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office:value-type="float" office:value="0.0102">
            <text:p>0.010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68">
            <text:p>26.68</text:p>
          </table:table-cell>
          <table:table-cell table:number-columns-repeated="2"/>
        </table:table-row>
        <table:table-row table:style-name="ro1">
          <table:table-cell office:value-type="float" office:value="8684">
            <text:p>8684</text:p>
          </table:table-cell>
          <table:table-cell office:value-type="string">
            <text:p>06/11/2019</text:p>
          </table:table-cell>
          <table:table-cell office:value-type="string">
            <text:p>06:29:1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8.396">
            <text:p>138.396</text:p>
          </table:table-cell>
          <table:table-cell table:number-columns-repeated="13"/>
        </table:table-row>
        <table:table-row table:style-name="ro1">
          <table:table-cell office:value-type="float" office:value="8685">
            <text:p>8685</text:p>
          </table:table-cell>
          <table:table-cell office:value-type="string">
            <text:p>06/11/2019</text:p>
          </table:table-cell>
          <table:table-cell office:value-type="string">
            <text:p>07:51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USD/CAD</text:p>
          </table:table-cell>
          <table:table-cell office:value-type="float" office:value="1.32817">
            <text:p>1.32817</text:p>
          </table:table-cell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office:value-type="float" office:value="0.0061">
            <text:p>0.0061</text:p>
          </table:table-cell>
          <table:table-cell table:number-columns-repeated="3"/>
          <table:table-cell office:value-type="float" office:value="0.0002">
            <text:p>0.0002</text:p>
          </table:table-cell>
          <table:table-cell office:value-type="float" office:value="0">
            <text:p>0</text:p>
          </table:table-cell>
          <table:table-cell office:value-type="float" office:value="0.2038">
            <text:p>0.2038</text:p>
          </table:table-cell>
          <table:table-cell/>
          <table:table-cell office:value-type="float" office:value="26.88">
            <text:p>26.88</text:p>
          </table:table-cell>
          <table:table-cell table:number-columns-repeated="2"/>
        </table:table-row>
        <table:table-row table:style-name="ro1">
          <table:table-cell office:value-type="float" office:value="8686">
            <text:p>8686</text:p>
          </table:table-cell>
          <table:table-cell office:value-type="string">
            <text:p>06/1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0.0057">
            <text:p>0.0057</text:p>
          </table:table-cell>
          <table:table-cell table:number-columns-repeated="3"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1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39">
            <text:p>8639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0.007">
            <text:p>0.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65">
            <text:p>8665</text:p>
          </table:table-cell>
          <table:table-cell office:value-type="string">
            <text:p>EUR/AUD</text:p>
          </table:table-cell>
          <table:table-cell table:number-columns-repeated="7"/>
          <table:table-cell office:value-type="float" office:value="0.0003">
            <text:p>0.0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42">
            <text:p>8642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83">
            <text:p>868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57">
            <text:p>8657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03">
            <text:p>-0.0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75">
            <text:p>8675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15">
            <text:p>-0.0015</text:p>
          </table:table-cell>
          <table:table-cell table:number-columns-repeated="5"/>
        </table:table-row>
        <table:table-row table:style-name="ro1">
          <table:table-cell office:value-type="float" office:value="8687">
            <text:p>8687</text:p>
          </table:table-cell>
          <table:table-cell office:value-type="string">
            <text:p>06/12/2019</text:p>
          </table:table-cell>
          <table:table-cell office:value-type="string">
            <text:p>12:51:5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88">
            <text:p>8688</text:p>
          </table:table-cell>
          <table:table-cell office:value-type="string">
            <text:p>06/12/2019</text:p>
          </table:table-cell>
          <table:table-cell office:value-type="string">
            <text:p>12:51:5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7.971">
            <text:p>137.971</text:p>
          </table:table-cell>
          <table:table-cell office:value-type="float" office:value="102">
            <text:p>102</text:p>
          </table:table-cell>
          <table:table-cell office:value-type="string">
            <text:p>Buy</text:p>
          </table:table-cell>
          <table:table-cell office:value-type="float" office:value="0.0104">
            <text:p>0.0104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 office:value-type="float" office:value="8689">
            <text:p>8689</text:p>
          </table:table-cell>
          <table:table-cell office:value-type="string">
            <text:p>06/12/2019</text:p>
          </table:table-cell>
          <table:table-cell office:value-type="string">
            <text:p>12:51:5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8.221">
            <text:p>138.221</text:p>
          </table:table-cell>
          <table:table-cell table:number-columns-repeated="13"/>
        </table:table-row>
        <table:table-row table:style-name="ro1">
          <table:table-cell office:value-type="float" office:value="8690">
            <text:p>8690</text:p>
          </table:table-cell>
          <table:table-cell office:value-type="string">
            <text:p>06/12/2019</text:p>
          </table:table-cell>
          <table:table-cell office:value-type="string">
            <text:p>12:53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AUD/USD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691">
            <text:p>8691</text:p>
          </table:table-cell>
          <table:table-cell office:value-type="string">
            <text:p>06/12/2019</text:p>
          </table:table-cell>
          <table:table-cell office:value-type="string">
            <text:p>12:53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AUD/USD</text:p>
          </table:table-cell>
          <table:table-cell office:value-type="float" office:value="0.6953">
            <text:p>0.6953</text:p>
          </table:table-cell>
          <table:table-cell office:value-type="float" office:value="10">
            <text:p>10</text:p>
          </table:table-cell>
          <table:table-cell office:value-type="string">
            <text:p>Sell</text:p>
          </table:table-cell>
          <table:table-cell office:value-type="float" office:value="0.0006">
            <text:p>0.0006</text:p>
          </table:table-cell>
          <table:table-cell table:number-columns-repeated="3"/>
          <table:table-cell office:value-type="float" office:value="-0.0002">
            <text:p>-0.0002</text:p>
          </table:table-cell>
          <table:table-cell office:value-type="float" office:value="0">
            <text:p>0</text:p>
          </table:table-cell>
          <table:table-cell office:value-type="float" office:value="-0.0119">
            <text:p>-0.0119</text:p>
          </table:table-cell>
          <table:table-cell/>
          <table:table-cell office:value-type="float" office:value="26.88">
            <text:p>26.88</text:p>
          </table:table-cell>
          <table:table-cell table:number-columns-repeated="2"/>
        </table:table-row>
        <table:table-row table:style-name="ro1">
          <table:table-cell office:value-type="float" office:value="8692">
            <text:p>8692</text:p>
          </table:table-cell>
          <table:table-cell office:value-type="string">
            <text:p>06/12/2019</text:p>
          </table:table-cell>
          <table:table-cell office:value-type="string">
            <text:p>12:53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693">
            <text:p>8693</text:p>
          </table:table-cell>
          <table:table-cell office:value-type="string">
            <text:p>06/12/2019</text:p>
          </table:table-cell>
          <table:table-cell office:value-type="string">
            <text:p>12:53:2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AUD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94">
            <text:p>8694</text:p>
          </table:table-cell>
          <table:table-cell office:value-type="string">
            <text:p>06/12/2019</text:p>
          </table:table-cell>
          <table:table-cell office:value-type="string">
            <text:p>12:53:2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AUD</text:p>
          </table:table-cell>
          <table:table-cell office:value-type="float" office:value="1.6304">
            <text:p>1.6304</text:p>
          </table:table-cell>
          <table:table-cell office:value-type="float" office:value="10">
            <text:p>10</text:p>
          </table:table-cell>
          <table:table-cell office:value-type="string">
            <text:p>Buy</text:p>
          </table:table-cell>
          <table:table-cell office:value-type="float" office:value="0.0008">
            <text:p>0.0008</text:p>
          </table:table-cell>
          <table:table-cell table:number-columns-repeated="3"/>
          <table:table-cell office:value-type="float" office:value="0.0002">
            <text:p>0.0002</text:p>
          </table:table-cell>
          <table:table-cell office:value-type="float" office:value="0">
            <text:p>0</text:p>
          </table:table-cell>
          <table:table-cell office:value-type="float" office:value="-0.0452">
            <text:p>-0.0452</text:p>
          </table:table-cell>
          <table:table-cell/>
          <table:table-cell office:value-type="float" office:value="26.83">
            <text:p>26.83</text:p>
          </table:table-cell>
          <table:table-cell table:number-columns-repeated="2"/>
        </table:table-row>
        <table:table-row table:style-name="ro1">
          <table:table-cell office:value-type="float" office:value="8695">
            <text:p>8695</text:p>
          </table:table-cell>
          <table:table-cell office:value-type="string">
            <text:p>06/12/2019</text:p>
          </table:table-cell>
          <table:table-cell office:value-type="string">
            <text:p>12:53:2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696">
            <text:p>8696</text:p>
          </table:table-cell>
          <table:table-cell office:value-type="string">
            <text:p>06/12/2019</text:p>
          </table:table-cell>
          <table:table-cell office:value-type="string">
            <text:p>03:31:1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JPY</text:p>
          </table:table-cell>
          <table:table-cell office:value-type="float" office:value="138.222">
            <text:p>138.222</text:p>
          </table:table-cell>
          <table:table-cell office:value-type="float" office:value="102">
            <text:p>102</text:p>
          </table:table-cell>
          <table:table-cell office:value-type="string">
            <text:p>Sell</text:p>
          </table:table-cell>
          <table:table-cell office:value-type="float" office:value="0.0118">
            <text:p>0.0118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2363">
            <text:p>0.2363</text:p>
          </table:table-cell>
          <table:table-cell/>
          <table:table-cell office:value-type="float" office:value="27.07">
            <text:p>27.07</text:p>
          </table:table-cell>
          <table:table-cell table:number-columns-repeated="2"/>
        </table:table-row>
        <table:table-row table:style-name="ro1">
          <table:table-cell office:value-type="float" office:value="8697">
            <text:p>8697</text:p>
          </table:table-cell>
          <table:table-cell office:value-type="string">
            <text:p>06/12/2019</text:p>
          </table:table-cell>
          <table:table-cell office:value-type="string">
            <text:p>04:19:5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IF_TOUCHED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 office:value-type="float" office:value="137.85">
            <text:p>137.85</text:p>
          </table:table-cell>
          <table:table-cell office:value-type="float" office:value="103">
            <text:p>103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698">
            <text:p>8698</text:p>
          </table:table-cell>
          <table:table-cell office:value-type="string">
            <text:p>06/12/2019</text:p>
          </table:table-cell>
          <table:table-cell office:value-type="string">
            <text:p>08:43:0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IF_TOUCHED_ORDER</text:p>
          </table:table-cell>
          <table:table-cell office:value-type="string">
            <text:p>GBP/JPY</text:p>
          </table:table-cell>
          <table:table-cell office:value-type="float" office:value="137.849">
            <text:p>137.849</text:p>
          </table:table-cell>
          <table:table-cell office:value-type="float" office:value="103">
            <text:p>103</text:p>
          </table:table-cell>
          <table:table-cell office:value-type="string">
            <text:p>Buy</text:p>
          </table:table-cell>
          <table:table-cell office:value-type="float" office:value="0.0142">
            <text:p>0.014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07">
            <text:p>27.07</text:p>
          </table:table-cell>
          <table:table-cell table:number-columns-repeated="2"/>
        </table:table-row>
        <table:table-row table:style-name="ro1">
          <table:table-cell office:value-type="float" office:value="8699">
            <text:p>8699</text:p>
          </table:table-cell>
          <table:table-cell office:value-type="string">
            <text:p>06/12/2019</text:p>
          </table:table-cell>
          <table:table-cell office:value-type="string">
            <text:p>10:17:3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USD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00">
            <text:p>8700</text:p>
          </table:table-cell>
          <table:table-cell office:value-type="string">
            <text:p>06/12/2019</text:p>
          </table:table-cell>
          <table:table-cell office:value-type="string">
            <text:p>10:17:3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USD</text:p>
          </table:table-cell>
          <table:table-cell office:value-type="float" office:value="1.12982">
            <text:p>1.12982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06">
            <text:p>0.006</text:p>
          </table:table-cell>
          <table:table-cell table:number-columns-repeated="3"/>
          <table:table-cell office:value-type="float" office:value="0.0062">
            <text:p>0.0062</text:p>
          </table:table-cell>
          <table:table-cell office:value-type="float" office:value="0">
            <text:p>0</text:p>
          </table:table-cell>
          <table:table-cell office:value-type="float" office:value="-0.324">
            <text:p>-0.324</text:p>
          </table:table-cell>
          <table:table-cell/>
          <table:table-cell office:value-type="float" office:value="26.75">
            <text:p>26.75</text:p>
          </table:table-cell>
          <table:table-cell table:number-columns-repeated="2"/>
        </table:table-row>
        <table:table-row table:style-name="ro1">
          <table:table-cell office:value-type="float" office:value="8701">
            <text:p>8701</text:p>
          </table:table-cell>
          <table:table-cell office:value-type="string">
            <text:p>06/12/2019</text:p>
          </table:table-cell>
          <table:table-cell office:value-type="string">
            <text:p>10:17:3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702">
            <text:p>8702</text:p>
          </table:table-cell>
          <table:table-cell office:value-type="string">
            <text:p>06/1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28">
            <text:p>-0.0028</text:p>
          </table:table-cell>
          <table:table-cell table:number-columns-repeated="3"/>
          <table:table-cell office:value-type="float" office:value="26.75">
            <text:p>26.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1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42">
            <text:p>8642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83">
            <text:p>868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98">
            <text:p>869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75">
            <text:p>8675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34">
            <text:p>-0.0034</text:p>
          </table:table-cell>
          <table:table-cell table:number-columns-repeated="5"/>
        </table:table-row>
        <table:table-row table:style-name="ro1">
          <table:table-cell office:value-type="float" office:value="8703">
            <text:p>8703</text:p>
          </table:table-cell>
          <table:table-cell office:value-type="string">
            <text:p>06/1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25">
            <text:p>-0.0025</text:p>
          </table:table-cell>
          <table:table-cell table:number-columns-repeated="3"/>
          <table:table-cell office:value-type="float" office:value="26.74">
            <text:p>26.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1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42">
            <text:p>8642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83">
            <text:p>868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98">
            <text:p>869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75">
            <text:p>8675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34">
            <text:p>-0.0034</text:p>
          </table:table-cell>
          <table:table-cell table:number-columns-repeated="5"/>
        </table:table-row>
        <table:table-row table:style-name="ro1">
          <table:table-cell office:value-type="float" office:value="8704">
            <text:p>8704</text:p>
          </table:table-cell>
          <table:table-cell office:value-type="string">
            <text:p>06/14/2019</text:p>
          </table:table-cell>
          <table:table-cell office:value-type="string">
            <text:p>07:14:0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USD/CAD</text:p>
          </table:table-cell>
          <table:table-cell office:value-type="float" office:value="1.33821">
            <text:p>1.33821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06">
            <text:p>0.006</text:p>
          </table:table-cell>
          <table:table-cell table:number-columns-repeated="3"/>
          <table:table-cell office:value-type="float" office:value="0.0001">
            <text:p>0.0001</text:p>
          </table:table-cell>
          <table:table-cell office:value-type="float" office:value="0">
            <text:p>0</text:p>
          </table:table-cell>
          <table:table-cell office:value-type="float" office:value="0.1868">
            <text:p>0.1868</text:p>
          </table:table-cell>
          <table:table-cell/>
          <table:table-cell office:value-type="float" office:value="26.93">
            <text:p>26.93</text:p>
          </table:table-cell>
          <table:table-cell table:number-columns-repeated="2"/>
        </table:table-row>
        <table:table-row table:style-name="ro1">
          <table:table-cell office:value-type="float" office:value="8705">
            <text:p>8705</text:p>
          </table:table-cell>
          <table:table-cell office:value-type="string">
            <text:p>06/14/2019</text:p>
          </table:table-cell>
          <table:table-cell office:value-type="string">
            <text:p>07:29:4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06">
            <text:p>8706</text:p>
          </table:table-cell>
          <table:table-cell office:value-type="string">
            <text:p>06/14/2019</text:p>
          </table:table-cell>
          <table:table-cell office:value-type="string">
            <text:p>07:29:4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6.74">
            <text:p>136.74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111">
            <text:p>0.011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93">
            <text:p>26.93</text:p>
          </table:table-cell>
          <table:table-cell table:number-columns-repeated="2"/>
        </table:table-row>
        <table:table-row table:style-name="ro1">
          <table:table-cell office:value-type="float" office:value="8707">
            <text:p>8707</text:p>
          </table:table-cell>
          <table:table-cell office:value-type="string">
            <text:p>06/14/2019</text:p>
          </table:table-cell>
          <table:table-cell office:value-type="string">
            <text:p>07:29:4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7.19">
            <text:p>137.19</text:p>
          </table:table-cell>
          <table:table-cell table:number-columns-repeated="13"/>
        </table:table-row>
        <table:table-row table:style-name="ro1">
          <table:table-cell office:value-type="float" office:value="8708">
            <text:p>8708</text:p>
          </table:table-cell>
          <table:table-cell office:value-type="string">
            <text:p>06/14/2019</text:p>
          </table:table-cell>
          <table:table-cell office:value-type="string">
            <text:p>10:50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GBP/JPY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709">
            <text:p>8709</text:p>
          </table:table-cell>
          <table:table-cell office:value-type="string">
            <text:p>06/14/2019</text:p>
          </table:table-cell>
          <table:table-cell office:value-type="string">
            <text:p>10:50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GBP/JPY</text:p>
          </table:table-cell>
          <table:table-cell office:value-type="float" office:value="136.699">
            <text:p>136.699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115">
            <text:p>0.011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378">
            <text:p>-0.0378</text:p>
          </table:table-cell>
          <table:table-cell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 office:value-type="float" office:value="8710">
            <text:p>8710</text:p>
          </table:table-cell>
          <table:table-cell office:value-type="string">
            <text:p>06/14/2019</text:p>
          </table:table-cell>
          <table:table-cell office:value-type="string">
            <text:p>10:50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711">
            <text:p>8711</text:p>
          </table:table-cell>
          <table:table-cell office:value-type="string">
            <text:p>06/1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26">
            <text:p>-0.0026</text:p>
          </table:table-cell>
          <table:table-cell table:number-columns-repeated="3"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1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83">
            <text:p>868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98">
            <text:p>869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75">
            <text:p>8675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34">
            <text:p>-0.0034</text:p>
          </table:table-cell>
          <table:table-cell table:number-columns-repeated="5"/>
        </table:table-row>
        <table:table-row table:style-name="ro1">
          <table:table-cell office:value-type="float" office:value="8712">
            <text:p>8712</text:p>
          </table:table-cell>
          <table:table-cell office:value-type="string">
            <text:p>06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26">
            <text:p>-0.0026</text:p>
          </table:table-cell>
          <table:table-cell table:number-columns-repeated="3"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83">
            <text:p>868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98">
            <text:p>869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75">
            <text:p>8675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34">
            <text:p>-0.0034</text:p>
          </table:table-cell>
          <table:table-cell table:number-columns-repeated="5"/>
        </table:table-row>
        <table:table-row table:style-name="ro1">
          <table:table-cell office:value-type="float" office:value="8713">
            <text:p>8713</text:p>
          </table:table-cell>
          <table:table-cell office:value-type="string">
            <text:p>06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26">
            <text:p>-0.0026</text:p>
          </table:table-cell>
          <table:table-cell table:number-columns-repeated="3"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83">
            <text:p>868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98">
            <text:p>869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75">
            <text:p>8675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34">
            <text:p>-0.0034</text:p>
          </table:table-cell>
          <table:table-cell table:number-columns-repeated="5"/>
        </table:table-row>
        <table:table-row table:style-name="ro1">
          <table:table-cell office:value-type="float" office:value="8714">
            <text:p>8714</text:p>
          </table:table-cell>
          <table:table-cell office:value-type="string">
            <text:p>06/17/2019</text:p>
          </table:table-cell>
          <table:table-cell office:value-type="string">
            <text:p>08:42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15">
            <text:p>8715</text:p>
          </table:table-cell>
          <table:table-cell office:value-type="string">
            <text:p>06/17/2019</text:p>
          </table:table-cell>
          <table:table-cell office:value-type="string">
            <text:p>08:42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6.46">
            <text:p>136.46</text:p>
          </table:table-cell>
          <table:table-cell office:value-type="float" office:value="10">
            <text:p>10</text:p>
          </table:table-cell>
          <table:table-cell office:value-type="string">
            <text:p>Buy</text:p>
          </table:table-cell>
          <table:table-cell office:value-type="float" office:value="0.0012">
            <text:p>0.001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 office:value-type="float" office:value="8716">
            <text:p>8716</text:p>
          </table:table-cell>
          <table:table-cell office:value-type="string">
            <text:p>06/17/2019</text:p>
          </table:table-cell>
          <table:table-cell office:value-type="string">
            <text:p>08:42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7.06">
            <text:p>137.06</text:p>
          </table:table-cell>
          <table:table-cell table:number-columns-repeated="13"/>
        </table:table-row>
        <table:table-row table:style-name="ro1">
          <table:table-cell office:value-type="float" office:value="8717">
            <text:p>8717</text:p>
          </table:table-cell>
          <table:table-cell office:value-type="string">
            <text:p>06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26">
            <text:p>-0.0026</text:p>
          </table:table-cell>
          <table:table-cell table:number-columns-repeated="3"/>
          <table:table-cell office:value-type="float" office:value="26.88">
            <text:p>26.8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83">
            <text:p>868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98">
            <text:p>869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15">
            <text:p>8715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75">
            <text:p>8675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34">
            <text:p>-0.0034</text:p>
          </table:table-cell>
          <table:table-cell table:number-columns-repeated="5"/>
        </table:table-row>
        <table:table-row table:style-name="ro1">
          <table:table-cell office:value-type="float" office:value="8718">
            <text:p>8718</text:p>
          </table:table-cell>
          <table:table-cell office:value-type="string">
            <text:p>06/17/2019</text:p>
          </table:table-cell>
          <table:table-cell office:value-type="string">
            <text:p>08:44:23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19">
            <text:p>8719</text:p>
          </table:table-cell>
          <table:table-cell office:value-type="string">
            <text:p>06/17/2019</text:p>
          </table:table-cell>
          <table:table-cell office:value-type="string">
            <text:p>08:44:23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5.613">
            <text:p>135.613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88">
            <text:p>26.88</text:p>
          </table:table-cell>
          <table:table-cell table:number-columns-repeated="2"/>
        </table:table-row>
        <table:table-row table:style-name="ro1">
          <table:table-cell office:value-type="float" office:value="8720">
            <text:p>8720</text:p>
          </table:table-cell>
          <table:table-cell office:value-type="string">
            <text:p>06/17/2019</text:p>
          </table:table-cell>
          <table:table-cell office:value-type="string">
            <text:p>08:44:23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6.613">
            <text:p>136.613</text:p>
          </table:table-cell>
          <table:table-cell table:number-columns-repeated="13"/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06/17/2019</text:p>
          </table:table-cell>
          <table:table-cell office:value-type="string">
            <text:p>08:44:3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AUD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22">
            <text:p>8722</text:p>
          </table:table-cell>
          <table:table-cell office:value-type="string">
            <text:p>06/17/2019</text:p>
          </table:table-cell>
          <table:table-cell office:value-type="string">
            <text:p>08:44:3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AUD/USD</text:p>
          </table:table-cell>
          <table:table-cell office:value-type="float" office:value="0.68377">
            <text:p>0.68377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88">
            <text:p>26.88</text:p>
          </table:table-cell>
          <table:table-cell table:number-columns-repeated="2"/>
        </table:table-row>
        <table:table-row table:style-name="ro1">
          <table:table-cell office:value-type="float" office:value="8723">
            <text:p>8723</text:p>
          </table:table-cell>
          <table:table-cell office:value-type="string">
            <text:p>06/17/2019</text:p>
          </table:table-cell>
          <table:table-cell office:value-type="string">
            <text:p>08:44:3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68877">
            <text:p>0.68877</text:p>
          </table:table-cell>
          <table:table-cell table:number-columns-repeated="13"/>
        </table:table-row>
        <table:table-row table:style-name="ro1">
          <table:table-cell office:value-type="float" office:value="8724">
            <text:p>8724</text:p>
          </table:table-cell>
          <table:table-cell office:value-type="string">
            <text:p>06/18/2019</text:p>
          </table:table-cell>
          <table:table-cell office:value-type="string">
            <text:p>01:05:4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AU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25">
            <text:p>8725</text:p>
          </table:table-cell>
          <table:table-cell office:value-type="string">
            <text:p>06/18/2019</text:p>
          </table:table-cell>
          <table:table-cell office:value-type="string">
            <text:p>01:05:4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AUD</text:p>
          </table:table-cell>
          <table:table-cell office:value-type="float" office:value="1.64074">
            <text:p>1.64074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88">
            <text:p>26.88</text:p>
          </table:table-cell>
          <table:table-cell table:number-columns-repeated="2"/>
        </table:table-row>
        <table:table-row table:style-name="ro1">
          <table:table-cell office:value-type="float" office:value="8726">
            <text:p>8726</text:p>
          </table:table-cell>
          <table:table-cell office:value-type="string">
            <text:p>06/18/2019</text:p>
          </table:table-cell>
          <table:table-cell office:value-type="string">
            <text:p>02:04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AU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727">
            <text:p>8727</text:p>
          </table:table-cell>
          <table:table-cell office:value-type="string">
            <text:p>06/18/2019</text:p>
          </table:table-cell>
          <table:table-cell office:value-type="string">
            <text:p>02:04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AUD</text:p>
          </table:table-cell>
          <table:table-cell office:value-type="float" office:value="1.63461">
            <text:p>1.63461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42">
            <text:p>-0.0042</text:p>
          </table:table-cell>
          <table:table-cell/>
          <table:table-cell office:value-type="float" office:value="26.88">
            <text:p>26.88</text:p>
          </table:table-cell>
          <table:table-cell table:number-columns-repeated="2"/>
        </table:table-row>
        <table:table-row table:style-name="ro1">
          <table:table-cell office:value-type="float" office:value="8728">
            <text:p>8728</text:p>
          </table:table-cell>
          <table:table-cell office:value-type="string">
            <text:p>06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26">
            <text:p>-0.0026</text:p>
          </table:table-cell>
          <table:table-cell table:number-columns-repeated="3"/>
          <table:table-cell office:value-type="float" office:value="26.88">
            <text:p>26.8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83">
            <text:p>868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98">
            <text:p>869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15">
            <text:p>8715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19">
            <text:p>871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75">
            <text:p>8675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34">
            <text:p>-0.003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22">
            <text:p>8722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29">
            <text:p>8729</text:p>
          </table:table-cell>
          <table:table-cell office:value-type="string">
            <text:p>06/18/2019</text:p>
          </table:table-cell>
          <table:table-cell office:value-type="string">
            <text:p>06:56:4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AU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730">
            <text:p>8730</text:p>
          </table:table-cell>
          <table:table-cell office:value-type="string">
            <text:p>06/18/2019</text:p>
          </table:table-cell>
          <table:table-cell office:value-type="string">
            <text:p>06:56:4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AUD</text:p>
          </table:table-cell>
          <table:table-cell office:value-type="float" office:value="1.62844">
            <text:p>1.62844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88">
            <text:p>26.88</text:p>
          </table:table-cell>
          <table:table-cell table:number-columns-repeated="2"/>
        </table:table-row>
        <table:table-row table:style-name="ro1">
          <table:table-cell office:value-type="float" office:value="8731">
            <text:p>8731</text:p>
          </table:table-cell>
          <table:table-cell office:value-type="string">
            <text:p>06/18/2019</text:p>
          </table:table-cell>
          <table:table-cell office:value-type="string">
            <text:p>06:56:4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62544">
            <text:p>1.62544</text:p>
          </table:table-cell>
          <table:table-cell table:number-columns-repeated="13"/>
        </table:table-row>
        <table:table-row table:style-name="ro1">
          <table:table-cell office:value-type="float" office:value="8732">
            <text:p>8732</text:p>
          </table:table-cell>
          <table:table-cell office:value-type="string">
            <text:p>06/18/2019</text:p>
          </table:table-cell>
          <table:table-cell office:value-type="string">
            <text:p>06:57:4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AU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33">
            <text:p>8733</text:p>
          </table:table-cell>
          <table:table-cell office:value-type="string">
            <text:p>06/18/2019</text:p>
          </table:table-cell>
          <table:table-cell office:value-type="string">
            <text:p>06:57:4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AUD</text:p>
          </table:table-cell>
          <table:table-cell office:value-type="float" office:value="1.62878">
            <text:p>1.62878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02">
            <text:p>-0.0002</text:p>
          </table:table-cell>
          <table:table-cell/>
          <table:table-cell office:value-type="float" office:value="26.88">
            <text:p>26.88</text:p>
          </table:table-cell>
          <table:table-cell table:number-columns-repeated="2"/>
        </table:table-row>
        <table:table-row table:style-name="ro1">
          <table:table-cell office:value-type="float" office:value="8734">
            <text:p>8734</text:p>
          </table:table-cell>
          <table:table-cell office:value-type="string">
            <text:p>06/18/2019</text:p>
          </table:table-cell>
          <table:table-cell office:value-type="string">
            <text:p>06:57:4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735">
            <text:p>8735</text:p>
          </table:table-cell>
          <table:table-cell office:value-type="string">
            <text:p>06/18/2019</text:p>
          </table:table-cell>
          <table:table-cell office:value-type="string">
            <text:p>06:58:0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AU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36">
            <text:p>8736</text:p>
          </table:table-cell>
          <table:table-cell office:value-type="string">
            <text:p>06/18/2019</text:p>
          </table:table-cell>
          <table:table-cell office:value-type="string">
            <text:p>06:58:0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AUD</text:p>
          </table:table-cell>
          <table:table-cell office:value-type="float" office:value="1.62869">
            <text:p>1.62869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88">
            <text:p>26.88</text:p>
          </table:table-cell>
          <table:table-cell table:number-columns-repeated="2"/>
        </table:table-row>
        <table:table-row table:style-name="ro1">
          <table:table-cell office:value-type="float" office:value="8737">
            <text:p>8737</text:p>
          </table:table-cell>
          <table:table-cell office:value-type="string">
            <text:p>06/18/2019</text:p>
          </table:table-cell>
          <table:table-cell office:value-type="string">
            <text:p>06:58:0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63169">
            <text:p>1.63169</text:p>
          </table:table-cell>
          <table:table-cell table:number-columns-repeated="13"/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06/19/2019</text:p>
          </table:table-cell>
          <table:table-cell office:value-type="string">
            <text:p>05:47:0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JPY</text:p>
          </table:table-cell>
          <table:table-cell office:value-type="float" office:value="136.615">
            <text:p>136.615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92">
            <text:p>0.0092</text:p>
          </table:table-cell>
          <table:table-cell/>
          <table:table-cell office:value-type="float" office:value="26.88">
            <text:p>26.88</text:p>
          </table:table-cell>
          <table:table-cell table:number-columns-repeated="2"/>
        </table:table-row>
        <table:table-row table:style-name="ro1">
          <table:table-cell office:value-type="float" office:value="8739">
            <text:p>8739</text:p>
          </table:table-cell>
          <table:table-cell office:value-type="string">
            <text:p>06/19/2019</text:p>
          </table:table-cell>
          <table:table-cell office:value-type="string">
            <text:p>06:01:5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EUR/AUD</text:p>
          </table:table-cell>
          <table:table-cell office:value-type="float" office:value="1.63172">
            <text:p>1.63172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21">
            <text:p>0.0021</text:p>
          </table:table-cell>
          <table:table-cell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 office:value-type="float" office:value="8740">
            <text:p>8740</text:p>
          </table:table-cell>
          <table:table-cell office:value-type="string">
            <text:p>06/19/2019</text:p>
          </table:table-cell>
          <table:table-cell office:value-type="string">
            <text:p>06:09:1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US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41">
            <text:p>8741</text:p>
          </table:table-cell>
          <table:table-cell office:value-type="string">
            <text:p>06/19/2019</text:p>
          </table:table-cell>
          <table:table-cell office:value-type="string">
            <text:p>06:09:1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USD</text:p>
          </table:table-cell>
          <table:table-cell office:value-type="float" office:value="1.25996">
            <text:p>1.25996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 office:value-type="float" office:value="8742">
            <text:p>8742</text:p>
          </table:table-cell>
          <table:table-cell office:value-type="string">
            <text:p>06/19/2019</text:p>
          </table:table-cell>
          <table:table-cell office:value-type="string">
            <text:p>06:09:1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26246">
            <text:p>1.26246</text:p>
          </table:table-cell>
          <table:table-cell table:number-columns-repeated="13"/>
        </table:table-row>
        <table:table-row table:style-name="ro1">
          <table:table-cell office:value-type="float" office:value="8743">
            <text:p>8743</text:p>
          </table:table-cell>
          <table:table-cell office:value-type="string">
            <text:p>06/19/2019</text:p>
          </table:table-cell>
          <table:table-cell office:value-type="string">
            <text:p>06:10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NZD/CH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44">
            <text:p>8744</text:p>
          </table:table-cell>
          <table:table-cell office:value-type="string">
            <text:p>06/19/2019</text:p>
          </table:table-cell>
          <table:table-cell office:value-type="string">
            <text:p>06:10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NZD/CHF</text:p>
          </table:table-cell>
          <table:table-cell office:value-type="float" office:value="0.65042">
            <text:p>0.65042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 office:value-type="float" office:value="8745">
            <text:p>8745</text:p>
          </table:table-cell>
          <table:table-cell office:value-type="string">
            <text:p>06/19/2019</text:p>
          </table:table-cell>
          <table:table-cell office:value-type="string">
            <text:p>06:10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65292">
            <text:p>0.65292</text:p>
          </table:table-cell>
          <table:table-cell table:number-columns-repeated="13"/>
        </table:table-row>
        <table:table-row table:style-name="ro1">
          <table:table-cell office:value-type="float" office:value="8746">
            <text:p>8746</text:p>
          </table:table-cell>
          <table:table-cell office:value-type="string">
            <text:p>06/19/2019</text:p>
          </table:table-cell>
          <table:table-cell office:value-type="string">
            <text:p>07:13:2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USD</text:p>
          </table:table-cell>
          <table:table-cell office:value-type="float" office:value="1.26246">
            <text:p>1.26246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25">
            <text:p>0.0025</text:p>
          </table:table-cell>
          <table:table-cell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 office:value-type="float" office:value="8747">
            <text:p>8747</text:p>
          </table:table-cell>
          <table:table-cell office:value-type="string">
            <text:p>06/19/2019</text:p>
          </table:table-cell>
          <table:table-cell office:value-type="string">
            <text:p>10:59:0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H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48">
            <text:p>8748</text:p>
          </table:table-cell>
          <table:table-cell office:value-type="string">
            <text:p>06/19/2019</text:p>
          </table:table-cell>
          <table:table-cell office:value-type="string">
            <text:p>10:59:0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HF</text:p>
          </table:table-cell>
          <table:table-cell office:value-type="float" office:value="0.99564">
            <text:p>0.99564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 office:value-type="float" office:value="8749">
            <text:p>8749</text:p>
          </table:table-cell>
          <table:table-cell office:value-type="string">
            <text:p>06/19/2019</text:p>
          </table:table-cell>
          <table:table-cell office:value-type="string">
            <text:p>10:59:0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99869">
            <text:p>0.99869</text:p>
          </table:table-cell>
          <table:table-cell table:number-columns-repeated="13"/>
        </table:table-row>
        <table:table-row table:style-name="ro1">
          <table:table-cell office:value-type="float" office:value="8750">
            <text:p>8750</text:p>
          </table:table-cell>
          <table:table-cell office:value-type="string">
            <text:p>06/19/2019</text:p>
          </table:table-cell>
          <table:table-cell office:value-type="string">
            <text:p>11:01:1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AUD/USD</text:p>
          </table:table-cell>
          <table:table-cell office:value-type="float" office:value="0.68878">
            <text:p>0.68878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 office:value-type="float" office:value="8751">
            <text:p>8751</text:p>
          </table:table-cell>
          <table:table-cell office:value-type="string">
            <text:p>06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26">
            <text:p>-0.0026</text:p>
          </table:table-cell>
          <table:table-cell table:number-columns-repeated="3"/>
          <table:table-cell office:value-type="float" office:value="26.89">
            <text:p>26.8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48">
            <text:p>8748</text:p>
          </table:table-cell>
          <table:table-cell office:value-type="string">
            <text:p>USD/CHF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83">
            <text:p>868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98">
            <text:p>869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15">
            <text:p>8715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75">
            <text:p>8675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34">
            <text:p>-0.003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44">
            <text:p>874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52">
            <text:p>8752</text:p>
          </table:table-cell>
          <table:table-cell office:value-type="string">
            <text:p>06/20/2019</text:p>
          </table:table-cell>
          <table:table-cell office:value-type="string">
            <text:p>01:14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JPY</text:p>
          </table:table-cell>
          <table:table-cell office:value-type="float" office:value="137.063">
            <text:p>137.063</text:p>
          </table:table-cell>
          <table:table-cell office:value-type="float" office:value="10">
            <text:p>10</text:p>
          </table:table-cell>
          <table:table-cell office:value-type="string">
            <text:p>Sell</text:p>
          </table:table-cell>
          <table:table-cell office:value-type="float" office:value="0.001">
            <text:p>0.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56">
            <text:p>0.056</text:p>
          </table:table-cell>
          <table:table-cell/>
          <table:table-cell office:value-type="float" office:value="26.95">
            <text:p>26.95</text:p>
          </table:table-cell>
          <table:table-cell table:number-columns-repeated="2"/>
        </table:table-row>
        <table:table-row table:style-name="ro1">
          <table:table-cell office:value-type="float" office:value="8753">
            <text:p>8753</text:p>
          </table:table-cell>
          <table:table-cell office:value-type="string">
            <text:p>06/20/2019</text:p>
          </table:table-cell>
          <table:table-cell office:value-type="string">
            <text:p>04:54:3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HF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54">
            <text:p>8754</text:p>
          </table:table-cell>
          <table:table-cell office:value-type="string">
            <text:p>06/20/2019</text:p>
          </table:table-cell>
          <table:table-cell office:value-type="string">
            <text:p>04:54:3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HF</text:p>
          </table:table-cell>
          <table:table-cell office:value-type="float" office:value="0.98586">
            <text:p>0.98586</text:p>
          </table:table-cell>
          <table:table-cell office:value-type="float" office:value="2">
            <text:p>2</text:p>
          </table:table-cell>
          <table:table-cell office:value-type="string">
            <text:p>Buy</text:p>
          </table:table-cell>
          <table:table-cell office:value-type="float" office:value="0.0002">
            <text:p>0.000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95">
            <text:p>26.95</text:p>
          </table:table-cell>
          <table:table-cell table:number-columns-repeated="2"/>
        </table:table-row>
        <table:table-row table:style-name="ro1">
          <table:table-cell office:value-type="float" office:value="8755">
            <text:p>8755</text:p>
          </table:table-cell>
          <table:table-cell office:value-type="string">
            <text:p>06/20/2019</text:p>
          </table:table-cell>
          <table:table-cell office:value-type="string">
            <text:p>04:54:3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98988">
            <text:p>0.98988</text:p>
          </table:table-cell>
          <table:table-cell table:number-columns-repeated="13"/>
        </table:table-row>
        <table:table-row table:style-name="ro1">
          <table:table-cell office:value-type="float" office:value="8756">
            <text:p>8756</text:p>
          </table:table-cell>
          <table:table-cell office:value-type="string">
            <text:p>06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26">
            <text:p>-0.0026</text:p>
          </table:table-cell>
          <table:table-cell table:number-columns-repeated="3"/>
          <table:table-cell office:value-type="float" office:value="26.95">
            <text:p>26.9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48">
            <text:p>8748</text:p>
          </table:table-cell>
          <table:table-cell office:value-type="string">
            <text:p>USD/CHF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54">
            <text:p>8754</text:p>
          </table:table-cell>
          <table:table-cell office:value-type="string">
            <text:p>USD/CHF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83">
            <text:p>868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98">
            <text:p>869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3">
            <text:p>0.0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75">
            <text:p>8675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34">
            <text:p>-0.003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44">
            <text:p>874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57">
            <text:p>8757</text:p>
          </table:table-cell>
          <table:table-cell office:value-type="string">
            <text:p>06/21/2019</text:p>
          </table:table-cell>
          <table:table-cell office:value-type="string">
            <text:p>11:02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HF</text:p>
          </table:table-cell>
          <table:table-cell/>
          <table:table-cell office:value-type="float" office:value="3">
            <text:p>3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58">
            <text:p>8758</text:p>
          </table:table-cell>
          <table:table-cell office:value-type="string">
            <text:p>06/21/2019</text:p>
          </table:table-cell>
          <table:table-cell office:value-type="string">
            <text:p>11:02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HF</text:p>
          </table:table-cell>
          <table:table-cell office:value-type="float" office:value="0.97695">
            <text:p>0.97695</text:p>
          </table:table-cell>
          <table:table-cell office:value-type="float" office:value="3">
            <text:p>3</text:p>
          </table:table-cell>
          <table:table-cell office:value-type="string">
            <text:p>Buy</text:p>
          </table:table-cell>
          <table:table-cell office:value-type="float" office:value="0.0002">
            <text:p>0.000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95">
            <text:p>26.95</text:p>
          </table:table-cell>
          <table:table-cell table:number-columns-repeated="2"/>
        </table:table-row>
        <table:table-row table:style-name="ro1">
          <table:table-cell office:value-type="float" office:value="8759">
            <text:p>8759</text:p>
          </table:table-cell>
          <table:table-cell office:value-type="string">
            <text:p>06/21/2019</text:p>
          </table:table-cell>
          <table:table-cell office:value-type="string">
            <text:p>11:03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760">
            <text:p>8760</text:p>
          </table:table-cell>
          <table:table-cell office:value-type="string">
            <text:p>06/21/2019</text:p>
          </table:table-cell>
          <table:table-cell office:value-type="string">
            <text:p>11:03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JPY</text:p>
          </table:table-cell>
          <table:table-cell office:value-type="float" office:value="122.024">
            <text:p>122.024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95">
            <text:p>26.95</text:p>
          </table:table-cell>
          <table:table-cell table:number-columns-repeated="2"/>
        </table:table-row>
        <table:table-row table:style-name="ro1">
          <table:table-cell office:value-type="float" office:value="8761">
            <text:p>8761</text:p>
          </table:table-cell>
          <table:table-cell office:value-type="string">
            <text:p>06/21/2019</text:p>
          </table:table-cell>
          <table:table-cell office:value-type="string">
            <text:p>11:03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21.624">
            <text:p>121.624</text:p>
          </table:table-cell>
          <table:table-cell table:number-columns-repeated="13"/>
        </table:table-row>
        <table:table-row table:style-name="ro1">
          <table:table-cell office:value-type="float" office:value="8762">
            <text:p>8762</text:p>
          </table:table-cell>
          <table:table-cell office:value-type="string">
            <text:p>06/21/2019</text:p>
          </table:table-cell>
          <table:table-cell office:value-type="string">
            <text:p>11:03:4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JPY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763">
            <text:p>8763</text:p>
          </table:table-cell>
          <table:table-cell office:value-type="string">
            <text:p>06/21/2019</text:p>
          </table:table-cell>
          <table:table-cell office:value-type="string">
            <text:p>11:03:4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JPY</text:p>
          </table:table-cell>
          <table:table-cell office:value-type="float" office:value="122.018">
            <text:p>122.018</text:p>
          </table:table-cell>
          <table:table-cell office:value-type="float" office:value="5">
            <text:p>5</text:p>
          </table:table-cell>
          <table:table-cell office:value-type="string">
            <text:p>Sell</text:p>
          </table:table-cell>
          <table:table-cell office:value-type="float" office:value="0.0003">
            <text:p>0.0003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95">
            <text:p>26.95</text:p>
          </table:table-cell>
          <table:table-cell table:number-columns-repeated="2"/>
        </table:table-row>
        <table:table-row table:style-name="ro1">
          <table:table-cell office:value-type="float" office:value="8764">
            <text:p>8764</text:p>
          </table:table-cell>
          <table:table-cell office:value-type="string">
            <text:p>06/21/2019</text:p>
          </table:table-cell>
          <table:table-cell office:value-type="string">
            <text:p>11:03:4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21.764">
            <text:p>121.764</text:p>
          </table:table-cell>
          <table:table-cell table:number-columns-repeated="13"/>
        </table:table-row>
        <table:table-row table:style-name="ro1">
          <table:table-cell office:value-type="float" office:value="8765">
            <text:p>8765</text:p>
          </table:table-cell>
          <table:table-cell office:value-type="string">
            <text:p>06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25">
            <text:p>-0.0025</text:p>
          </table:table-cell>
          <table:table-cell table:number-columns-repeated="3"/>
          <table:table-cell office:value-type="float" office:value="26.94">
            <text:p>26.9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60">
            <text:p>8760</text:p>
          </table:table-cell>
          <table:table-cell office:value-type="string">
            <text:p>EUR/JPY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63">
            <text:p>8763</text:p>
          </table:table-cell>
          <table:table-cell office:value-type="string">
            <text:p>EUR/JPY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48">
            <text:p>8748</text:p>
          </table:table-cell>
          <table:table-cell office:value-type="string">
            <text:p>USD/CHF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54">
            <text:p>8754</text:p>
          </table:table-cell>
          <table:table-cell office:value-type="string">
            <text:p>USD/CHF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58">
            <text:p>8758</text:p>
          </table:table-cell>
          <table:table-cell office:value-type="string">
            <text:p>USD/CHF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83">
            <text:p>868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98">
            <text:p>869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3">
            <text:p>0.0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75">
            <text:p>8675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34">
            <text:p>-0.003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44">
            <text:p>874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66">
            <text:p>8766</text:p>
          </table:table-cell>
          <table:table-cell office:value-type="string">
            <text:p>06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24">
            <text:p>-0.0024</text:p>
          </table:table-cell>
          <table:table-cell table:number-columns-repeated="3"/>
          <table:table-cell office:value-type="float" office:value="26.94">
            <text:p>26.9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60">
            <text:p>8760</text:p>
          </table:table-cell>
          <table:table-cell office:value-type="string">
            <text:p>EUR/JPY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63">
            <text:p>8763</text:p>
          </table:table-cell>
          <table:table-cell office:value-type="string">
            <text:p>EUR/JPY</text:p>
          </table:table-cell>
          <table:table-cell table:number-columns-repeated="7"/>
          <table:table-cell office:value-type="float" office:value="-0.0001">
            <text:p>-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48">
            <text:p>8748</text:p>
          </table:table-cell>
          <table:table-cell office:value-type="string">
            <text:p>USD/CHF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54">
            <text:p>8754</text:p>
          </table:table-cell>
          <table:table-cell office:value-type="string">
            <text:p>USD/CHF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58">
            <text:p>8758</text:p>
          </table:table-cell>
          <table:table-cell office:value-type="string">
            <text:p>USD/CHF</text:p>
          </table:table-cell>
          <table:table-cell table:number-columns-repeated="7"/>
          <table:table-cell office:value-type="float" office:value="0.0002">
            <text:p>0.000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83">
            <text:p>868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98">
            <text:p>869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3">
            <text:p>0.0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75">
            <text:p>8675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34">
            <text:p>-0.003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44">
            <text:p>874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67">
            <text:p>8767</text:p>
          </table:table-cell>
          <table:table-cell office:value-type="string">
            <text:p>06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24">
            <text:p>-0.0024</text:p>
          </table:table-cell>
          <table:table-cell table:number-columns-repeated="3"/>
          <table:table-cell office:value-type="float" office:value="26.94">
            <text:p>26.9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60">
            <text:p>8760</text:p>
          </table:table-cell>
          <table:table-cell office:value-type="string">
            <text:p>EUR/JPY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63">
            <text:p>8763</text:p>
          </table:table-cell>
          <table:table-cell office:value-type="string">
            <text:p>EUR/JPY</text:p>
          </table:table-cell>
          <table:table-cell table:number-columns-repeated="7"/>
          <table:table-cell office:value-type="float" office:value="-0.0001">
            <text:p>-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48">
            <text:p>8748</text:p>
          </table:table-cell>
          <table:table-cell office:value-type="string">
            <text:p>USD/CHF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54">
            <text:p>8754</text:p>
          </table:table-cell>
          <table:table-cell office:value-type="string">
            <text:p>USD/CHF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58">
            <text:p>8758</text:p>
          </table:table-cell>
          <table:table-cell office:value-type="string">
            <text:p>USD/CHF</text:p>
          </table:table-cell>
          <table:table-cell table:number-columns-repeated="7"/>
          <table:table-cell office:value-type="float" office:value="0.0002">
            <text:p>0.000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83">
            <text:p>868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98">
            <text:p>869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3">
            <text:p>0.0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675">
            <text:p>8675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34">
            <text:p>-0.003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44">
            <text:p>874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68">
            <text:p>8768</text:p>
          </table:table-cell>
          <table:table-cell office:value-type="string">
            <text:p>06/24/2019</text:p>
          </table:table-cell>
          <table:table-cell office:value-type="string">
            <text:p>06:00:3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JP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69">
            <text:p>8769</text:p>
          </table:table-cell>
          <table:table-cell office:value-type="string">
            <text:p>06/24/2019</text:p>
          </table:table-cell>
          <table:table-cell office:value-type="string">
            <text:p>06:00:3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JPY</text:p>
          </table:table-cell>
          <table:table-cell office:value-type="float" office:value="122.334">
            <text:p>122.334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29">
            <text:p>-0.0029</text:p>
          </table:table-cell>
          <table:table-cell/>
          <table:table-cell office:value-type="float" office:value="26.94">
            <text:p>26.94</text:p>
          </table:table-cell>
          <table:table-cell table:number-columns-repeated="2"/>
        </table:table-row>
        <table:table-row table:style-name="ro1">
          <table:table-cell office:value-type="float" office:value="8770">
            <text:p>8770</text:p>
          </table:table-cell>
          <table:table-cell office:value-type="string">
            <text:p>06/24/2019</text:p>
          </table:table-cell>
          <table:table-cell office:value-type="string">
            <text:p>06:00:3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771">
            <text:p>8771</text:p>
          </table:table-cell>
          <table:table-cell office:value-type="string">
            <text:p>06/24/2019</text:p>
          </table:table-cell>
          <table:table-cell office:value-type="string">
            <text:p>06:00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GBP/JPY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772">
            <text:p>8772</text:p>
          </table:table-cell>
          <table:table-cell office:value-type="string">
            <text:p>06/24/2019</text:p>
          </table:table-cell>
          <table:table-cell office:value-type="string">
            <text:p>06:00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GBP/JPY</text:p>
          </table:table-cell>
          <table:table-cell office:value-type="float" office:value="136.689">
            <text:p>136.689</text:p>
          </table:table-cell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office:value-type="float" office:value="0.0103">
            <text:p>0.0103</text:p>
          </table:table-cell>
          <table:table-cell table:number-columns-repeated="3"/>
          <table:table-cell office:value-type="float" office:value="0.0002">
            <text:p>0.0002</text:p>
          </table:table-cell>
          <table:table-cell office:value-type="float" office:value="0">
            <text:p>0</text:p>
          </table:table-cell>
          <table:table-cell office:value-type="float" office:value="-1.417">
            <text:p>-1.417</text:p>
          </table:table-cell>
          <table:table-cell/>
          <table:table-cell office:value-type="float" office:value="25.52">
            <text:p>25.52</text:p>
          </table:table-cell>
          <table:table-cell table:number-columns-repeated="2"/>
        </table:table-row>
        <table:table-row table:style-name="ro1">
          <table:table-cell office:value-type="float" office:value="8773">
            <text:p>8773</text:p>
          </table:table-cell>
          <table:table-cell office:value-type="string">
            <text:p>06/24/2019</text:p>
          </table:table-cell>
          <table:table-cell office:value-type="string">
            <text:p>06:00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774">
            <text:p>8774</text:p>
          </table:table-cell>
          <table:table-cell office:value-type="string">
            <text:p>06/24/2019</text:p>
          </table:table-cell>
          <table:table-cell office:value-type="string">
            <text:p>06:00:5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GBP/JPY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775">
            <text:p>8775</text:p>
          </table:table-cell>
          <table:table-cell office:value-type="string">
            <text:p>06/24/2019</text:p>
          </table:table-cell>
          <table:table-cell office:value-type="string">
            <text:p>06:00:5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GBP/JPY</text:p>
          </table:table-cell>
          <table:table-cell office:value-type="float" office:value="136.682">
            <text:p>136.682</text:p>
          </table:table-cell>
          <table:table-cell office:value-type="float" office:value="103">
            <text:p>103</text:p>
          </table:table-cell>
          <table:table-cell office:value-type="string">
            <text:p>Sell</text:p>
          </table:table-cell>
          <table:table-cell office:value-type="float" office:value="0.0105">
            <text:p>0.0105</text:p>
          </table:table-cell>
          <table:table-cell table:number-columns-repeated="3"/>
          <table:table-cell office:value-type="float" office:value="0.0002">
            <text:p>0.0002</text:p>
          </table:table-cell>
          <table:table-cell office:value-type="float" office:value="0">
            <text:p>0</text:p>
          </table:table-cell>
          <table:table-cell office:value-type="float" office:value="-1.119">
            <text:p>-1.119</text:p>
          </table:table-cell>
          <table:table-cell/>
          <table:table-cell office:value-type="float" office:value="24.4">
            <text:p>24.4</text:p>
          </table:table-cell>
          <table:table-cell table:number-columns-repeated="2"/>
        </table:table-row>
        <table:table-row table:style-name="ro1">
          <table:table-cell office:value-type="float" office:value="8776">
            <text:p>8776</text:p>
          </table:table-cell>
          <table:table-cell office:value-type="string">
            <text:p>06/24/2019</text:p>
          </table:table-cell>
          <table:table-cell office:value-type="string">
            <text:p>06:01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JPY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77">
            <text:p>8777</text:p>
          </table:table-cell>
          <table:table-cell office:value-type="string">
            <text:p>06/24/2019</text:p>
          </table:table-cell>
          <table:table-cell office:value-type="string">
            <text:p>06:01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JPY</text:p>
          </table:table-cell>
          <table:table-cell office:value-type="float" office:value="122.321">
            <text:p>122.321</text:p>
          </table:table-cell>
          <table:table-cell office:value-type="float" office:value="5">
            <text:p>5</text:p>
          </table:table-cell>
          <table:table-cell office:value-type="string">
            <text:p>Buy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-0.0001">
            <text:p>-0.0001</text:p>
          </table:table-cell>
          <table:table-cell office:value-type="float" office:value="0">
            <text:p>0</text:p>
          </table:table-cell>
          <table:table-cell office:value-type="float" office:value="-0.0141">
            <text:p>-0.0141</text:p>
          </table:table-cell>
          <table:table-cell/>
          <table:table-cell office:value-type="float" office:value="24.39">
            <text:p>24.39</text:p>
          </table:table-cell>
          <table:table-cell table:number-columns-repeated="2"/>
        </table:table-row>
        <table:table-row table:style-name="ro1">
          <table:table-cell office:value-type="float" office:value="8778">
            <text:p>8778</text:p>
          </table:table-cell>
          <table:table-cell office:value-type="string">
            <text:p>06/24/2019</text:p>
          </table:table-cell>
          <table:table-cell office:value-type="string">
            <text:p>06:01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779">
            <text:p>8779</text:p>
          </table:table-cell>
          <table:table-cell office:value-type="string">
            <text:p>06/24/2019</text:p>
          </table:table-cell>
          <table:table-cell office:value-type="string">
            <text:p>06:01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NZD/CH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780">
            <text:p>8780</text:p>
          </table:table-cell>
          <table:table-cell office:value-type="string">
            <text:p>06/24/2019</text:p>
          </table:table-cell>
          <table:table-cell office:value-type="string">
            <text:p>06:01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NZD/CHF</text:p>
          </table:table-cell>
          <table:table-cell office:value-type="float" office:value="0.64332">
            <text:p>0.64332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73">
            <text:p>-0.0073</text:p>
          </table:table-cell>
          <table:table-cell/>
          <table:table-cell office:value-type="float" office:value="24.38">
            <text:p>24.38</text:p>
          </table:table-cell>
          <table:table-cell table:number-columns-repeated="2"/>
        </table:table-row>
        <table:table-row table:style-name="ro1">
          <table:table-cell office:value-type="float" office:value="8781">
            <text:p>8781</text:p>
          </table:table-cell>
          <table:table-cell office:value-type="string">
            <text:p>06/24/2019</text:p>
          </table:table-cell>
          <table:table-cell office:value-type="string">
            <text:p>06:01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782">
            <text:p>8782</text:p>
          </table:table-cell>
          <table:table-cell office:value-type="string">
            <text:p>06/24/2019</text:p>
          </table:table-cell>
          <table:table-cell office:value-type="string">
            <text:p>06:01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USD/CH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783">
            <text:p>8783</text:p>
          </table:table-cell>
          <table:table-cell office:value-type="string">
            <text:p>06/24/2019</text:p>
          </table:table-cell>
          <table:table-cell office:value-type="string">
            <text:p>06:01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USD/CHF</text:p>
          </table:table-cell>
          <table:table-cell office:value-type="float" office:value="0.97479">
            <text:p>0.97479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214">
            <text:p>-0.0214</text:p>
          </table:table-cell>
          <table:table-cell/>
          <table:table-cell office:value-type="float" office:value="24.36">
            <text:p>24.36</text:p>
          </table:table-cell>
          <table:table-cell table:number-columns-repeated="2"/>
        </table:table-row>
        <table:table-row table:style-name="ro1">
          <table:table-cell office:value-type="float" office:value="8784">
            <text:p>8784</text:p>
          </table:table-cell>
          <table:table-cell office:value-type="string">
            <text:p>06/24/2019</text:p>
          </table:table-cell>
          <table:table-cell office:value-type="string">
            <text:p>06:01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785">
            <text:p>8785</text:p>
          </table:table-cell>
          <table:table-cell office:value-type="string">
            <text:p>06/24/2019</text:p>
          </table:table-cell>
          <table:table-cell office:value-type="string">
            <text:p>06:01:2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USD/CHF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786">
            <text:p>8786</text:p>
          </table:table-cell>
          <table:table-cell office:value-type="string">
            <text:p>06/24/2019</text:p>
          </table:table-cell>
          <table:table-cell office:value-type="string">
            <text:p>06:01:2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USD/CHF</text:p>
          </table:table-cell>
          <table:table-cell office:value-type="float" office:value="0.97479">
            <text:p>0.97479</text:p>
          </table:table-cell>
          <table:table-cell office:value-type="float" office:value="2">
            <text:p>2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0001">
            <text:p>0.0001</text:p>
          </table:table-cell>
          <table:table-cell office:value-type="float" office:value="0">
            <text:p>0</text:p>
          </table:table-cell>
          <table:table-cell office:value-type="float" office:value="-0.0227">
            <text:p>-0.0227</text:p>
          </table:table-cell>
          <table:table-cell/>
          <table:table-cell office:value-type="float" office:value="24.33">
            <text:p>24.33</text:p>
          </table:table-cell>
          <table:table-cell table:number-columns-repeated="2"/>
        </table:table-row>
        <table:table-row table:style-name="ro1">
          <table:table-cell office:value-type="float" office:value="8787">
            <text:p>8787</text:p>
          </table:table-cell>
          <table:table-cell office:value-type="string">
            <text:p>06/24/2019</text:p>
          </table:table-cell>
          <table:table-cell office:value-type="string">
            <text:p>06:01:2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788">
            <text:p>8788</text:p>
          </table:table-cell>
          <table:table-cell office:value-type="string">
            <text:p>06/24/2019</text:p>
          </table:table-cell>
          <table:table-cell office:value-type="string">
            <text:p>06:01:2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USD/CHF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789">
            <text:p>8789</text:p>
          </table:table-cell>
          <table:table-cell office:value-type="string">
            <text:p>06/24/2019</text:p>
          </table:table-cell>
          <table:table-cell office:value-type="string">
            <text:p>06:01:2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USD/CHF</text:p>
          </table:table-cell>
          <table:table-cell office:value-type="float" office:value="0.97482">
            <text:p>0.97482</text:p>
          </table:table-cell>
          <table:table-cell office:value-type="float" office:value="3">
            <text:p>3</text:p>
          </table:table-cell>
          <table:table-cell office:value-type="string">
            <text:p>Sell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0001">
            <text:p>0.0001</text:p>
          </table:table-cell>
          <table:table-cell office:value-type="float" office:value="0">
            <text:p>0</text:p>
          </table:table-cell>
          <table:table-cell office:value-type="float" office:value="-0.0066">
            <text:p>-0.0066</text:p>
          </table:table-cell>
          <table:table-cell/>
          <table:table-cell office:value-type="float" office:value="24.33">
            <text:p>24.33</text:p>
          </table:table-cell>
          <table:table-cell table:number-columns-repeated="2"/>
        </table:table-row>
        <table:table-row table:style-name="ro1">
          <table:table-cell office:value-type="float" office:value="8790">
            <text:p>8790</text:p>
          </table:table-cell>
          <table:table-cell office:value-type="string">
            <text:p>06/24/2019</text:p>
          </table:table-cell>
          <table:table-cell office:value-type="string">
            <text:p>06:13:5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AU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791">
            <text:p>8791</text:p>
          </table:table-cell>
          <table:table-cell office:value-type="string">
            <text:p>06/24/2019</text:p>
          </table:table-cell>
          <table:table-cell office:value-type="string">
            <text:p>06:13:5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AUD</text:p>
          </table:table-cell>
          <table:table-cell office:value-type="float" office:value="1.63706">
            <text:p>1.63706</text:p>
          </table:table-cell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office:value-type="float" office:value="0.0139">
            <text:p>0.0139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4.33">
            <text:p>24.33</text:p>
          </table:table-cell>
          <table:table-cell table:number-columns-repeated="2"/>
        </table:table-row>
        <table:table-row table:style-name="ro1">
          <table:table-cell office:value-type="float" office:value="8792">
            <text:p>8792</text:p>
          </table:table-cell>
          <table:table-cell office:value-type="string">
            <text:p>06/24/2019</text:p>
          </table:table-cell>
          <table:table-cell office:value-type="string">
            <text:p>06:13:5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63456">
            <text:p>1.63456</text:p>
          </table:table-cell>
          <table:table-cell table:number-columns-repeated="13"/>
        </table:table-row>
        <table:table-row table:style-name="ro1">
          <table:table-cell office:value-type="float" office:value="8793">
            <text:p>8793</text:p>
          </table:table-cell>
          <table:table-cell office:value-type="string">
            <text:p>06/24/2019</text:p>
          </table:table-cell>
          <table:table-cell office:value-type="string">
            <text:p>06:16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CHF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94">
            <text:p>8794</text:p>
          </table:table-cell>
          <table:table-cell office:value-type="string">
            <text:p>06/24/2019</text:p>
          </table:table-cell>
          <table:table-cell office:value-type="string">
            <text:p>06:16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CHF</text:p>
          </table:table-cell>
          <table:table-cell office:value-type="float" office:value="1.10985">
            <text:p>1.10985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0144">
            <text:p>0.0144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4.33">
            <text:p>24.33</text:p>
          </table:table-cell>
          <table:table-cell table:number-columns-repeated="2"/>
        </table:table-row>
        <table:table-row table:style-name="ro1">
          <table:table-cell office:value-type="float" office:value="8795">
            <text:p>8795</text:p>
          </table:table-cell>
          <table:table-cell office:value-type="string">
            <text:p>06/24/2019</text:p>
          </table:table-cell>
          <table:table-cell office:value-type="string">
            <text:p>06:16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11285">
            <text:p>1.11285</text:p>
          </table:table-cell>
          <table:table-cell table:number-columns-repeated="13"/>
        </table:table-row>
        <table:table-row table:style-name="ro1">
          <table:table-cell office:value-type="float" office:value="8796">
            <text:p>8796</text:p>
          </table:table-cell>
          <table:table-cell office:value-type="string">
            <text:p>06/24/2019</text:p>
          </table:table-cell>
          <table:table-cell office:value-type="string">
            <text:p>06:16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</text:p>
          </table:table-cell>
          <table:table-cell table:number-columns-repeated="15"/>
        </table:table-row>
        <table:table-row table:style-name="ro1">
          <table:table-cell office:value-type="float" office:value="8797">
            <text:p>8797</text:p>
          </table:table-cell>
          <table:table-cell office:value-type="string">
            <text:p>06/24/2019</text:p>
          </table:table-cell>
          <table:table-cell office:value-type="string">
            <text:p>06:16:3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</text:p>
          </table:table-cell>
          <table:table-cell table:number-columns-repeated="15"/>
        </table:table-row>
        <table:table-row table:style-name="ro1">
          <table:table-cell office:value-type="float" office:value="8798">
            <text:p>8798</text:p>
          </table:table-cell>
          <table:table-cell office:value-type="string">
            <text:p>06/24/2019</text:p>
          </table:table-cell>
          <table:table-cell office:value-type="string">
            <text:p>08:20:0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CHF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799">
            <text:p>8799</text:p>
          </table:table-cell>
          <table:table-cell office:value-type="string">
            <text:p>06/24/2019</text:p>
          </table:table-cell>
          <table:table-cell office:value-type="string">
            <text:p>08:20:0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CHF</text:p>
          </table:table-cell>
          <table:table-cell office:value-type="float" office:value="1.10734">
            <text:p>1.10734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077">
            <text:p>0.0077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4.33">
            <text:p>24.33</text:p>
          </table:table-cell>
          <table:table-cell table:number-columns-repeated="2"/>
        </table:table-row>
        <table:table-row table:style-name="ro1">
          <table:table-cell office:value-type="float" office:value="8800">
            <text:p>8800</text:p>
          </table:table-cell>
          <table:table-cell office:value-type="string">
            <text:p>06/24/2019</text:p>
          </table:table-cell>
          <table:table-cell office:value-type="string">
            <text:p>08:22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AUD/USD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01">
            <text:p>8801</text:p>
          </table:table-cell>
          <table:table-cell office:value-type="string">
            <text:p>06/24/2019</text:p>
          </table:table-cell>
          <table:table-cell office:value-type="string">
            <text:p>08:22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AUD/USD</text:p>
          </table:table-cell>
          <table:table-cell office:value-type="float" office:value="0.69645">
            <text:p>0.69645</text:p>
          </table:table-cell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office:value-type="float" office:value="0.0061">
            <text:p>0.0061</text:p>
          </table:table-cell>
          <table:table-cell table:number-columns-repeated="3"/>
          <table:table-cell office:value-type="float" office:value="-0.0026">
            <text:p>-0.0026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/>
          <table:table-cell office:value-type="float" office:value="24.42">
            <text:p>24.42</text:p>
          </table:table-cell>
          <table:table-cell table:number-columns-repeated="2"/>
        </table:table-row>
        <table:table-row table:style-name="ro1">
          <table:table-cell office:value-type="float" office:value="8802">
            <text:p>8802</text:p>
          </table:table-cell>
          <table:table-cell office:value-type="string">
            <text:p>06/24/2019</text:p>
          </table:table-cell>
          <table:table-cell office:value-type="string">
            <text:p>08:22:0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803">
            <text:p>8803</text:p>
          </table:table-cell>
          <table:table-cell office:value-type="string">
            <text:p>06/24/2019</text:p>
          </table:table-cell>
          <table:table-cell office:value-type="string">
            <text:p>09:01:3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.63115">
            <text:p>1.63115</text:p>
          </table:table-cell>
          <table:table-cell table:number-columns-repeated="13"/>
        </table:table-row>
        <table:table-row table:style-name="ro1">
          <table:table-cell office:value-type="float" office:value="8804">
            <text:p>8804</text:p>
          </table:table-cell>
          <table:table-cell office:value-type="string">
            <text:p>06/24/2019</text:p>
          </table:table-cell>
          <table:table-cell office:value-type="string">
            <text:p>09:01:4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.11149">
            <text:p>1.11149</text:p>
          </table:table-cell>
          <table:table-cell table:number-columns-repeated="13"/>
        </table:table-row>
        <table:table-row table:style-name="ro1">
          <table:table-cell office:value-type="float" office:value="8805">
            <text:p>8805</text:p>
          </table:table-cell>
          <table:table-cell office:value-type="string">
            <text:p>06/24/2019</text:p>
          </table:table-cell>
          <table:table-cell office:value-type="string">
            <text:p>09:01:5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.11096">
            <text:p>1.11096</text:p>
          </table:table-cell>
          <table:table-cell table:number-columns-repeated="13"/>
        </table:table-row>
        <table:table-row table:style-name="ro1">
          <table:table-cell office:value-type="float" office:value="8806">
            <text:p>8806</text:p>
          </table:table-cell>
          <table:table-cell office:value-type="string">
            <text:p>06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003">
            <text:p>-0.0003</text:p>
          </table:table-cell>
          <table:table-cell table:number-columns-repeated="3"/>
          <table:table-cell office:value-type="float" office:value="24.42">
            <text:p>24.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91">
            <text:p>8791</text:p>
          </table:table-cell>
          <table:table-cell office:value-type="string">
            <text:p>EUR/AUD</text:p>
          </table:table-cell>
          <table:table-cell table:number-columns-repeated="7"/>
          <table:table-cell office:value-type="float" office:value="0.0019">
            <text:p>0.001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94">
            <text:p>8794</text:p>
          </table:table-cell>
          <table:table-cell office:value-type="string">
            <text:p>EUR/CHF</text:p>
          </table:table-cell>
          <table:table-cell table:number-columns-repeated="7"/>
          <table:table-cell office:value-type="float" office:value="-0.0016">
            <text:p>-0.00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799">
            <text:p>8799</text:p>
          </table:table-cell>
          <table:table-cell office:value-type="string">
            <text:p>EUR/CHF</text:p>
          </table:table-cell>
          <table:table-cell table:number-columns-repeated="7"/>
          <table:table-cell office:value-type="float" office:value="-0.0006">
            <text:p>-0.0006</text:p>
          </table:table-cell>
          <table:table-cell table:number-columns-repeated="5"/>
        </table:table-row>
        <table:table-row table:style-name="ro1">
          <table:table-cell office:value-type="float" office:value="8807">
            <text:p>8807</text:p>
          </table:table-cell>
          <table:table-cell office:value-type="string">
            <text:p>06/25/2019</text:p>
          </table:table-cell>
          <table:table-cell office:value-type="string">
            <text:p>01:54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CHF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08">
            <text:p>8808</text:p>
          </table:table-cell>
          <table:table-cell office:value-type="string">
            <text:p>06/25/2019</text:p>
          </table:table-cell>
          <table:table-cell office:value-type="string">
            <text:p>01:54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CHF</text:p>
          </table:table-cell>
          <table:table-cell office:value-type="float" office:value="1.11039">
            <text:p>1.11039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077">
            <text:p>0.0077</text:p>
          </table:table-cell>
          <table:table-cell table:number-columns-repeated="3"/>
          <table:table-cell office:value-type="float" office:value="-0.0015">
            <text:p>-0.0015</text:p>
          </table:table-cell>
          <table:table-cell office:value-type="float" office:value="0">
            <text:p>0</text:p>
          </table:table-cell>
          <table:table-cell office:value-type="float" office:value="0.3126">
            <text:p>0.3126</text:p>
          </table:table-cell>
          <table:table-cell/>
          <table:table-cell office:value-type="float" office:value="24.73">
            <text:p>24.73</text:p>
          </table:table-cell>
          <table:table-cell table:number-columns-repeated="2"/>
        </table:table-row>
        <table:table-row table:style-name="ro1">
          <table:table-cell office:value-type="float" office:value="8809">
            <text:p>8809</text:p>
          </table:table-cell>
          <table:table-cell office:value-type="string">
            <text:p>06/25/2019</text:p>
          </table:table-cell>
          <table:table-cell office:value-type="string">
            <text:p>01:54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810">
            <text:p>8810</text:p>
          </table:table-cell>
          <table:table-cell office:value-type="string">
            <text:p>06/25/2019</text:p>
          </table:table-cell>
          <table:table-cell office:value-type="string">
            <text:p>01:58:4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AU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811">
            <text:p>8811</text:p>
          </table:table-cell>
          <table:table-cell office:value-type="string">
            <text:p>06/25/2019</text:p>
          </table:table-cell>
          <table:table-cell office:value-type="string">
            <text:p>01:58:4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AUD</text:p>
          </table:table-cell>
          <table:table-cell office:value-type="float" office:value="1.63375">
            <text:p>1.63375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0125">
            <text:p>0.0125</text:p>
          </table:table-cell>
          <table:table-cell table:number-columns-repeated="3"/>
          <table:table-cell office:value-type="float" office:value="0.0036">
            <text:p>0.0036</text:p>
          </table:table-cell>
          <table:table-cell office:value-type="float" office:value="0">
            <text:p>0</text:p>
          </table:table-cell>
          <table:table-cell office:value-type="float" office:value="0.4613">
            <text:p>0.4613</text:p>
          </table:table-cell>
          <table:table-cell/>
          <table:table-cell office:value-type="float" office:value="25.2">
            <text:p>25.2</text:p>
          </table:table-cell>
          <table:table-cell table:number-columns-repeated="2"/>
        </table:table-row>
        <table:table-row table:style-name="ro1">
          <table:table-cell office:value-type="float" office:value="8812">
            <text:p>8812</text:p>
          </table:table-cell>
          <table:table-cell office:value-type="string">
            <text:p>06/25/2019</text:p>
          </table:table-cell>
          <table:table-cell office:value-type="string">
            <text:p>01:58:4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813">
            <text:p>8813</text:p>
          </table:table-cell>
          <table:table-cell office:value-type="string">
            <text:p>06/25/2019</text:p>
          </table:table-cell>
          <table:table-cell office:value-type="string">
            <text:p>02:02:1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EUR/CHF</text:p>
          </table:table-cell>
          <table:table-cell office:value-type="float" office:value="1.111">
            <text:p>1.111</text:p>
          </table:table-cell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office:value-type="float" office:value="0.0143">
            <text:p>0.0143</text:p>
          </table:table-cell>
          <table:table-cell table:number-columns-repeated="3"/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0.2357">
            <text:p>0.2357</text:p>
          </table:table-cell>
          <table:table-cell/>
          <table:table-cell office:value-type="float" office:value="25.43">
            <text:p>25.43</text:p>
          </table:table-cell>
          <table:table-cell table:number-columns-repeated="2"/>
        </table:table-row>
        <table:table-row table:style-name="ro1">
          <table:table-cell office:value-type="float" office:value="8814">
            <text:p>8814</text:p>
          </table:table-cell>
          <table:table-cell office:value-type="string">
            <text:p>06/25/2019</text:p>
          </table:table-cell>
          <table:table-cell office:value-type="string">
            <text:p>02:05:1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NZD/CHF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15">
            <text:p>8815</text:p>
          </table:table-cell>
          <table:table-cell office:value-type="string">
            <text:p>06/25/2019</text:p>
          </table:table-cell>
          <table:table-cell office:value-type="string">
            <text:p>02:05:1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NZD/CHF</text:p>
          </table:table-cell>
          <table:table-cell office:value-type="float" office:value="0.64809">
            <text:p>0.64809</text:p>
          </table:table-cell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office:value-type="float" office:value="0.0256">
            <text:p>0.025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43">
            <text:p>25.43</text:p>
          </table:table-cell>
          <table:table-cell table:number-columns-repeated="2"/>
        </table:table-row>
        <table:table-row table:style-name="ro1">
          <table:table-cell office:value-type="float" office:value="8816">
            <text:p>8816</text:p>
          </table:table-cell>
          <table:table-cell office:value-type="string">
            <text:p>06/25/2019</text:p>
          </table:table-cell>
          <table:table-cell office:value-type="string">
            <text:p>02:05:1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64509">
            <text:p>0.64509</text:p>
          </table:table-cell>
          <table:table-cell table:number-columns-repeated="13"/>
        </table:table-row>
        <table:table-row table:style-name="ro1">
          <table:table-cell office:value-type="float" office:value="8817">
            <text:p>8817</text:p>
          </table:table-cell>
          <table:table-cell office:value-type="string">
            <text:p>06/25/2019</text:p>
          </table:table-cell>
          <table:table-cell office:value-type="string">
            <text:p>02:07:0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CHF/JPY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818">
            <text:p>8818</text:p>
          </table:table-cell>
          <table:table-cell office:value-type="string">
            <text:p>06/25/2019</text:p>
          </table:table-cell>
          <table:table-cell office:value-type="string">
            <text:p>02:07:0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CHF/JPY</text:p>
          </table:table-cell>
          <table:table-cell office:value-type="float" office:value="109.783">
            <text:p>109.783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0149">
            <text:p>0.0149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43">
            <text:p>25.43</text:p>
          </table:table-cell>
          <table:table-cell table:number-columns-repeated="2"/>
        </table:table-row>
        <table:table-row table:style-name="ro1">
          <table:table-cell office:value-type="float" office:value="8819">
            <text:p>8819</text:p>
          </table:table-cell>
          <table:table-cell office:value-type="string">
            <text:p>06/25/2019</text:p>
          </table:table-cell>
          <table:table-cell office:value-type="string">
            <text:p>05:29:5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NZD/CHF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20">
            <text:p>8820</text:p>
          </table:table-cell>
          <table:table-cell office:value-type="string">
            <text:p>06/25/2019</text:p>
          </table:table-cell>
          <table:table-cell office:value-type="string">
            <text:p>05:29:5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NZD/CHF</text:p>
          </table:table-cell>
          <table:table-cell office:value-type="float" office:value="0.64806">
            <text:p>0.64806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118">
            <text:p>0.0118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43">
            <text:p>25.43</text:p>
          </table:table-cell>
          <table:table-cell table:number-columns-repeated="2"/>
        </table:table-row>
        <table:table-row table:style-name="ro1">
          <table:table-cell office:value-type="float" office:value="8821">
            <text:p>8821</text:p>
          </table:table-cell>
          <table:table-cell office:value-type="string">
            <text:p>06/25/2019</text:p>
          </table:table-cell>
          <table:table-cell office:value-type="string">
            <text:p>05:32:3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AUD/JPY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822">
            <text:p>8822</text:p>
          </table:table-cell>
          <table:table-cell office:value-type="string">
            <text:p>06/25/2019</text:p>
          </table:table-cell>
          <table:table-cell office:value-type="string">
            <text:p>05:32:3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AUD/JPY</text:p>
          </table:table-cell>
          <table:table-cell office:value-type="float" office:value="74.637">
            <text:p>74.637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061">
            <text:p>0.006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43">
            <text:p>25.43</text:p>
          </table:table-cell>
          <table:table-cell table:number-columns-repeated="2"/>
        </table:table-row>
        <table:table-row table:style-name="ro1">
          <table:table-cell office:value-type="float" office:value="8823">
            <text:p>8823</text:p>
          </table:table-cell>
          <table:table-cell office:value-type="string">
            <text:p>06/25/2019</text:p>
          </table:table-cell>
          <table:table-cell office:value-type="string">
            <text:p>06:34:3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10.178">
            <text:p>110.178</text:p>
          </table:table-cell>
          <table:table-cell table:number-columns-repeated="13"/>
        </table:table-row>
        <table:table-row table:style-name="ro1">
          <table:table-cell office:value-type="float" office:value="8824">
            <text:p>8824</text:p>
          </table:table-cell>
          <table:table-cell office:value-type="string">
            <text:p>06/25/2019</text:p>
          </table:table-cell>
          <table:table-cell office:value-type="string">
            <text:p>06:34:4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0.64444">
            <text:p>0.64444</text:p>
          </table:table-cell>
          <table:table-cell table:number-columns-repeated="13"/>
        </table:table-row>
        <table:table-row table:style-name="ro1">
          <table:table-cell office:value-type="float" office:value="8825">
            <text:p>8825</text:p>
          </table:table-cell>
          <table:table-cell office:value-type="string">
            <text:p>06/25/2019</text:p>
          </table:table-cell>
          <table:table-cell office:value-type="string">
            <text:p>06:34:5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74.9">
            <text:p>74.9</text:p>
          </table:table-cell>
          <table:table-cell table:number-columns-repeated="13"/>
        </table:table-row>
        <table:table-row table:style-name="ro1">
          <table:table-cell office:value-type="float" office:value="8826">
            <text:p>8826</text:p>
          </table:table-cell>
          <table:table-cell office:value-type="string">
            <text:p>06/25/2019</text:p>
          </table:table-cell>
          <table:table-cell office:value-type="string">
            <text:p>09:19:2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CHF/JPY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27">
            <text:p>8827</text:p>
          </table:table-cell>
          <table:table-cell office:value-type="string">
            <text:p>06/25/2019</text:p>
          </table:table-cell>
          <table:table-cell office:value-type="string">
            <text:p>09:19:2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CHF/JPY</text:p>
          </table:table-cell>
          <table:table-cell office:value-type="float" office:value="109.892">
            <text:p>109.892</text:p>
          </table:table-cell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office:value-type="float" office:value="0.0178">
            <text:p>0.0178</text:p>
          </table:table-cell>
          <table:table-cell table:number-columns-repeated="3"/>
          <table:table-cell office:value-type="float" office:value="-0.0029">
            <text:p>-0.0029</text:p>
          </table:table-cell>
          <table:table-cell office:value-type="float" office:value="0">
            <text:p>0</text:p>
          </table:table-cell>
          <table:table-cell office:value-type="float" office:value="0.2039">
            <text:p>0.2039</text:p>
          </table:table-cell>
          <table:table-cell/>
          <table:table-cell office:value-type="float" office:value="25.63">
            <text:p>25.63</text:p>
          </table:table-cell>
          <table:table-cell table:number-columns-repeated="2"/>
        </table:table-row>
        <table:table-row table:style-name="ro1">
          <table:table-cell office:value-type="float" office:value="8828">
            <text:p>8828</text:p>
          </table:table-cell>
          <table:table-cell office:value-type="string">
            <text:p>06/25/2019</text:p>
          </table:table-cell>
          <table:table-cell office:value-type="string">
            <text:p>09:19:2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829">
            <text:p>8829</text:p>
          </table:table-cell>
          <table:table-cell office:value-type="string">
            <text:p>06/25/2019</text:p>
          </table:table-cell>
          <table:table-cell office:value-type="string">
            <text:p>10:20:5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NZD/CHF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30">
            <text:p>8830</text:p>
          </table:table-cell>
          <table:table-cell office:value-type="string">
            <text:p>06/25/2019</text:p>
          </table:table-cell>
          <table:table-cell office:value-type="string">
            <text:p>10:20:5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NZD/CHF</text:p>
          </table:table-cell>
          <table:table-cell office:value-type="float" office:value="0.64763">
            <text:p>0.64763</text:p>
          </table:table-cell>
          <table:table-cell office:value-type="float" office:value="250">
            <text:p>250</text:p>
          </table:table-cell>
          <table:table-cell office:value-type="string">
            <text:p>Sell</text:p>
          </table:table-cell>
          <table:table-cell office:value-type="float" office:value="0.0346">
            <text:p>0.034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63">
            <text:p>25.63</text:p>
          </table:table-cell>
          <table:table-cell table:number-columns-repeated="2"/>
        </table:table-row>
        <table:table-row table:style-name="ro1">
          <table:table-cell office:value-type="float" office:value="8831">
            <text:p>8831</text:p>
          </table:table-cell>
          <table:table-cell office:value-type="string">
            <text:p>06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125">
            <text:p>-0.0125</text:p>
          </table:table-cell>
          <table:table-cell table:number-columns-repeated="3"/>
          <table:table-cell office:value-type="float" office:value="25.62">
            <text:p>25.6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2">
            <text:p>8822</text:p>
          </table:table-cell>
          <table:table-cell office:value-type="string">
            <text:p>AUD/JPY</text:p>
          </table:table-cell>
          <table:table-cell table:number-columns-repeated="7"/>
          <table:table-cell office:value-type="float" office:value="0.0005">
            <text:p>0.0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15">
            <text:p>8815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79">
            <text:p>-0.007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27">
            <text:p>-0.002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24">
            <text:p>-0.0024</text:p>
          </table:table-cell>
          <table:table-cell table:number-columns-repeated="5"/>
        </table:table-row>
        <table:table-row table:style-name="ro1">
          <table:table-cell office:value-type="float" office:value="8832">
            <text:p>8832</text:p>
          </table:table-cell>
          <table:table-cell office:value-type="string">
            <text:p>06/25/2019</text:p>
          </table:table-cell>
          <table:table-cell office:value-type="string">
            <text:p>05:03:4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833">
            <text:p>8833</text:p>
          </table:table-cell>
          <table:table-cell office:value-type="string">
            <text:p>06/25/2019</text:p>
          </table:table-cell>
          <table:table-cell office:value-type="string">
            <text:p>05:03:4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6.073">
            <text:p>136.073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121">
            <text:p>0.012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5.62">
            <text:p>25.62</text:p>
          </table:table-cell>
          <table:table-cell table:number-columns-repeated="2"/>
        </table:table-row>
        <table:table-row table:style-name="ro1">
          <table:table-cell office:value-type="float" office:value="8834">
            <text:p>8834</text:p>
          </table:table-cell>
          <table:table-cell office:value-type="string">
            <text:p>06/25/2019</text:p>
          </table:table-cell>
          <table:table-cell office:value-type="string">
            <text:p>05:03:4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6.375">
            <text:p>136.375</text:p>
          </table:table-cell>
          <table:table-cell table:number-columns-repeated="13"/>
        </table:table-row>
        <table:table-row table:style-name="ro1">
          <table:table-cell office:value-type="float" office:value="8835">
            <text:p>8835</text:p>
          </table:table-cell>
          <table:table-cell office:value-type="string">
            <text:p>06/25/2019</text:p>
          </table:table-cell>
          <table:table-cell office:value-type="string">
            <text:p>05:04:2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0.64411">
            <text:p>0.64411</text:p>
          </table:table-cell>
          <table:table-cell table:number-columns-repeated="13"/>
        </table:table-row>
        <table:table-row table:style-name="ro1">
          <table:table-cell office:value-type="float" office:value="8836">
            <text:p>8836</text:p>
          </table:table-cell>
          <table:table-cell office:value-type="string">
            <text:p>06/25/2019</text:p>
          </table:table-cell>
          <table:table-cell office:value-type="string">
            <text:p>06:57:0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GBP/JPY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37">
            <text:p>8837</text:p>
          </table:table-cell>
          <table:table-cell office:value-type="string">
            <text:p>06/25/2019</text:p>
          </table:table-cell>
          <table:table-cell office:value-type="string">
            <text:p>06:57:0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GBP/JPY</text:p>
          </table:table-cell>
          <table:table-cell office:value-type="float" office:value="136.197">
            <text:p>136.197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112">
            <text:p>0.0112</text:p>
          </table:table-cell>
          <table:table-cell table:number-columns-repeated="3"/>
          <table:table-cell office:value-type="float" office:value="0.0001">
            <text:p>0.0001</text:p>
          </table:table-cell>
          <table:table-cell office:value-type="float" office:value="0">
            <text:p>0</text:p>
          </table:table-cell>
          <table:table-cell office:value-type="float" office:value="0.1155">
            <text:p>0.1155</text:p>
          </table:table-cell>
          <table:table-cell/>
          <table:table-cell office:value-type="float" office:value="25.73">
            <text:p>25.73</text:p>
          </table:table-cell>
          <table:table-cell table:number-columns-repeated="2"/>
        </table:table-row>
        <table:table-row table:style-name="ro1">
          <table:table-cell office:value-type="float" office:value="8838">
            <text:p>8838</text:p>
          </table:table-cell>
          <table:table-cell office:value-type="string">
            <text:p>06/25/2019</text:p>
          </table:table-cell>
          <table:table-cell office:value-type="string">
            <text:p>06:57:0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839">
            <text:p>8839</text:p>
          </table:table-cell>
          <table:table-cell office:value-type="string">
            <text:p>06/25/2019</text:p>
          </table:table-cell>
          <table:table-cell office:value-type="string">
            <text:p>06:57:1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AUD/JPY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40">
            <text:p>8840</text:p>
          </table:table-cell>
          <table:table-cell office:value-type="string">
            <text:p>06/25/2019</text:p>
          </table:table-cell>
          <table:table-cell office:value-type="string">
            <text:p>06:57:1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AUD/JPY</text:p>
          </table:table-cell>
          <table:table-cell office:value-type="float" office:value="74.766">
            <text:p>74.766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074">
            <text:p>0.0074</text:p>
          </table:table-cell>
          <table:table-cell table:number-columns-repeated="3"/>
          <table:table-cell office:value-type="float" office:value="0.0004">
            <text:p>0.0004</text:p>
          </table:table-cell>
          <table:table-cell office:value-type="float" office:value="0">
            <text:p>0</text:p>
          </table:table-cell>
          <table:table-cell office:value-type="float" office:value="0.1201">
            <text:p>0.1201</text:p>
          </table:table-cell>
          <table:table-cell/>
          <table:table-cell office:value-type="float" office:value="25.85">
            <text:p>25.85</text:p>
          </table:table-cell>
          <table:table-cell table:number-columns-repeated="2"/>
        </table:table-row>
        <table:table-row table:style-name="ro1">
          <table:table-cell office:value-type="float" office:value="8841">
            <text:p>8841</text:p>
          </table:table-cell>
          <table:table-cell office:value-type="string">
            <text:p>06/25/2019</text:p>
          </table:table-cell>
          <table:table-cell office:value-type="string">
            <text:p>06:57:1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842">
            <text:p>8842</text:p>
          </table:table-cell>
          <table:table-cell office:value-type="string">
            <text:p>06/25/2019</text:p>
          </table:table-cell>
          <table:table-cell office:value-type="string">
            <text:p>07:00:0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NZD/CHF</text:p>
          </table:table-cell>
          <table:table-cell office:value-type="float" office:value="0.64509">
            <text:p>0.64509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1178">
            <text:p>0.1178</text:p>
          </table:table-cell>
          <table:table-cell table:number-columns-repeated="3"/>
          <table:table-cell office:value-type="float" office:value="-0.0043">
            <text:p>-0.0043</text:p>
          </table:table-cell>
          <table:table-cell office:value-type="float" office:value="0">
            <text:p>0</text:p>
          </table:table-cell>
          <table:table-cell office:value-type="float" office:value="0.6143">
            <text:p>0.6143</text:p>
          </table:table-cell>
          <table:table-cell/>
          <table:table-cell office:value-type="float" office:value="26.46">
            <text:p>26.46</text:p>
          </table:table-cell>
          <table:table-cell table:number-columns-repeated="2"/>
        </table:table-row>
        <table:table-row table:style-name="ro1">
          <table:table-cell office:value-type="float" office:value="8843">
            <text:p>8843</text:p>
          </table:table-cell>
          <table:table-cell office:value-type="string">
            <text:p>06/25/2019</text:p>
          </table:table-cell>
          <table:table-cell office:value-type="string">
            <text:p>07:08:4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844">
            <text:p>8844</text:p>
          </table:table-cell>
          <table:table-cell office:value-type="string">
            <text:p>06/25/2019</text:p>
          </table:table-cell>
          <table:table-cell office:value-type="string">
            <text:p>07:08:4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6.279">
            <text:p>136.279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0233">
            <text:p>0.0233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6.46">
            <text:p>26.46</text:p>
          </table:table-cell>
          <table:table-cell table:number-columns-repeated="2"/>
        </table:table-row>
        <table:table-row table:style-name="ro1">
          <table:table-cell office:value-type="float" office:value="8845">
            <text:p>8845</text:p>
          </table:table-cell>
          <table:table-cell office:value-type="string">
            <text:p>06/25/2019</text:p>
          </table:table-cell>
          <table:table-cell office:value-type="string">
            <text:p>07:25:1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36.574">
            <text:p>136.574</text:p>
          </table:table-cell>
          <table:table-cell table:number-columns-repeated="13"/>
        </table:table-row>
        <table:table-row table:style-name="ro1">
          <table:table-cell office:value-type="float" office:value="8846">
            <text:p>8846</text:p>
          </table:table-cell>
          <table:table-cell office:value-type="string">
            <text:p>06/26/2019</text:p>
          </table:table-cell>
          <table:table-cell office:value-type="string">
            <text:p>02:13:0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JPY</text:p>
          </table:table-cell>
          <table:table-cell office:value-type="float" office:value="136.574">
            <text:p>136.574</text:p>
          </table:table-cell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office:value-type="float" office:value="0.0223">
            <text:p>0.0223</text:p>
          </table:table-cell>
          <table:table-cell table:number-columns-repeated="3"/>
          <table:table-cell office:value-type="float" office:value="0.0002">
            <text:p>0.0002</text:p>
          </table:table-cell>
          <table:table-cell office:value-type="float" office:value="0">
            <text:p>0</text:p>
          </table:table-cell>
          <table:table-cell office:value-type="float" office:value="0.548">
            <text:p>0.548</text:p>
          </table:table-cell>
          <table:table-cell/>
          <table:table-cell office:value-type="float" office:value="27.01">
            <text:p>27.01</text:p>
          </table:table-cell>
          <table:table-cell table:number-columns-repeated="2"/>
        </table:table-row>
        <table:table-row table:style-name="ro1">
          <table:table-cell office:value-type="float" office:value="8847">
            <text:p>8847</text:p>
          </table:table-cell>
          <table:table-cell office:value-type="string">
            <text:p>06/26/2019</text:p>
          </table:table-cell>
          <table:table-cell office:value-type="string">
            <text:p>02:21:4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AU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848">
            <text:p>8848</text:p>
          </table:table-cell>
          <table:table-cell office:value-type="string">
            <text:p>06/26/2019</text:p>
          </table:table-cell>
          <table:table-cell office:value-type="string">
            <text:p>02:21:4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AUD</text:p>
          </table:table-cell>
          <table:table-cell office:value-type="float" office:value="1.62596">
            <text:p>1.62596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0147">
            <text:p>0.0147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01">
            <text:p>27.01</text:p>
          </table:table-cell>
          <table:table-cell table:number-columns-repeated="2"/>
        </table:table-row>
        <table:table-row table:style-name="ro1">
          <table:table-cell office:value-type="float" office:value="8849">
            <text:p>8849</text:p>
          </table:table-cell>
          <table:table-cell office:value-type="string">
            <text:p>06/26/2019</text:p>
          </table:table-cell>
          <table:table-cell office:value-type="string">
            <text:p>02:21:4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629">
            <text:p>1.629</text:p>
          </table:table-cell>
          <table:table-cell table:number-columns-repeated="13"/>
        </table:table-row>
        <table:table-row table:style-name="ro1">
          <table:table-cell office:value-type="float" office:value="8850">
            <text:p>8850</text:p>
          </table:table-cell>
          <table:table-cell office:value-type="string">
            <text:p>06/26/2019</text:p>
          </table:table-cell>
          <table:table-cell office:value-type="string">
            <text:p>02:44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NZD/JPY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51">
            <text:p>8851</text:p>
          </table:table-cell>
          <table:table-cell office:value-type="string">
            <text:p>06/26/2019</text:p>
          </table:table-cell>
          <table:table-cell office:value-type="string">
            <text:p>02:44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NZD/JPY</text:p>
          </table:table-cell>
          <table:table-cell office:value-type="float" office:value="71.878">
            <text:p>71.878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088">
            <text:p>0.0088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01">
            <text:p>27.01</text:p>
          </table:table-cell>
          <table:table-cell table:number-columns-repeated="2"/>
        </table:table-row>
        <table:table-row table:style-name="ro1">
          <table:table-cell office:value-type="float" office:value="8852">
            <text:p>8852</text:p>
          </table:table-cell>
          <table:table-cell office:value-type="string">
            <text:p>06/26/2019</text:p>
          </table:table-cell>
          <table:table-cell office:value-type="string">
            <text:p>03:49:2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</text:p>
          </table:table-cell>
          <table:table-cell table:number-columns-repeated="15"/>
        </table:table-row>
        <table:table-row table:style-name="ro1">
          <table:table-cell office:value-type="float" office:value="8853">
            <text:p>8853</text:p>
          </table:table-cell>
          <table:table-cell office:value-type="string">
            <text:p>06/26/2019</text:p>
          </table:table-cell>
          <table:table-cell office:value-type="string">
            <text:p>04:02:5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NZD/CHF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54">
            <text:p>8854</text:p>
          </table:table-cell>
          <table:table-cell office:value-type="string">
            <text:p>06/26/2019</text:p>
          </table:table-cell>
          <table:table-cell office:value-type="string">
            <text:p>04:02:5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NZD/CHF</text:p>
          </table:table-cell>
          <table:table-cell office:value-type="float" office:value="0.65234">
            <text:p>0.65234</text:p>
          </table:table-cell>
          <table:table-cell office:value-type="float" office:value="50">
            <text:p>50</text:p>
          </table:table-cell>
          <table:table-cell office:value-type="string">
            <text:p>Sell</text:p>
          </table:table-cell>
          <table:table-cell office:value-type="float" office:value="0.0064">
            <text:p>0.0064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01">
            <text:p>27.01</text:p>
          </table:table-cell>
          <table:table-cell table:number-columns-repeated="2"/>
        </table:table-row>
        <table:table-row table:style-name="ro1">
          <table:table-cell office:value-type="float" office:value="8855">
            <text:p>8855</text:p>
          </table:table-cell>
          <table:table-cell office:value-type="string">
            <text:p>06/26/2019</text:p>
          </table:table-cell>
          <table:table-cell office:value-type="string">
            <text:p>04:48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CHF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856">
            <text:p>8856</text:p>
          </table:table-cell>
          <table:table-cell office:value-type="string">
            <text:p>06/26/2019</text:p>
          </table:table-cell>
          <table:table-cell office:value-type="string">
            <text:p>04:48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CHF</text:p>
          </table:table-cell>
          <table:table-cell office:value-type="float" office:value="1.11078">
            <text:p>1.11078</text:p>
          </table:table-cell>
          <table:table-cell office:value-type="float" office:value="50">
            <text:p>50</text:p>
          </table:table-cell>
          <table:table-cell office:value-type="string">
            <text:p>Buy</text:p>
          </table:table-cell>
          <table:table-cell office:value-type="float" office:value="0.0041">
            <text:p>0.004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01">
            <text:p>27.01</text:p>
          </table:table-cell>
          <table:table-cell table:number-columns-repeated="2"/>
        </table:table-row>
        <table:table-row table:style-name="ro1">
          <table:table-cell office:value-type="float" office:value="8857">
            <text:p>8857</text:p>
          </table:table-cell>
          <table:table-cell office:value-type="string">
            <text:p>06/26/2019</text:p>
          </table:table-cell>
          <table:table-cell office:value-type="string">
            <text:p>08:54:0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AU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58">
            <text:p>8858</text:p>
          </table:table-cell>
          <table:table-cell office:value-type="string">
            <text:p>06/26/2019</text:p>
          </table:table-cell>
          <table:table-cell office:value-type="string">
            <text:p>08:54:0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AUD</text:p>
          </table:table-cell>
          <table:table-cell office:value-type="float" office:value="1.62923">
            <text:p>1.62923</text:p>
          </table:table-cell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office:value-type="float" office:value="0.0147">
            <text:p>0.0147</text:p>
          </table:table-cell>
          <table:table-cell table:number-columns-repeated="3"/>
          <table:table-cell office:value-type="float" office:value="-0.005">
            <text:p>-0.005</text:p>
          </table:table-cell>
          <table:table-cell office:value-type="float" office:value="0">
            <text:p>0</text:p>
          </table:table-cell>
          <table:table-cell office:value-type="float" office:value="0.457">
            <text:p>0.457</text:p>
          </table:table-cell>
          <table:table-cell/>
          <table:table-cell office:value-type="float" office:value="27.47">
            <text:p>27.47</text:p>
          </table:table-cell>
          <table:table-cell table:number-columns-repeated="2"/>
        </table:table-row>
        <table:table-row table:style-name="ro1">
          <table:table-cell office:value-type="float" office:value="8859">
            <text:p>8859</text:p>
          </table:table-cell>
          <table:table-cell office:value-type="string">
            <text:p>06/26/2019</text:p>
          </table:table-cell>
          <table:table-cell office:value-type="string">
            <text:p>09:17:4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JPY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860">
            <text:p>8860</text:p>
          </table:table-cell>
          <table:table-cell office:value-type="string">
            <text:p>06/26/2019</text:p>
          </table:table-cell>
          <table:table-cell office:value-type="string">
            <text:p>09:17:4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JPY</text:p>
          </table:table-cell>
          <table:table-cell office:value-type="float" office:value="122.588">
            <text:p>122.588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0149">
            <text:p>0.0149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47">
            <text:p>27.47</text:p>
          </table:table-cell>
          <table:table-cell table:number-columns-repeated="2"/>
        </table:table-row>
        <table:table-row table:style-name="ro1">
          <table:table-cell office:value-type="float" office:value="8861">
            <text:p>8861</text:p>
          </table:table-cell>
          <table:table-cell office:value-type="string">
            <text:p>06/26/2019</text:p>
          </table:table-cell>
          <table:table-cell office:value-type="string">
            <text:p>09:29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JPY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62">
            <text:p>8862</text:p>
          </table:table-cell>
          <table:table-cell office:value-type="string">
            <text:p>06/26/2019</text:p>
          </table:table-cell>
          <table:table-cell office:value-type="string">
            <text:p>09:29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JPY</text:p>
          </table:table-cell>
          <table:table-cell office:value-type="float" office:value="122.597">
            <text:p>122.597</text:p>
          </table:table-cell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office:value-type="float" office:value="0.0139">
            <text:p>0.0139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167">
            <text:p>0.0167</text:p>
          </table:table-cell>
          <table:table-cell/>
          <table:table-cell office:value-type="float" office:value="27.48">
            <text:p>27.48</text:p>
          </table:table-cell>
          <table:table-cell table:number-columns-repeated="2"/>
        </table:table-row>
        <table:table-row table:style-name="ro1">
          <table:table-cell office:value-type="float" office:value="8863">
            <text:p>8863</text:p>
          </table:table-cell>
          <table:table-cell office:value-type="string">
            <text:p>06/26/2019</text:p>
          </table:table-cell>
          <table:table-cell office:value-type="string">
            <text:p>09:30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A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864">
            <text:p>8864</text:p>
          </table:table-cell>
          <table:table-cell office:value-type="string">
            <text:p>06/26/2019</text:p>
          </table:table-cell>
          <table:table-cell office:value-type="string">
            <text:p>09:30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AD</text:p>
          </table:table-cell>
          <table:table-cell office:value-type="float" office:value="1.31152">
            <text:p>1.31152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0099">
            <text:p>0.0099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48">
            <text:p>27.48</text:p>
          </table:table-cell>
          <table:table-cell table:number-columns-repeated="2"/>
        </table:table-row>
        <table:table-row table:style-name="ro1">
          <table:table-cell office:value-type="float" office:value="8865">
            <text:p>8865</text:p>
          </table:table-cell>
          <table:table-cell office:value-type="string">
            <text:p>06/26/2019</text:p>
          </table:table-cell>
          <table:table-cell office:value-type="string">
            <text:p>10:02:0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.31507">
            <text:p>1.31507</text:p>
          </table:table-cell>
          <table:table-cell table:number-columns-repeated="13"/>
        </table:table-row>
        <table:table-row table:style-name="ro1">
          <table:table-cell office:value-type="float" office:value="8866">
            <text:p>8866</text:p>
          </table:table-cell>
          <table:table-cell office:value-type="string">
            <text:p>06/26/2019</text:p>
          </table:table-cell>
          <table:table-cell office:value-type="string">
            <text:p>10:02:2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.1151">
            <text:p>1.1151</text:p>
          </table:table-cell>
          <table:table-cell table:number-columns-repeated="13"/>
        </table:table-row>
        <table:table-row table:style-name="ro1">
          <table:table-cell office:value-type="float" office:value="8867">
            <text:p>8867</text:p>
          </table:table-cell>
          <table:table-cell office:value-type="string">
            <text:p>06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354">
            <text:p>-0.0354</text:p>
          </table:table-cell>
          <table:table-cell table:number-columns-repeated="3"/>
          <table:table-cell office:value-type="float" office:value="27.45">
            <text:p>27.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6">
            <text:p>8856</text:p>
          </table:table-cell>
          <table:table-cell office:value-type="string">
            <text:p>EUR/CHF</text:p>
          </table:table-cell>
          <table:table-cell table:number-columns-repeated="7"/>
          <table:table-cell office:value-type="float" office:value="-0.0005">
            <text:p>-0.0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64">
            <text:p>8864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7">
            <text:p>-0.008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7">
            <text:p>-0.021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16">
            <text:p>-0.00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1">
            <text:p>8851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29">
            <text:p>-0.0029</text:p>
          </table:table-cell>
          <table:table-cell table:number-columns-repeated="5"/>
        </table:table-row>
        <table:table-row table:style-name="ro1">
          <table:table-cell office:value-type="float" office:value="8868">
            <text:p>8868</text:p>
          </table:table-cell>
          <table:table-cell office:value-type="string">
            <text:p>06/26/2019</text:p>
          </table:table-cell>
          <table:table-cell office:value-type="string">
            <text:p>10:23:0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8869">
            <text:p>8869</text:p>
          </table:table-cell>
          <table:table-cell office:value-type="string">
            <text:p>06/26/2019</text:p>
          </table:table-cell>
          <table:table-cell office:value-type="string">
            <text:p>10:23:0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REPLACEMENT</text:p>
          </table:table-cell>
          <table:table-cell/>
          <table:table-cell office:value-type="float" office:value="1.31641">
            <text:p>1.31641</text:p>
          </table:table-cell>
          <table:table-cell table:number-columns-repeated="13"/>
        </table:table-row>
        <table:table-row table:style-name="ro1">
          <table:table-cell office:value-type="float" office:value="8870">
            <text:p>8870</text:p>
          </table:table-cell>
          <table:table-cell office:value-type="string">
            <text:p>06/26/2019</text:p>
          </table:table-cell>
          <table:table-cell office:value-type="string">
            <text:p>11:53:43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CHF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71">
            <text:p>8871</text:p>
          </table:table-cell>
          <table:table-cell office:value-type="string">
            <text:p>06/26/2019</text:p>
          </table:table-cell>
          <table:table-cell office:value-type="string">
            <text:p>11:53:43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CHF</text:p>
          </table:table-cell>
          <table:table-cell office:value-type="float" office:value="1.1139">
            <text:p>1.1139</text:p>
          </table:table-cell>
          <table:table-cell office:value-type="float" office:value="50">
            <text:p>50</text:p>
          </table:table-cell>
          <table:table-cell office:value-type="string">
            <text:p>Sell</text:p>
          </table:table-cell>
          <table:table-cell office:value-type="float" office:value="0.0038">
            <text:p>0.0038</text:p>
          </table:table-cell>
          <table:table-cell table:number-columns-repeated="3"/>
          <table:table-cell office:value-type="float" office:value="-0.0006">
            <text:p>-0.0006</text:p>
          </table:table-cell>
          <table:table-cell office:value-type="float" office:value="0">
            <text:p>0</text:p>
          </table:table-cell>
          <table:table-cell office:value-type="float" office:value="0.159">
            <text:p>0.159</text:p>
          </table:table-cell>
          <table:table-cell/>
          <table:table-cell office:value-type="float" office:value="27.6">
            <text:p>27.6</text:p>
          </table:table-cell>
          <table:table-cell table:number-columns-repeated="2"/>
        </table:table-row>
        <table:table-row table:style-name="ro1">
          <table:table-cell office:value-type="float" office:value="8872">
            <text:p>8872</text:p>
          </table:table-cell>
          <table:table-cell office:value-type="string">
            <text:p>06/26/2019</text:p>
          </table:table-cell>
          <table:table-cell office:value-type="string">
            <text:p>11:53:43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873">
            <text:p>8873</text:p>
          </table:table-cell>
          <table:table-cell office:value-type="string">
            <text:p>06/26/2019</text:p>
          </table:table-cell>
          <table:table-cell office:value-type="string">
            <text:p>11:55:18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NZD/JPY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74">
            <text:p>8874</text:p>
          </table:table-cell>
          <table:table-cell office:value-type="string">
            <text:p>06/26/2019</text:p>
          </table:table-cell>
          <table:table-cell office:value-type="string">
            <text:p>11:55:18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NZD/JPY</text:p>
          </table:table-cell>
          <table:table-cell office:value-type="float" office:value="72.164">
            <text:p>72.164</text:p>
          </table:table-cell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office:value-type="float" office:value="0.0079">
            <text:p>0.0079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6">
            <text:p>27.6</text:p>
          </table:table-cell>
          <table:table-cell table:number-columns-repeated="2"/>
        </table:table-row>
        <table:table-row table:style-name="ro1">
          <table:table-cell office:value-type="float" office:value="8875">
            <text:p>8875</text:p>
          </table:table-cell>
          <table:table-cell office:value-type="string">
            <text:p>06/26/2019</text:p>
          </table:table-cell>
          <table:table-cell office:value-type="string">
            <text:p>11:55:18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71.862">
            <text:p>71.862</text:p>
          </table:table-cell>
          <table:table-cell table:number-columns-repeated="13"/>
        </table:table-row>
        <table:table-row table:style-name="ro1">
          <table:table-cell office:value-type="float" office:value="8876">
            <text:p>8876</text:p>
          </table:table-cell>
          <table:table-cell office:value-type="string">
            <text:p>06/27/2019</text:p>
          </table:table-cell>
          <table:table-cell office:value-type="string">
            <text:p>02:15:0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CH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877">
            <text:p>8877</text:p>
          </table:table-cell>
          <table:table-cell office:value-type="string">
            <text:p>06/27/2019</text:p>
          </table:table-cell>
          <table:table-cell office:value-type="string">
            <text:p>02:15:0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CHF</text:p>
          </table:table-cell>
          <table:table-cell office:value-type="float" office:value="1.11343">
            <text:p>1.11343</text:p>
          </table:table-cell>
          <table:table-cell office:value-type="float" office:value="1">
            <text:p>1</text:p>
          </table:table-cell>
          <table:table-cell office:value-type="string">
            <text:p>Buy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6">
            <text:p>27.6</text:p>
          </table:table-cell>
          <table:table-cell table:number-columns-repeated="2"/>
        </table:table-row>
        <table:table-row table:style-name="ro1">
          <table:table-cell office:value-type="float" office:value="8878">
            <text:p>8878</text:p>
          </table:table-cell>
          <table:table-cell office:value-type="string">
            <text:p>06/27/2019</text:p>
          </table:table-cell>
          <table:table-cell office:value-type="string">
            <text:p>04:01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CH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79">
            <text:p>8879</text:p>
          </table:table-cell>
          <table:table-cell office:value-type="string">
            <text:p>06/27/2019</text:p>
          </table:table-cell>
          <table:table-cell office:value-type="string">
            <text:p>04:01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CHF</text:p>
          </table:table-cell>
          <table:table-cell office:value-type="float" office:value="1.11149">
            <text:p>1.11149</text:p>
          </table:table-cell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02">
            <text:p>-0.002</text:p>
          </table:table-cell>
          <table:table-cell/>
          <table:table-cell office:value-type="float" office:value="27.6">
            <text:p>27.6</text:p>
          </table:table-cell>
          <table:table-cell table:number-columns-repeated="2"/>
        </table:table-row>
        <table:table-row table:style-name="ro1">
          <table:table-cell office:value-type="float" office:value="8880">
            <text:p>8880</text:p>
          </table:table-cell>
          <table:table-cell office:value-type="string">
            <text:p>06/27/2019</text:p>
          </table:table-cell>
          <table:table-cell office:value-type="string">
            <text:p>04:06:3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USD/CA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81">
            <text:p>8881</text:p>
          </table:table-cell>
          <table:table-cell office:value-type="string">
            <text:p>06/27/2019</text:p>
          </table:table-cell>
          <table:table-cell office:value-type="string">
            <text:p>04:06:3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USD/CAD</text:p>
          </table:table-cell>
          <table:table-cell office:value-type="float" office:value="1.31319">
            <text:p>1.31319</text:p>
          </table:table-cell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office:value-type="float" office:value="0.0114">
            <text:p>0.0114</text:p>
          </table:table-cell>
          <table:table-cell table:number-columns-repeated="3"/>
          <table:table-cell office:value-type="float" office:value="0.0002">
            <text:p>0.0002</text:p>
          </table:table-cell>
          <table:table-cell office:value-type="float" office:value="0">
            <text:p>0</text:p>
          </table:table-cell>
          <table:table-cell office:value-type="float" office:value="0.2543">
            <text:p>0.2543</text:p>
          </table:table-cell>
          <table:table-cell/>
          <table:table-cell office:value-type="float" office:value="27.86">
            <text:p>27.86</text:p>
          </table:table-cell>
          <table:table-cell table:number-columns-repeated="2"/>
        </table:table-row>
        <table:table-row table:style-name="ro1">
          <table:table-cell office:value-type="float" office:value="8882">
            <text:p>8882</text:p>
          </table:table-cell>
          <table:table-cell office:value-type="string">
            <text:p>06/27/2019</text:p>
          </table:table-cell>
          <table:table-cell office:value-type="string">
            <text:p>04:06:3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883">
            <text:p>8883</text:p>
          </table:table-cell>
          <table:table-cell office:value-type="string">
            <text:p>06/27/2019</text:p>
          </table:table-cell>
          <table:table-cell office:value-type="string">
            <text:p>04:06:5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A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884">
            <text:p>8884</text:p>
          </table:table-cell>
          <table:table-cell office:value-type="string">
            <text:p>06/27/2019</text:p>
          </table:table-cell>
          <table:table-cell office:value-type="string">
            <text:p>04:06:5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AD</text:p>
          </table:table-cell>
          <table:table-cell office:value-type="float" office:value="1.31334">
            <text:p>1.31334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0114">
            <text:p>0.0114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86">
            <text:p>27.86</text:p>
          </table:table-cell>
          <table:table-cell table:number-columns-repeated="2"/>
        </table:table-row>
        <table:table-row table:style-name="ro1">
          <table:table-cell office:value-type="float" office:value="8885">
            <text:p>8885</text:p>
          </table:table-cell>
          <table:table-cell office:value-type="string">
            <text:p>06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55">
            <text:p>-0.0455</text:p>
          </table:table-cell>
          <table:table-cell table:number-columns-repeated="3"/>
          <table:table-cell office:value-type="float" office:value="27.81">
            <text:p>27.8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84">
            <text:p>8884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8">
            <text:p>-0.008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8">
            <text:p>-0.02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1">
            <text:p>8851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8">
            <text:p>-0.006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74">
            <text:p>8874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38">
            <text:p>-0.0038</text:p>
          </table:table-cell>
          <table:table-cell table:number-columns-repeated="5"/>
        </table:table-row>
        <table:table-row table:style-name="ro1">
          <table:table-cell office:value-type="float" office:value="8886">
            <text:p>8886</text:p>
          </table:table-cell>
          <table:table-cell office:value-type="string">
            <text:p>06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83">
            <text:p>-0.0483</text:p>
          </table:table-cell>
          <table:table-cell table:number-columns-repeated="3"/>
          <table:table-cell office:value-type="float" office:value="27.76">
            <text:p>27.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84">
            <text:p>8884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3">
            <text:p>0.0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8">
            <text:p>-0.008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8">
            <text:p>-0.02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1">
            <text:p>8851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8">
            <text:p>-0.006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74">
            <text:p>8874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8">
            <text:p>-0.0068</text:p>
          </table:table-cell>
          <table:table-cell table:number-columns-repeated="5"/>
        </table:table-row>
        <table:table-row table:style-name="ro1">
          <table:table-cell office:value-type="float" office:value="8887">
            <text:p>8887</text:p>
          </table:table-cell>
          <table:table-cell office:value-type="string">
            <text:p>06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83">
            <text:p>-0.0483</text:p>
          </table:table-cell>
          <table:table-cell table:number-columns-repeated="3"/>
          <table:table-cell office:value-type="float" office:value="27.72">
            <text:p>27.7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84">
            <text:p>8884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3">
            <text:p>0.0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8">
            <text:p>-0.008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8">
            <text:p>-0.02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1">
            <text:p>8851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8">
            <text:p>-0.006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74">
            <text:p>8874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8">
            <text:p>-0.0068</text:p>
          </table:table-cell>
          <table:table-cell table:number-columns-repeated="5"/>
        </table:table-row>
        <table:table-row table:style-name="ro1">
          <table:table-cell office:value-type="float" office:value="8888">
            <text:p>8888</text:p>
          </table:table-cell>
          <table:table-cell office:value-type="string">
            <text:p>06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83">
            <text:p>-0.0483</text:p>
          </table:table-cell>
          <table:table-cell table:number-columns-repeated="3"/>
          <table:table-cell office:value-type="float" office:value="27.67">
            <text:p>27.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84">
            <text:p>8884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3">
            <text:p>0.00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8">
            <text:p>-0.008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8">
            <text:p>-0.02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1">
            <text:p>8851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8">
            <text:p>-0.006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6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74">
            <text:p>8874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8">
            <text:p>-0.0068</text:p>
          </table:table-cell>
          <table:table-cell table:number-columns-repeated="5"/>
        </table:table-row>
        <table:table-row table:style-name="ro1">
          <table:table-cell office:value-type="float" office:value="8889">
            <text:p>8889</text:p>
          </table:table-cell>
          <table:table-cell office:value-type="string">
            <text:p>07/01/2019</text:p>
          </table:table-cell>
          <table:table-cell office:value-type="string">
            <text:p>12:19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USD/CA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90">
            <text:p>8890</text:p>
          </table:table-cell>
          <table:table-cell office:value-type="string">
            <text:p>07/01/2019</text:p>
          </table:table-cell>
          <table:table-cell office:value-type="string">
            <text:p>12:19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USD/CAD</text:p>
          </table:table-cell>
          <table:table-cell office:value-type="float" office:value="1.3097">
            <text:p>1.3097</text:p>
          </table:table-cell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office:value-type="float" office:value="0.0122">
            <text:p>0.0122</text:p>
          </table:table-cell>
          <table:table-cell table:number-columns-repeated="3"/>
          <table:table-cell office:value-type="float" office:value="0.0001">
            <text:p>0.0001</text:p>
          </table:table-cell>
          <table:table-cell office:value-type="float" office:value="0">
            <text:p>0</text:p>
          </table:table-cell>
          <table:table-cell office:value-type="float" office:value="-0.5559">
            <text:p>-0.5559</text:p>
          </table:table-cell>
          <table:table-cell/>
          <table:table-cell office:value-type="float" office:value="27.11">
            <text:p>27.11</text:p>
          </table:table-cell>
          <table:table-cell table:number-columns-repeated="2"/>
        </table:table-row>
        <table:table-row table:style-name="ro1">
          <table:table-cell office:value-type="float" office:value="8891">
            <text:p>8891</text:p>
          </table:table-cell>
          <table:table-cell office:value-type="string">
            <text:p>07/01/2019</text:p>
          </table:table-cell>
          <table:table-cell office:value-type="string">
            <text:p>09:13:3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AUD/CAD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892">
            <text:p>8892</text:p>
          </table:table-cell>
          <table:table-cell office:value-type="string">
            <text:p>07/01/2019</text:p>
          </table:table-cell>
          <table:table-cell office:value-type="string">
            <text:p>09:13:3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AUD/CAD</text:p>
          </table:table-cell>
          <table:table-cell office:value-type="float" office:value="0.91396">
            <text:p>0.91396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072">
            <text:p>0.007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11">
            <text:p>27.11</text:p>
          </table:table-cell>
          <table:table-cell table:number-columns-repeated="2"/>
        </table:table-row>
        <table:table-row table:style-name="ro1">
          <table:table-cell office:value-type="float" office:value="8893">
            <text:p>8893</text:p>
          </table:table-cell>
          <table:table-cell office:value-type="string">
            <text:p>07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85">
            <text:p>-0.0485</text:p>
          </table:table-cell>
          <table:table-cell table:number-columns-repeated="3"/>
          <table:table-cell office:value-type="float" office:value="27.06">
            <text:p>27.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2">
            <text:p>8892</text:p>
          </table:table-cell>
          <table:table-cell office:value-type="string">
            <text:p>AUD/CAD</text:p>
          </table:table-cell>
          <table:table-cell table:number-columns-repeated="7"/>
          <table:table-cell office:value-type="float" office:value="-0.0004">
            <text:p>-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6">
            <text:p>-0.02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1">
            <text:p>8851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7">
            <text:p>-0.006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74">
            <text:p>8874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8">
            <text:p>-0.0068</text:p>
          </table:table-cell>
          <table:table-cell table:number-columns-repeated="5"/>
        </table:table-row>
        <table:table-row table:style-name="ro1">
          <table:table-cell office:value-type="float" office:value="8894">
            <text:p>8894</text:p>
          </table:table-cell>
          <table:table-cell office:value-type="string">
            <text:p>07/01/2019</text:p>
          </table:table-cell>
          <table:table-cell office:value-type="string">
            <text:p>11:06:2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AUD/CAD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895">
            <text:p>8895</text:p>
          </table:table-cell>
          <table:table-cell office:value-type="string">
            <text:p>07/01/2019</text:p>
          </table:table-cell>
          <table:table-cell office:value-type="string">
            <text:p>11:06:2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AUD/CAD</text:p>
          </table:table-cell>
          <table:table-cell office:value-type="float" office:value="0.91509">
            <text:p>0.91509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072">
            <text:p>0.0072</text:p>
          </table:table-cell>
          <table:table-cell table:number-columns-repeated="3"/>
          <table:table-cell office:value-type="float" office:value="-0.0009">
            <text:p>-0.0009</text:p>
          </table:table-cell>
          <table:table-cell office:value-type="float" office:value="0">
            <text:p>0</text:p>
          </table:table-cell>
          <table:table-cell office:value-type="float" office:value="0.0861">
            <text:p>0.0861</text:p>
          </table:table-cell>
          <table:table-cell/>
          <table:table-cell office:value-type="float" office:value="27.15">
            <text:p>27.15</text:p>
          </table:table-cell>
          <table:table-cell table:number-columns-repeated="2"/>
        </table:table-row>
        <table:table-row table:style-name="ro1">
          <table:table-cell office:value-type="float" office:value="8896">
            <text:p>8896</text:p>
          </table:table-cell>
          <table:table-cell office:value-type="string">
            <text:p>07/01/2019</text:p>
          </table:table-cell>
          <table:table-cell office:value-type="string">
            <text:p>11:13:48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CAD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897">
            <text:p>8897</text:p>
          </table:table-cell>
          <table:table-cell office:value-type="string">
            <text:p>07/01/2019</text:p>
          </table:table-cell>
          <table:table-cell office:value-type="string">
            <text:p>11:13:48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CAD</text:p>
          </table:table-cell>
          <table:table-cell office:value-type="float" office:value="1.48138">
            <text:p>1.48138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08">
            <text:p>0.008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15">
            <text:p>27.15</text:p>
          </table:table-cell>
          <table:table-cell table:number-columns-repeated="2"/>
        </table:table-row>
        <table:table-row table:style-name="ro1">
          <table:table-cell office:value-type="float" office:value="8898">
            <text:p>8898</text:p>
          </table:table-cell>
          <table:table-cell office:value-type="string">
            <text:p>07/02/2019</text:p>
          </table:table-cell>
          <table:table-cell office:value-type="string">
            <text:p>05:04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.48591">
            <text:p>1.48591</text:p>
          </table:table-cell>
          <table:table-cell table:number-columns-repeated="13"/>
        </table:table-row>
        <table:table-row table:style-name="ro1">
          <table:table-cell office:value-type="float" office:value="8899">
            <text:p>8899</text:p>
          </table:table-cell>
          <table:table-cell office:value-type="string">
            <text:p>07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537">
            <text:p>-0.0537</text:p>
          </table:table-cell>
          <table:table-cell table:number-columns-repeated="3"/>
          <table:table-cell office:value-type="float" office:value="27.09">
            <text:p>27.0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56">
            <text:p>-0.005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6">
            <text:p>-0.02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1">
            <text:p>8851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7">
            <text:p>-0.006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74">
            <text:p>8874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8">
            <text:p>-0.0068</text:p>
          </table:table-cell>
          <table:table-cell table:number-columns-repeated="5"/>
        </table:table-row>
        <table:table-row table:style-name="ro1">
          <table:table-cell office:value-type="float" office:value="8900">
            <text:p>8900</text:p>
          </table:table-cell>
          <table:table-cell office:value-type="string">
            <text:p>07/02/2019</text:p>
          </table:table-cell>
          <table:table-cell office:value-type="string">
            <text:p>06:07:4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NZD/JPY</text:p>
          </table:table-cell>
          <table:table-cell office:value-type="float" office:value="71.862">
            <text:p>71.862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office:value-type="float" office:value="0.0089">
            <text:p>0.0089</text:p>
          </table:table-cell>
          <table:table-cell table:number-columns-repeated="3"/>
          <table:table-cell office:value-type="float" office:value="-0.0015">
            <text:p>-0.0015</text:p>
          </table:table-cell>
          <table:table-cell office:value-type="float" office:value="0">
            <text:p>0</text:p>
          </table:table-cell>
          <table:table-cell office:value-type="float" office:value="0.2834">
            <text:p>0.2834</text:p>
          </table:table-cell>
          <table:table-cell/>
          <table:table-cell office:value-type="float" office:value="27.38">
            <text:p>27.38</text:p>
          </table:table-cell>
          <table:table-cell table:number-columns-repeated="2"/>
        </table:table-row>
        <table:table-row table:style-name="ro1">
          <table:table-cell office:value-type="float" office:value="8901">
            <text:p>8901</text:p>
          </table:table-cell>
          <table:table-cell office:value-type="string">
            <text:p>07/02/2019</text:p>
          </table:table-cell>
          <table:table-cell office:value-type="string">
            <text:p>08:1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02">
            <text:p>8902</text:p>
          </table:table-cell>
          <table:table-cell office:value-type="string">
            <text:p>07/02/2019</text:p>
          </table:table-cell>
          <table:table-cell office:value-type="string">
            <text:p>08:1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5.522">
            <text:p>135.522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102">
            <text:p>0.010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38">
            <text:p>27.38</text:p>
          </table:table-cell>
          <table:table-cell table:number-columns-repeated="2"/>
        </table:table-row>
        <table:table-row table:style-name="ro1">
          <table:table-cell office:value-type="float" office:value="8903">
            <text:p>8903</text:p>
          </table:table-cell>
          <table:table-cell office:value-type="string">
            <text:p>07/02/2019</text:p>
          </table:table-cell>
          <table:table-cell office:value-type="string">
            <text:p>08:10:3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35.818">
            <text:p>135.818</text:p>
          </table:table-cell>
          <table:table-cell table:number-columns-repeated="13"/>
        </table:table-row>
        <table:table-row table:style-name="ro1">
          <table:table-cell office:value-type="float" office:value="8904">
            <text:p>8904</text:p>
          </table:table-cell>
          <table:table-cell office:value-type="string">
            <text:p>07/03/2019</text:p>
          </table:table-cell>
          <table:table-cell office:value-type="string">
            <text:p>08:40:2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GBP/JPY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905">
            <text:p>8905</text:p>
          </table:table-cell>
          <table:table-cell office:value-type="string">
            <text:p>07/03/2019</text:p>
          </table:table-cell>
          <table:table-cell office:value-type="string">
            <text:p>08:40:2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GBP/JPY</text:p>
          </table:table-cell>
          <table:table-cell office:value-type="float" office:value="135.505">
            <text:p>135.505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107">
            <text:p>0.0107</text:p>
          </table:table-cell>
          <table:table-cell table:number-columns-repeated="3"/>
          <table:table-cell office:value-type="float" office:value="0.0002">
            <text:p>0.0002</text:p>
          </table:table-cell>
          <table:table-cell office:value-type="float" office:value="0">
            <text:p>0</text:p>
          </table:table-cell>
          <table:table-cell office:value-type="float" office:value="-0.0158">
            <text:p>-0.0158</text:p>
          </table:table-cell>
          <table:table-cell/>
          <table:table-cell office:value-type="float" office:value="27.36">
            <text:p>27.36</text:p>
          </table:table-cell>
          <table:table-cell table:number-columns-repeated="2"/>
        </table:table-row>
        <table:table-row table:style-name="ro1">
          <table:table-cell office:value-type="float" office:value="8906">
            <text:p>8906</text:p>
          </table:table-cell>
          <table:table-cell office:value-type="string">
            <text:p>07/03/2019</text:p>
          </table:table-cell>
          <table:table-cell office:value-type="string">
            <text:p>08:40:2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907">
            <text:p>8907</text:p>
          </table:table-cell>
          <table:table-cell office:value-type="string">
            <text:p>07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513">
            <text:p>-0.0513</text:p>
          </table:table-cell>
          <table:table-cell table:number-columns-repeated="3"/>
          <table:table-cell office:value-type="float" office:value="27.31">
            <text:p>27.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7">
            <text:p>-0.008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7">
            <text:p>-0.021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1">
            <text:p>8851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8">
            <text:p>-0.0068</text:p>
          </table:table-cell>
          <table:table-cell table:number-columns-repeated="5"/>
        </table:table-row>
        <table:table-row table:style-name="ro1">
          <table:table-cell office:value-type="float" office:value="8908">
            <text:p>8908</text:p>
          </table:table-cell>
          <table:table-cell office:value-type="string">
            <text:p>07/0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512">
            <text:p>-0.0512</text:p>
          </table:table-cell>
          <table:table-cell table:number-columns-repeated="3"/>
          <table:table-cell office:value-type="float" office:value="27.26">
            <text:p>27.2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0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8">
            <text:p>-0.02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1">
            <text:p>8851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7">
            <text:p>-0.0067</text:p>
          </table:table-cell>
          <table:table-cell table:number-columns-repeated="5"/>
        </table:table-row>
        <table:table-row table:style-name="ro1">
          <table:table-cell office:value-type="float" office:value="8909">
            <text:p>8909</text:p>
          </table:table-cell>
          <table:table-cell office:value-type="string">
            <text:p>07/05/2019</text:p>
          </table:table-cell>
          <table:table-cell office:value-type="string">
            <text:p>09:39:3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71.602">
            <text:p>71.602</text:p>
          </table:table-cell>
          <table:table-cell table:number-columns-repeated="13"/>
        </table:table-row>
        <table:table-row table:style-name="ro1">
          <table:table-cell office:value-type="float" office:value="8910">
            <text:p>8910</text:p>
          </table:table-cell>
          <table:table-cell office:value-type="string">
            <text:p>07/0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508">
            <text:p>-0.0508</text:p>
          </table:table-cell>
          <table:table-cell table:number-columns-repeated="3"/>
          <table:table-cell office:value-type="float" office:value="27.21">
            <text:p>27.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0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5">
            <text:p>-0.021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3">
            <text:p>-0.004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1">
            <text:p>8851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7">
            <text:p>-0.0067</text:p>
          </table:table-cell>
          <table:table-cell table:number-columns-repeated="5"/>
        </table:table-row>
        <table:table-row table:style-name="ro1">
          <table:table-cell office:value-type="float" office:value="8911">
            <text:p>8911</text:p>
          </table:table-cell>
          <table:table-cell office:value-type="string">
            <text:p>07/0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508">
            <text:p>-0.0508</text:p>
          </table:table-cell>
          <table:table-cell table:number-columns-repeated="3"/>
          <table:table-cell office:value-type="float" office:value="27.16">
            <text:p>27.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0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5">
            <text:p>-0.021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3">
            <text:p>-0.004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1">
            <text:p>8851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7">
            <text:p>-0.0067</text:p>
          </table:table-cell>
          <table:table-cell table:number-columns-repeated="5"/>
        </table:table-row>
        <table:table-row table:style-name="ro1">
          <table:table-cell office:value-type="float" office:value="8912">
            <text:p>8912</text:p>
          </table:table-cell>
          <table:table-cell office:value-type="string">
            <text:p>07/0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508">
            <text:p>-0.0508</text:p>
          </table:table-cell>
          <table:table-cell table:number-columns-repeated="3"/>
          <table:table-cell office:value-type="float" office:value="27.11">
            <text:p>27.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0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5">
            <text:p>-0.021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3">
            <text:p>-0.004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1">
            <text:p>8851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7">
            <text:p>-0.0067</text:p>
          </table:table-cell>
          <table:table-cell table:number-columns-repeated="5"/>
        </table:table-row>
        <table:table-row table:style-name="ro1">
          <table:table-cell office:value-type="float" office:value="8913">
            <text:p>8913</text:p>
          </table:table-cell>
          <table:table-cell office:value-type="string">
            <text:p>07/0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508">
            <text:p>-0.0508</text:p>
          </table:table-cell>
          <table:table-cell table:number-columns-repeated="3"/>
          <table:table-cell office:value-type="float" office:value="27.05">
            <text:p>27.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0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5">
            <text:p>-0.021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3">
            <text:p>-0.004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1">
            <text:p>8851</text:p>
          </table:table-cell>
          <table:table-cell office:value-type="string">
            <text:p>NZD/JPY</text:p>
          </table:table-cell>
          <table:table-cell table:number-columns-repeated="7"/>
          <table:table-cell office:value-type="float" office:value="-0.0067">
            <text:p>-0.0067</text:p>
          </table:table-cell>
          <table:table-cell table:number-columns-repeated="5"/>
        </table:table-row>
        <table:table-row table:style-name="ro1">
          <table:table-cell office:value-type="float" office:value="8914">
            <text:p>8914</text:p>
          </table:table-cell>
          <table:table-cell office:value-type="string">
            <text:p>07/09/2019</text:p>
          </table:table-cell>
          <table:table-cell office:value-type="string">
            <text:p>07:59:1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NZD/JPY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15">
            <text:p>8915</text:p>
          </table:table-cell>
          <table:table-cell office:value-type="string">
            <text:p>07/09/2019</text:p>
          </table:table-cell>
          <table:table-cell office:value-type="string">
            <text:p>07:59:1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NZD/JPY</text:p>
          </table:table-cell>
          <table:table-cell office:value-type="float" office:value="71.876">
            <text:p>71.876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074">
            <text:p>0.0074</text:p>
          </table:table-cell>
          <table:table-cell table:number-columns-repeated="3"/>
          <table:table-cell office:value-type="float" office:value="-0.0053">
            <text:p>-0.0053</text:p>
          </table:table-cell>
          <table:table-cell office:value-type="float" office:value="0">
            <text:p>0</text:p>
          </table:table-cell>
          <table:table-cell office:value-type="float" office:value="0.0018">
            <text:p>0.0018</text:p>
          </table:table-cell>
          <table:table-cell/>
          <table:table-cell office:value-type="float" office:value="27.05">
            <text:p>27.05</text:p>
          </table:table-cell>
          <table:table-cell table:number-columns-repeated="2"/>
        </table:table-row>
        <table:table-row table:style-name="ro1">
          <table:table-cell office:value-type="float" office:value="8916">
            <text:p>8916</text:p>
          </table:table-cell>
          <table:table-cell office:value-type="string">
            <text:p>07/09/2019</text:p>
          </table:table-cell>
          <table:table-cell office:value-type="string">
            <text:p>07:59:1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917">
            <text:p>8917</text:p>
          </table:table-cell>
          <table:table-cell office:value-type="string">
            <text:p>07/09/2019</text:p>
          </table:table-cell>
          <table:table-cell office:value-type="string">
            <text:p>11:10:5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CAD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18">
            <text:p>8918</text:p>
          </table:table-cell>
          <table:table-cell office:value-type="string">
            <text:p>07/09/2019</text:p>
          </table:table-cell>
          <table:table-cell office:value-type="string">
            <text:p>11:10:5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CAD</text:p>
          </table:table-cell>
          <table:table-cell office:value-type="float" office:value="1.47286">
            <text:p>1.47286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office:value-type="float" office:value="0.0069">
            <text:p>0.0069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05">
            <text:p>27.05</text:p>
          </table:table-cell>
          <table:table-cell table:number-columns-repeated="2"/>
        </table:table-row>
        <table:table-row table:style-name="ro1">
          <table:table-cell office:value-type="float" office:value="8919">
            <text:p>8919</text:p>
          </table:table-cell>
          <table:table-cell office:value-type="string">
            <text:p>07/09/2019</text:p>
          </table:table-cell>
          <table:table-cell office:value-type="string">
            <text:p>11:10:5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47686">
            <text:p>1.47686</text:p>
          </table:table-cell>
          <table:table-cell table:number-columns-repeated="13"/>
        </table:table-row>
        <table:table-row table:style-name="ro1">
          <table:table-cell office:value-type="float" office:value="8920">
            <text:p>8920</text:p>
          </table:table-cell>
          <table:table-cell office:value-type="string">
            <text:p>07/0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48">
            <text:p>-0.0448</text:p>
          </table:table-cell>
          <table:table-cell table:number-columns-repeated="3"/>
          <table:table-cell office:value-type="float" office:value="27.01">
            <text:p>27.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0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18">
            <text:p>8918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07">
            <text:p>-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5">
            <text:p>-0.021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0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3">
            <text:p>-0.0043</text:p>
          </table:table-cell>
          <table:table-cell table:number-columns-repeated="5"/>
        </table:table-row>
        <table:table-row table:style-name="ro1">
          <table:table-cell office:value-type="float" office:value="8921">
            <text:p>8921</text:p>
          </table:table-cell>
          <table:table-cell office:value-type="string">
            <text:p>07/10/2019</text:p>
          </table:table-cell>
          <table:table-cell office:value-type="string">
            <text:p>07:07:0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EUR/CAD</text:p>
          </table:table-cell>
          <table:table-cell office:value-type="float" office:value="1.47686">
            <text:p>1.47686</text:p>
          </table:table-cell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office:value-type="float" office:value="0.0085">
            <text:p>0.0085</text:p>
          </table:table-cell>
          <table:table-cell table:number-columns-repeated="3"/>
          <table:table-cell office:value-type="float" office:value="-0.0073">
            <text:p>-0.0073</text:p>
          </table:table-cell>
          <table:table-cell office:value-type="float" office:value="0">
            <text:p>0</text:p>
          </table:table-cell>
          <table:table-cell office:value-type="float" office:value="0.3074">
            <text:p>0.3074</text:p>
          </table:table-cell>
          <table:table-cell/>
          <table:table-cell office:value-type="float" office:value="27.31">
            <text:p>27.31</text:p>
          </table:table-cell>
          <table:table-cell table:number-columns-repeated="2"/>
        </table:table-row>
        <table:table-row table:style-name="ro1">
          <table:table-cell office:value-type="float" office:value="8922">
            <text:p>8922</text:p>
          </table:table-cell>
          <table:table-cell office:value-type="string">
            <text:p>07/10/2019</text:p>
          </table:table-cell>
          <table:table-cell office:value-type="string">
            <text:p>07:25:5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23">
            <text:p>8923</text:p>
          </table:table-cell>
          <table:table-cell office:value-type="string">
            <text:p>07/10/2019</text:p>
          </table:table-cell>
          <table:table-cell office:value-type="string">
            <text:p>07:25:5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2467">
            <text:p>1.12467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055">
            <text:p>0.0055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31">
            <text:p>27.31</text:p>
          </table:table-cell>
          <table:table-cell table:number-columns-repeated="2"/>
        </table:table-row>
        <table:table-row table:style-name="ro1">
          <table:table-cell office:value-type="float" office:value="8924">
            <text:p>8924</text:p>
          </table:table-cell>
          <table:table-cell office:value-type="string">
            <text:p>07/10/2019</text:p>
          </table:table-cell>
          <table:table-cell office:value-type="string">
            <text:p>07:26:3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.12852">
            <text:p>1.12852</text:p>
          </table:table-cell>
          <table:table-cell table:number-columns-repeated="13"/>
        </table:table-row>
        <table:table-row table:style-name="ro1">
          <table:table-cell office:value-type="float" office:value="8925">
            <text:p>8925</text:p>
          </table:table-cell>
          <table:table-cell office:value-type="string">
            <text:p>07/10/2019</text:p>
          </table:table-cell>
          <table:table-cell office:value-type="string">
            <text:p>08:01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USD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926">
            <text:p>8926</text:p>
          </table:table-cell>
          <table:table-cell office:value-type="string">
            <text:p>07/10/2019</text:p>
          </table:table-cell>
          <table:table-cell office:value-type="string">
            <text:p>08:01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USD</text:p>
          </table:table-cell>
          <table:table-cell office:value-type="float" office:value="1.12482">
            <text:p>1.12482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06">
            <text:p>0.006</text:p>
          </table:table-cell>
          <table:table-cell table:number-columns-repeated="3"/>
          <table:table-cell office:value-type="float" office:value="-0.0003">
            <text:p>-0.0003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/>
          <table:table-cell office:value-type="float" office:value="27.32">
            <text:p>27.32</text:p>
          </table:table-cell>
          <table:table-cell table:number-columns-repeated="2"/>
        </table:table-row>
        <table:table-row table:style-name="ro1">
          <table:table-cell office:value-type="float" office:value="8927">
            <text:p>8927</text:p>
          </table:table-cell>
          <table:table-cell office:value-type="string">
            <text:p>07/10/2019</text:p>
          </table:table-cell>
          <table:table-cell office:value-type="string">
            <text:p>08:01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928">
            <text:p>8928</text:p>
          </table:table-cell>
          <table:table-cell office:value-type="string">
            <text:p>07/10/2019</text:p>
          </table:table-cell>
          <table:table-cell office:value-type="string">
            <text:p>11:10:0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AD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29">
            <text:p>8929</text:p>
          </table:table-cell>
          <table:table-cell office:value-type="string">
            <text:p>07/10/2019</text:p>
          </table:table-cell>
          <table:table-cell office:value-type="string">
            <text:p>11:10:0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AD</text:p>
          </table:table-cell>
          <table:table-cell office:value-type="float" office:value="1.30696">
            <text:p>1.30696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061">
            <text:p>0.006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7.32">
            <text:p>27.32</text:p>
          </table:table-cell>
          <table:table-cell table:number-columns-repeated="2"/>
        </table:table-row>
        <table:table-row table:style-name="ro1">
          <table:table-cell office:value-type="float" office:value="8930">
            <text:p>8930</text:p>
          </table:table-cell>
          <table:table-cell office:value-type="string">
            <text:p>07/10/2019</text:p>
          </table:table-cell>
          <table:table-cell office:value-type="string">
            <text:p>11:10:0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31194">
            <text:p>1.31194</text:p>
          </table:table-cell>
          <table:table-cell table:number-columns-repeated="13"/>
        </table:table-row>
        <table:table-row table:style-name="ro1">
          <table:table-cell office:value-type="float" office:value="8931">
            <text:p>8931</text:p>
          </table:table-cell>
          <table:table-cell office:value-type="string">
            <text:p>07/1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43">
            <text:p>-0.0443</text:p>
          </table:table-cell>
          <table:table-cell table:number-columns-repeated="3"/>
          <table:table-cell office:value-type="float" office:value="27.28">
            <text:p>27.2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1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29">
            <text:p>8929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6">
            <text:p>-0.02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32">
            <text:p>8932</text:p>
          </table:table-cell>
          <table:table-cell office:value-type="string">
            <text:p>07/11/2019</text:p>
          </table:table-cell>
          <table:table-cell office:value-type="string">
            <text:p>07:59:1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8933">
            <text:p>8933</text:p>
          </table:table-cell>
          <table:table-cell office:value-type="string">
            <text:p>07/11/2019</text:p>
          </table:table-cell>
          <table:table-cell office:value-type="string">
            <text:p>07:59:1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REPLACEMENT</text:p>
          </table:table-cell>
          <table:table-cell/>
          <table:table-cell office:value-type="float" office:value="1.31022">
            <text:p>1.31022</text:p>
          </table:table-cell>
          <table:table-cell table:number-columns-repeated="13"/>
        </table:table-row>
        <table:table-row table:style-name="ro1">
          <table:table-cell office:value-type="float" office:value="8934">
            <text:p>8934</text:p>
          </table:table-cell>
          <table:table-cell office:value-type="string">
            <text:p>07/1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42">
            <text:p>-0.0442</text:p>
          </table:table-cell>
          <table:table-cell table:number-columns-repeated="3"/>
          <table:table-cell office:value-type="float" office:value="27.23">
            <text:p>27.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1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29">
            <text:p>8929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6">
            <text:p>-0.02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35">
            <text:p>8935</text:p>
          </table:table-cell>
          <table:table-cell office:value-type="string">
            <text:p>07/1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45">
            <text:p>-0.0445</text:p>
          </table:table-cell>
          <table:table-cell table:number-columns-repeated="3"/>
          <table:table-cell office:value-type="float" office:value="27.19">
            <text:p>27.1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1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29">
            <text:p>8929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7">
            <text:p>-0.008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8">
            <text:p>-0.02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36">
            <text:p>8936</text:p>
          </table:table-cell>
          <table:table-cell office:value-type="string">
            <text:p>07/1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45">
            <text:p>-0.0445</text:p>
          </table:table-cell>
          <table:table-cell table:number-columns-repeated="3"/>
          <table:table-cell office:value-type="float" office:value="27.14">
            <text:p>27.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1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29">
            <text:p>8929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7">
            <text:p>-0.008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8">
            <text:p>-0.02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37">
            <text:p>8937</text:p>
          </table:table-cell>
          <table:table-cell office:value-type="string">
            <text:p>07/14/2019</text:p>
          </table:table-cell>
          <table:table-cell office:value-type="string">
            <text:p>07:25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RANSFER_FUNDS</text:p>
          </table:table-cell>
          <table:table-cell table:number-columns-repeated="12"/>
          <table:table-cell office:value-type="float" office:value="100">
            <text:p>100</text:p>
          </table:table-cell>
          <table:table-cell office:value-type="float" office:value="127.14">
            <text:p>127.14</text:p>
          </table:table-cell>
          <table:table-cell table:number-columns-repeated="2"/>
        </table:table-row>
        <table:table-row table:style-name="ro1">
          <table:table-cell office:value-type="float" office:value="8938">
            <text:p>8938</text:p>
          </table:table-cell>
          <table:table-cell office:value-type="string">
            <text:p>07/1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45">
            <text:p>-0.0445</text:p>
          </table:table-cell>
          <table:table-cell table:number-columns-repeated="3"/>
          <table:table-cell office:value-type="float" office:value="127.1">
            <text:p>127.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1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29">
            <text:p>8929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7">
            <text:p>-0.008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8">
            <text:p>-0.02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39">
            <text:p>8939</text:p>
          </table:table-cell>
          <table:table-cell office:value-type="string">
            <text:p>07/14/2019</text:p>
          </table:table-cell>
          <table:table-cell office:value-type="string">
            <text:p>07:04:43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USD/CAD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40">
            <text:p>8940</text:p>
          </table:table-cell>
          <table:table-cell office:value-type="string">
            <text:p>07/14/2019</text:p>
          </table:table-cell>
          <table:table-cell office:value-type="string">
            <text:p>07:04:43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USD/CAD</text:p>
          </table:table-cell>
          <table:table-cell office:value-type="float" office:value="1.30388">
            <text:p>1.30388</text:p>
          </table:table-cell>
          <table:table-cell office:value-type="float" office:value="300">
            <text:p>300</text:p>
          </table:table-cell>
          <table:table-cell office:value-type="string">
            <text:p>Buy</text:p>
          </table:table-cell>
          <table:table-cell office:value-type="float" office:value="0.0161">
            <text:p>0.016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7.1">
            <text:p>127.1</text:p>
          </table:table-cell>
          <table:table-cell table:number-columns-repeated="2"/>
        </table:table-row>
        <table:table-row table:style-name="ro1">
          <table:table-cell office:value-type="float" office:value="8941">
            <text:p>8941</text:p>
          </table:table-cell>
          <table:table-cell office:value-type="string">
            <text:p>07/14/2019</text:p>
          </table:table-cell>
          <table:table-cell office:value-type="string">
            <text:p>07:06:2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.30768">
            <text:p>1.30768</text:p>
          </table:table-cell>
          <table:table-cell table:number-columns-repeated="13"/>
        </table:table-row>
        <table:table-row table:style-name="ro1">
          <table:table-cell office:value-type="float" office:value="8942">
            <text:p>8942</text:p>
          </table:table-cell>
          <table:table-cell office:value-type="string">
            <text:p>07/14/2019</text:p>
          </table:table-cell>
          <table:table-cell office:value-type="string">
            <text:p>07:46:0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43">
            <text:p>8943</text:p>
          </table:table-cell>
          <table:table-cell office:value-type="string">
            <text:p>07/14/2019</text:p>
          </table:table-cell>
          <table:table-cell office:value-type="string">
            <text:p>07:46:0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5.776">
            <text:p>135.776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0213">
            <text:p>0.0213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7.1">
            <text:p>127.1</text:p>
          </table:table-cell>
          <table:table-cell table:number-columns-repeated="2"/>
        </table:table-row>
        <table:table-row table:style-name="ro1">
          <table:table-cell office:value-type="float" office:value="8944">
            <text:p>8944</text:p>
          </table:table-cell>
          <table:table-cell office:value-type="string">
            <text:p>07/14/2019</text:p>
          </table:table-cell>
          <table:table-cell office:value-type="string">
            <text:p>07:46:5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36.146">
            <text:p>136.146</text:p>
          </table:table-cell>
          <table:table-cell table:number-columns-repeated="13"/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07/14/2019</text:p>
          </table:table-cell>
          <table:table-cell office:value-type="string">
            <text:p>08:31:2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AU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07/14/2019</text:p>
          </table:table-cell>
          <table:table-cell office:value-type="string">
            <text:p>08:31:2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AUD</text:p>
          </table:table-cell>
          <table:table-cell office:value-type="float" office:value="1.60328">
            <text:p>1.60328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0141">
            <text:p>0.014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7.1">
            <text:p>127.1</text:p>
          </table:table-cell>
          <table:table-cell table:number-columns-repeated="2"/>
        </table:table-row>
        <table:table-row table:style-name="ro1">
          <table:table-cell office:value-type="float" office:value="8947">
            <text:p>8947</text:p>
          </table:table-cell>
          <table:table-cell office:value-type="string">
            <text:p>07/14/2019</text:p>
          </table:table-cell>
          <table:table-cell office:value-type="string">
            <text:p>08:31:2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60678">
            <text:p>1.60678</text:p>
          </table:table-cell>
          <table:table-cell table:number-columns-repeated="13"/>
        </table:table-row>
        <table:table-row table:style-name="ro1">
          <table:table-cell office:value-type="float" office:value="8948">
            <text:p>8948</text:p>
          </table:table-cell>
          <table:table-cell office:value-type="string">
            <text:p>07/15/2019</text:p>
          </table:table-cell>
          <table:table-cell office:value-type="string">
            <text:p>01:48:2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210">
            <text:p>21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49">
            <text:p>8949</text:p>
          </table:table-cell>
          <table:table-cell office:value-type="string">
            <text:p>07/15/2019</text:p>
          </table:table-cell>
          <table:table-cell office:value-type="string">
            <text:p>01:48:2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5.495">
            <text:p>135.495</text:p>
          </table:table-cell>
          <table:table-cell office:value-type="float" office:value="210">
            <text:p>210</text:p>
          </table:table-cell>
          <table:table-cell office:value-type="string">
            <text:p>Buy</text:p>
          </table:table-cell>
          <table:table-cell office:value-type="float" office:value="0.0234">
            <text:p>0.0234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7.1">
            <text:p>127.1</text:p>
          </table:table-cell>
          <table:table-cell table:number-columns-repeated="2"/>
        </table:table-row>
        <table:table-row table:style-name="ro1">
          <table:table-cell office:value-type="float" office:value="8950">
            <text:p>8950</text:p>
          </table:table-cell>
          <table:table-cell office:value-type="string">
            <text:p>07/15/2019</text:p>
          </table:table-cell>
          <table:table-cell office:value-type="string">
            <text:p>01:48:5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35.837">
            <text:p>135.837</text:p>
          </table:table-cell>
          <table:table-cell table:number-columns-repeated="13"/>
        </table:table-row>
        <table:table-row table:style-name="ro1">
          <table:table-cell office:value-type="float" office:value="8951">
            <text:p>8951</text:p>
          </table:table-cell>
          <table:table-cell office:value-type="string">
            <text:p>07/15/2019</text:p>
          </table:table-cell>
          <table:table-cell office:value-type="string">
            <text:p>03:52:4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52">
            <text:p>8952</text:p>
          </table:table-cell>
          <table:table-cell office:value-type="string">
            <text:p>07/15/2019</text:p>
          </table:table-cell>
          <table:table-cell office:value-type="string">
            <text:p>03:52:4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5.47">
            <text:p>135.47</text:p>
          </table:table-cell>
          <table:table-cell office:value-type="float" office:value="150">
            <text:p>150</text:p>
          </table:table-cell>
          <table:table-cell office:value-type="string">
            <text:p>Buy</text:p>
          </table:table-cell>
          <table:table-cell office:value-type="float" office:value="0.0153">
            <text:p>0.0153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7.1">
            <text:p>127.1</text:p>
          </table:table-cell>
          <table:table-cell table:number-columns-repeated="2"/>
        </table:table-row>
        <table:table-row table:style-name="ro1">
          <table:table-cell office:value-type="float" office:value="8953">
            <text:p>8953</text:p>
          </table:table-cell>
          <table:table-cell office:value-type="string">
            <text:p>07/15/2019</text:p>
          </table:table-cell>
          <table:table-cell office:value-type="string">
            <text:p>03:52:4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5.72">
            <text:p>135.72</text:p>
          </table:table-cell>
          <table:table-cell table:number-columns-repeated="13"/>
        </table:table-row>
        <table:table-row table:style-name="ro1">
          <table:table-cell office:value-type="float" office:value="8954">
            <text:p>8954</text:p>
          </table:table-cell>
          <table:table-cell office:value-type="string">
            <text:p>07/15/2019</text:p>
          </table:table-cell>
          <table:table-cell office:value-type="string">
            <text:p>04:46:2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55">
            <text:p>8955</text:p>
          </table:table-cell>
          <table:table-cell office:value-type="string">
            <text:p>07/15/2019</text:p>
          </table:table-cell>
          <table:table-cell office:value-type="string">
            <text:p>04:46:2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5.348">
            <text:p>135.348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office:value-type="float" office:value="0.0103">
            <text:p>0.0103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7.1">
            <text:p>127.1</text:p>
          </table:table-cell>
          <table:table-cell table:number-columns-repeated="2"/>
        </table:table-row>
        <table:table-row table:style-name="ro1">
          <table:table-cell office:value-type="float" office:value="8956">
            <text:p>8956</text:p>
          </table:table-cell>
          <table:table-cell office:value-type="string">
            <text:p>07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555">
            <text:p>-0.0555</text:p>
          </table:table-cell>
          <table:table-cell table:number-columns-repeated="3"/>
          <table:table-cell office:value-type="float" office:value="127.04">
            <text:p>127.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6">
            <text:p>8946</text:p>
          </table:table-cell>
          <table:table-cell office:value-type="string">
            <text:p>EUR/AUD</text:p>
          </table:table-cell>
          <table:table-cell table:number-columns-repeated="7"/>
          <table:table-cell office:value-type="float" office:value="-0.0125">
            <text:p>-0.012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29">
            <text:p>8929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0">
            <text:p>8940</text:p>
          </table:table-cell>
          <table:table-cell office:value-type="string">
            <text:p>USD/CAD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9">
            <text:p>894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2">
            <text:p>8952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2">
            <text:p>0.000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5">
            <text:p>8955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7">
            <text:p>-0.008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8">
            <text:p>-0.02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57">
            <text:p>8957</text:p>
          </table:table-cell>
          <table:table-cell office:value-type="string">
            <text:p>07/15/2019</text:p>
          </table:table-cell>
          <table:table-cell office:value-type="string">
            <text:p>06:11:4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USD/CAD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958">
            <text:p>8958</text:p>
          </table:table-cell>
          <table:table-cell office:value-type="string">
            <text:p>07/15/2019</text:p>
          </table:table-cell>
          <table:table-cell office:value-type="string">
            <text:p>06:11:4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USD/CAD</text:p>
          </table:table-cell>
          <table:table-cell office:value-type="float" office:value="1.30559">
            <text:p>1.30559</text:p>
          </table:table-cell>
          <table:table-cell office:value-type="float" office:value="300">
            <text:p>300</text:p>
          </table:table-cell>
          <table:table-cell office:value-type="string">
            <text:p>Sell</text:p>
          </table:table-cell>
          <table:table-cell office:value-type="float" office:value="0.0218">
            <text:p>0.0218</text:p>
          </table:table-cell>
          <table:table-cell table:number-columns-repeated="3"/>
          <table:table-cell office:value-type="float" office:value="0.0001">
            <text:p>0.0001</text:p>
          </table:table-cell>
          <table:table-cell office:value-type="float" office:value="0">
            <text:p>0</text:p>
          </table:table-cell>
          <table:table-cell office:value-type="float" office:value="0.3929">
            <text:p>0.3929</text:p>
          </table:table-cell>
          <table:table-cell/>
          <table:table-cell office:value-type="float" office:value="127.44">
            <text:p>127.44</text:p>
          </table:table-cell>
          <table:table-cell table:number-columns-repeated="2"/>
        </table:table-row>
        <table:table-row table:style-name="ro1">
          <table:table-cell office:value-type="float" office:value="8959">
            <text:p>8959</text:p>
          </table:table-cell>
          <table:table-cell office:value-type="string">
            <text:p>07/15/2019</text:p>
          </table:table-cell>
          <table:table-cell office:value-type="string">
            <text:p>06:11:4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960">
            <text:p>8960</text:p>
          </table:table-cell>
          <table:table-cell office:value-type="string">
            <text:p>07/15/2019</text:p>
          </table:table-cell>
          <table:table-cell office:value-type="string">
            <text:p>06:31:3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AUD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61">
            <text:p>8961</text:p>
          </table:table-cell>
          <table:table-cell office:value-type="string">
            <text:p>07/15/2019</text:p>
          </table:table-cell>
          <table:table-cell office:value-type="string">
            <text:p>06:31:3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AUD</text:p>
          </table:table-cell>
          <table:table-cell office:value-type="float" office:value="1.59972">
            <text:p>1.59972</text:p>
          </table:table-cell>
          <table:table-cell office:value-type="float" office:value="250">
            <text:p>250</text:p>
          </table:table-cell>
          <table:table-cell office:value-type="string">
            <text:p>Buy</text:p>
          </table:table-cell>
          <table:table-cell office:value-type="float" office:value="0.0202">
            <text:p>0.020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7.44">
            <text:p>127.44</text:p>
          </table:table-cell>
          <table:table-cell table:number-columns-repeated="2"/>
        </table:table-row>
        <table:table-row table:style-name="ro1">
          <table:table-cell office:value-type="float" office:value="8962">
            <text:p>8962</text:p>
          </table:table-cell>
          <table:table-cell office:value-type="string">
            <text:p>07/15/2019</text:p>
          </table:table-cell>
          <table:table-cell office:value-type="string">
            <text:p>06:31:3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60272">
            <text:p>1.60272</text:p>
          </table:table-cell>
          <table:table-cell table:number-columns-repeated="13"/>
        </table:table-row>
        <table:table-row table:style-name="ro1">
          <table:table-cell office:value-type="float" office:value="8963">
            <text:p>8963</text:p>
          </table:table-cell>
          <table:table-cell office:value-type="string">
            <text:p>07/16/2019</text:p>
          </table:table-cell>
          <table:table-cell office:value-type="string">
            <text:p>12:29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AUD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964">
            <text:p>8964</text:p>
          </table:table-cell>
          <table:table-cell office:value-type="string">
            <text:p>07/16/2019</text:p>
          </table:table-cell>
          <table:table-cell office:value-type="string">
            <text:p>12:29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AUD</text:p>
          </table:table-cell>
          <table:table-cell office:value-type="float" office:value="1.60084">
            <text:p>1.60084</text:p>
          </table:table-cell>
          <table:table-cell office:value-type="float" office:value="250">
            <text:p>250</text:p>
          </table:table-cell>
          <table:table-cell office:value-type="string">
            <text:p>Sell</text:p>
          </table:table-cell>
          <table:table-cell office:value-type="float" office:value="0.0158">
            <text:p>0.0158</text:p>
          </table:table-cell>
          <table:table-cell table:number-columns-repeated="3"/>
          <table:table-cell office:value-type="float" office:value="-0.0056">
            <text:p>-0.0056</text:p>
          </table:table-cell>
          <table:table-cell office:value-type="float" office:value="0">
            <text:p>0</text:p>
          </table:table-cell>
          <table:table-cell office:value-type="float" office:value="0.1968">
            <text:p>0.1968</text:p>
          </table:table-cell>
          <table:table-cell/>
          <table:table-cell office:value-type="float" office:value="127.63">
            <text:p>127.63</text:p>
          </table:table-cell>
          <table:table-cell table:number-columns-repeated="2"/>
        </table:table-row>
        <table:table-row table:style-name="ro1">
          <table:table-cell office:value-type="float" office:value="8965">
            <text:p>8965</text:p>
          </table:table-cell>
          <table:table-cell office:value-type="string">
            <text:p>07/16/2019</text:p>
          </table:table-cell>
          <table:table-cell office:value-type="string">
            <text:p>12:29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966">
            <text:p>8966</text:p>
          </table:table-cell>
          <table:table-cell office:value-type="string">
            <text:p>07/16/2019</text:p>
          </table:table-cell>
          <table:table-cell office:value-type="string">
            <text:p>12:29:4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202">
            <text:p>202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67">
            <text:p>8967</text:p>
          </table:table-cell>
          <table:table-cell office:value-type="string">
            <text:p>07/16/2019</text:p>
          </table:table-cell>
          <table:table-cell office:value-type="string">
            <text:p>12:29:4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4.913">
            <text:p>134.913</text:p>
          </table:table-cell>
          <table:table-cell office:value-type="float" office:value="202">
            <text:p>202</text:p>
          </table:table-cell>
          <table:table-cell office:value-type="string">
            <text:p>Buy</text:p>
          </table:table-cell>
          <table:table-cell office:value-type="float" office:value="0.0206">
            <text:p>0.020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7.63">
            <text:p>127.63</text:p>
          </table:table-cell>
          <table:table-cell table:number-columns-repeated="2"/>
        </table:table-row>
        <table:table-row table:style-name="ro1">
          <table:table-cell office:value-type="float" office:value="8968">
            <text:p>8968</text:p>
          </table:table-cell>
          <table:table-cell office:value-type="string">
            <text:p>07/16/2019</text:p>
          </table:table-cell>
          <table:table-cell office:value-type="string">
            <text:p>12:34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35.414">
            <text:p>135.414</text:p>
          </table:table-cell>
          <table:table-cell table:number-columns-repeated="13"/>
        </table:table-row>
        <table:table-row table:style-name="ro1">
          <table:table-cell office:value-type="float" office:value="8969">
            <text:p>8969</text:p>
          </table:table-cell>
          <table:table-cell office:value-type="string">
            <text:p>07/16/2019</text:p>
          </table:table-cell>
          <table:table-cell office:value-type="string">
            <text:p>12:48:5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70">
            <text:p>8970</text:p>
          </table:table-cell>
          <table:table-cell office:value-type="string">
            <text:p>07/16/2019</text:p>
          </table:table-cell>
          <table:table-cell office:value-type="string">
            <text:p>12:48:5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4.796">
            <text:p>134.796</text:p>
          </table:table-cell>
          <table:table-cell office:value-type="float" office:value="50">
            <text:p>50</text:p>
          </table:table-cell>
          <table:table-cell office:value-type="string">
            <text:p>Buy</text:p>
          </table:table-cell>
          <table:table-cell office:value-type="float" office:value="0.0049">
            <text:p>0.0049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7.63">
            <text:p>127.63</text:p>
          </table:table-cell>
          <table:table-cell table:number-columns-repeated="2"/>
        </table:table-row>
        <table:table-row table:style-name="ro1">
          <table:table-cell office:value-type="float" office:value="8971">
            <text:p>8971</text:p>
          </table:table-cell>
          <table:table-cell office:value-type="string">
            <text:p>07/16/2019</text:p>
          </table:table-cell>
          <table:table-cell office:value-type="string">
            <text:p>01:19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GBP/JPY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972">
            <text:p>8972</text:p>
          </table:table-cell>
          <table:table-cell office:value-type="string">
            <text:p>07/16/2019</text:p>
          </table:table-cell>
          <table:table-cell office:value-type="string">
            <text:p>01:19:2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GBP/JPY</text:p>
          </table:table-cell>
          <table:table-cell office:value-type="float" office:value="134.629">
            <text:p>134.629</text:p>
          </table:table-cell>
          <table:table-cell office:value-type="float" office:value="50">
            <text:p>50</text:p>
          </table:table-cell>
          <table:table-cell office:value-type="string">
            <text:p>Sell</text:p>
          </table:table-cell>
          <table:table-cell office:value-type="float" office:value="0.0053">
            <text:p>0.0053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0773">
            <text:p>-0.0773</text:p>
          </table:table-cell>
          <table:table-cell/>
          <table:table-cell office:value-type="float" office:value="127.55">
            <text:p>127.55</text:p>
          </table:table-cell>
          <table:table-cell table:number-columns-repeated="2"/>
        </table:table-row>
        <table:table-row table:style-name="ro1">
          <table:table-cell office:value-type="float" office:value="8973">
            <text:p>8973</text:p>
          </table:table-cell>
          <table:table-cell office:value-type="string">
            <text:p>07/16/2019</text:p>
          </table:table-cell>
          <table:table-cell office:value-type="string">
            <text:p>02:43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AU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974">
            <text:p>8974</text:p>
          </table:table-cell>
          <table:table-cell office:value-type="string">
            <text:p>07/16/2019</text:p>
          </table:table-cell>
          <table:table-cell office:value-type="string">
            <text:p>02:43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AUD</text:p>
          </table:table-cell>
          <table:table-cell office:value-type="float" office:value="1.59851">
            <text:p>1.59851</text:p>
          </table:table-cell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office:value-type="float" office:value="0.0134">
            <text:p>0.0134</text:p>
          </table:table-cell>
          <table:table-cell table:number-columns-repeated="3"/>
          <table:table-cell office:value-type="float" office:value="-0.0104">
            <text:p>-0.0104</text:p>
          </table:table-cell>
          <table:table-cell office:value-type="float" office:value="0">
            <text:p>0</text:p>
          </table:table-cell>
          <table:table-cell office:value-type="float" office:value="-0.6707">
            <text:p>-0.6707</text:p>
          </table:table-cell>
          <table:table-cell/>
          <table:table-cell office:value-type="float" office:value="126.87">
            <text:p>126.87</text:p>
          </table:table-cell>
          <table:table-cell table:number-columns-repeated="2"/>
        </table:table-row>
        <table:table-row table:style-name="ro1">
          <table:table-cell office:value-type="float" office:value="8975">
            <text:p>8975</text:p>
          </table:table-cell>
          <table:table-cell office:value-type="string">
            <text:p>07/16/2019</text:p>
          </table:table-cell>
          <table:table-cell office:value-type="string">
            <text:p>02:43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976">
            <text:p>8976</text:p>
          </table:table-cell>
          <table:table-cell office:value-type="string">
            <text:p>07/16/2019</text:p>
          </table:table-cell>
          <table:table-cell office:value-type="string">
            <text:p>02:50:3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USD/CAD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977">
            <text:p>8977</text:p>
          </table:table-cell>
          <table:table-cell office:value-type="string">
            <text:p>07/16/2019</text:p>
          </table:table-cell>
          <table:table-cell office:value-type="string">
            <text:p>02:50:3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USD/CAD</text:p>
          </table:table-cell>
          <table:table-cell office:value-type="float" office:value="1.30552">
            <text:p>1.30552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061">
            <text:p>0.0061</text:p>
          </table:table-cell>
          <table:table-cell table:number-columns-repeated="3"/>
          <table:table-cell office:value-type="float" office:value="0.0001">
            <text:p>0.0001</text:p>
          </table:table-cell>
          <table:table-cell office:value-type="float" office:value="0">
            <text:p>0</text:p>
          </table:table-cell>
          <table:table-cell office:value-type="float" office:value="-0.1103">
            <text:p>-0.1103</text:p>
          </table:table-cell>
          <table:table-cell/>
          <table:table-cell office:value-type="float" office:value="126.76">
            <text:p>126.76</text:p>
          </table:table-cell>
          <table:table-cell table:number-columns-repeated="2"/>
        </table:table-row>
        <table:table-row table:style-name="ro1">
          <table:table-cell office:value-type="float" office:value="8978">
            <text:p>8978</text:p>
          </table:table-cell>
          <table:table-cell office:value-type="string">
            <text:p>07/16/2019</text:p>
          </table:table-cell>
          <table:table-cell office:value-type="string">
            <text:p>02:50:3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979">
            <text:p>8979</text:p>
          </table:table-cell>
          <table:table-cell office:value-type="string">
            <text:p>07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18">
            <text:p>-0.0418</text:p>
          </table:table-cell>
          <table:table-cell table:number-columns-repeated="3"/>
          <table:table-cell office:value-type="float" office:value="126.72">
            <text:p>126.7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9">
            <text:p>894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2">
            <text:p>8952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5">
            <text:p>0.0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5">
            <text:p>8955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67">
            <text:p>8967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7">
            <text:p>-0.008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7">
            <text:p>-0.021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80">
            <text:p>8980</text:p>
          </table:table-cell>
          <table:table-cell office:value-type="string">
            <text:p>07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17">
            <text:p>-0.0417</text:p>
          </table:table-cell>
          <table:table-cell table:number-columns-repeated="3"/>
          <table:table-cell office:value-type="float" office:value="126.68">
            <text:p>126.6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9">
            <text:p>894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2">
            <text:p>8952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5">
            <text:p>0.0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5">
            <text:p>8955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67">
            <text:p>8967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6">
            <text:p>0.0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7">
            <text:p>-0.008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8">
            <text:p>-0.02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81">
            <text:p>8981</text:p>
          </table:table-cell>
          <table:table-cell office:value-type="string">
            <text:p>07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2">
            <text:p>-0.042</text:p>
          </table:table-cell>
          <table:table-cell table:number-columns-repeated="3"/>
          <table:table-cell office:value-type="float" office:value="126.63">
            <text:p>126.6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6">
            <text:p>0.0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9">
            <text:p>894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2">
            <text:p>8952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5">
            <text:p>0.0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5">
            <text:p>8955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67">
            <text:p>8967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8">
            <text:p>-0.008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2">
            <text:p>-0.02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82">
            <text:p>8982</text:p>
          </table:table-cell>
          <table:table-cell office:value-type="string">
            <text:p>07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18">
            <text:p>-0.0418</text:p>
          </table:table-cell>
          <table:table-cell table:number-columns-repeated="3"/>
          <table:table-cell office:value-type="float" office:value="126.59">
            <text:p>126.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6">
            <text:p>0.0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9">
            <text:p>894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2">
            <text:p>8952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5">
            <text:p>0.0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5">
            <text:p>8955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67">
            <text:p>8967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7">
            <text:p>-0.008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9">
            <text:p>-0.021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1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83">
            <text:p>8983</text:p>
          </table:table-cell>
          <table:table-cell office:value-type="string">
            <text:p>07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2">
            <text:p>-0.042</text:p>
          </table:table-cell>
          <table:table-cell table:number-columns-repeated="3"/>
          <table:table-cell office:value-type="float" office:value="126.55">
            <text:p>126.5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6">
            <text:p>0.0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9">
            <text:p>894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2">
            <text:p>8952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5">
            <text:p>0.0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5">
            <text:p>8955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67">
            <text:p>8967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8">
            <text:p>-0.008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2">
            <text:p>-0.02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84">
            <text:p>8984</text:p>
          </table:table-cell>
          <table:table-cell office:value-type="string">
            <text:p>07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2">
            <text:p>-0.042</text:p>
          </table:table-cell>
          <table:table-cell table:number-columns-repeated="3"/>
          <table:table-cell office:value-type="float" office:value="126.51">
            <text:p>126.5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6">
            <text:p>0.0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9">
            <text:p>894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2">
            <text:p>8952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5">
            <text:p>0.0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5">
            <text:p>8955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67">
            <text:p>8967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8">
            <text:p>-0.008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2">
            <text:p>-0.02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85">
            <text:p>8985</text:p>
          </table:table-cell>
          <table:table-cell office:value-type="string">
            <text:p>07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18">
            <text:p>-0.0418</text:p>
          </table:table-cell>
          <table:table-cell table:number-columns-repeated="3"/>
          <table:table-cell office:value-type="float" office:value="126.47">
            <text:p>126.4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9">
            <text:p>894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2">
            <text:p>8952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5">
            <text:p>0.0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5">
            <text:p>8955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67">
            <text:p>8967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8">
            <text:p>-0.008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9">
            <text:p>-0.021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86">
            <text:p>8986</text:p>
          </table:table-cell>
          <table:table-cell office:value-type="string">
            <text:p>07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15">
            <text:p>-0.0415</text:p>
          </table:table-cell>
          <table:table-cell table:number-columns-repeated="3"/>
          <table:table-cell office:value-type="float" office:value="126.42">
            <text:p>126.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9">
            <text:p>894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2">
            <text:p>8952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5">
            <text:p>0.0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5">
            <text:p>8955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67">
            <text:p>8967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7">
            <text:p>-0.008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7">
            <text:p>-0.021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87">
            <text:p>8987</text:p>
          </table:table-cell>
          <table:table-cell office:value-type="string">
            <text:p>07/24/2019</text:p>
          </table:table-cell>
          <table:table-cell office:value-type="string">
            <text:p>06:10:2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GBP/JPY</text:p>
          </table:table-cell>
          <table:table-cell/>
          <table:table-cell office:value-type="float" office:value="202">
            <text:p>202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988">
            <text:p>8988</text:p>
          </table:table-cell>
          <table:table-cell office:value-type="string">
            <text:p>07/24/2019</text:p>
          </table:table-cell>
          <table:table-cell office:value-type="string">
            <text:p>06:10:2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GBP/JPY</text:p>
          </table:table-cell>
          <table:table-cell office:value-type="float" office:value="134.932">
            <text:p>134.932</text:p>
          </table:table-cell>
          <table:table-cell office:value-type="float" office:value="202">
            <text:p>202</text:p>
          </table:table-cell>
          <table:table-cell office:value-type="string">
            <text:p>Sell</text:p>
          </table:table-cell>
          <table:table-cell office:value-type="float" office:value="0.0234">
            <text:p>0.0234</text:p>
          </table:table-cell>
          <table:table-cell table:number-columns-repeated="3"/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  <table:table-cell office:value-type="float" office:value="0.0355">
            <text:p>0.0355</text:p>
          </table:table-cell>
          <table:table-cell/>
          <table:table-cell office:value-type="float" office:value="126.46">
            <text:p>126.46</text:p>
          </table:table-cell>
          <table:table-cell table:number-columns-repeated="2"/>
        </table:table-row>
        <table:table-row table:style-name="ro1">
          <table:table-cell office:value-type="float" office:value="8989">
            <text:p>8989</text:p>
          </table:table-cell>
          <table:table-cell office:value-type="string">
            <text:p>07/24/2019</text:p>
          </table:table-cell>
          <table:table-cell office:value-type="string">
            <text:p>06:10:2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8990">
            <text:p>8990</text:p>
          </table:table-cell>
          <table:table-cell office:value-type="string">
            <text:p>07/24/2019</text:p>
          </table:table-cell>
          <table:table-cell office:value-type="string">
            <text:p>06:11:4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202">
            <text:p>202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91">
            <text:p>8991</text:p>
          </table:table-cell>
          <table:table-cell office:value-type="string">
            <text:p>07/24/2019</text:p>
          </table:table-cell>
          <table:table-cell office:value-type="string">
            <text:p>06:11:4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1459">
            <text:p>1.11459</text:p>
          </table:table-cell>
          <table:table-cell office:value-type="float" office:value="202">
            <text:p>202</text:p>
          </table:table-cell>
          <table:table-cell office:value-type="string">
            <text:p>Buy</text:p>
          </table:table-cell>
          <table:table-cell office:value-type="float" office:value="0.0121">
            <text:p>0.012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6.46">
            <text:p>126.46</text:p>
          </table:table-cell>
          <table:table-cell table:number-columns-repeated="2"/>
        </table:table-row>
        <table:table-row table:style-name="ro1">
          <table:table-cell office:value-type="float" office:value="8992">
            <text:p>8992</text:p>
          </table:table-cell>
          <table:table-cell office:value-type="string">
            <text:p>07/24/2019</text:p>
          </table:table-cell>
          <table:table-cell office:value-type="string">
            <text:p>07:35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8993">
            <text:p>8993</text:p>
          </table:table-cell>
          <table:table-cell office:value-type="string">
            <text:p>07/24/2019</text:p>
          </table:table-cell>
          <table:table-cell office:value-type="string">
            <text:p>07:35:0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1478">
            <text:p>1.11478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012">
            <text:p>0.01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6.46">
            <text:p>126.46</text:p>
          </table:table-cell>
          <table:table-cell table:number-columns-repeated="2"/>
        </table:table-row>
        <table:table-row table:style-name="ro1">
          <table:table-cell office:value-type="float" office:value="8994">
            <text:p>8994</text:p>
          </table:table-cell>
          <table:table-cell office:value-type="string">
            <text:p>07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538">
            <text:p>-0.0538</text:p>
          </table:table-cell>
          <table:table-cell table:number-columns-repeated="3"/>
          <table:table-cell office:value-type="float" office:value="126.41">
            <text:p>126.4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91">
            <text:p>8991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065">
            <text:p>-0.006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93">
            <text:p>8993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051">
            <text:p>-0.005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9">
            <text:p>8949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2">
            <text:p>8952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5">
            <text:p>0.00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55">
            <text:p>8955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7">
            <text:p>-0.008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7">
            <text:p>-0.021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4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8995">
            <text:p>8995</text:p>
          </table:table-cell>
          <table:table-cell office:value-type="string">
            <text:p>07/25/2019</text:p>
          </table:table-cell>
          <table:table-cell office:value-type="string">
            <text:p>08:33:1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GBP/JPY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8996">
            <text:p>8996</text:p>
          </table:table-cell>
          <table:table-cell office:value-type="string">
            <text:p>07/25/2019</text:p>
          </table:table-cell>
          <table:table-cell office:value-type="string">
            <text:p>08:33:1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GBP/JPY</text:p>
          </table:table-cell>
          <table:table-cell office:value-type="float" office:value="135.479">
            <text:p>135.479</text:p>
          </table:table-cell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office:value-type="float" office:value="0.0098">
            <text:p>0.0098</text:p>
          </table:table-cell>
          <table:table-cell table:number-columns-repeated="3"/>
          <table:table-cell office:value-type="float" office:value="0.0003">
            <text:p>0.0003</text:p>
          </table:table-cell>
          <table:table-cell office:value-type="float" office:value="0">
            <text:p>0</text:p>
          </table:table-cell>
          <table:table-cell office:value-type="float" office:value="0.1219">
            <text:p>0.1219</text:p>
          </table:table-cell>
          <table:table-cell/>
          <table:table-cell office:value-type="float" office:value="126.53">
            <text:p>126.53</text:p>
          </table:table-cell>
          <table:table-cell table:number-columns-repeated="2"/>
        </table:table-row>
        <table:table-row table:style-name="ro1">
          <table:table-cell office:value-type="float" office:value="8997">
            <text:p>8997</text:p>
          </table:table-cell>
          <table:table-cell office:value-type="string">
            <text:p>07/25/2019</text:p>
          </table:table-cell>
          <table:table-cell office:value-type="string">
            <text:p>08:42:2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CLIENT_ORDER</text:p>
          </table:table-cell>
          <table:table-cell/>
          <table:table-cell office:value-type="float" office:value="135.285">
            <text:p>135.285</text:p>
          </table:table-cell>
          <table:table-cell table:number-columns-repeated="13"/>
        </table:table-row>
        <table:table-row table:style-name="ro1">
          <table:table-cell office:value-type="float" office:value="8998">
            <text:p>8998</text:p>
          </table:table-cell>
          <table:table-cell office:value-type="string">
            <text:p>07/25/2019</text:p>
          </table:table-cell>
          <table:table-cell office:value-type="string">
            <text:p>08:42:3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CLIENT_ORDER</text:p>
          </table:table-cell>
          <table:table-cell/>
          <table:table-cell office:value-type="float" office:value="135.229">
            <text:p>135.229</text:p>
          </table:table-cell>
          <table:table-cell table:number-columns-repeated="13"/>
        </table:table-row>
        <table:table-row table:style-name="ro1">
          <table:table-cell office:value-type="float" office:value="8999">
            <text:p>8999</text:p>
          </table:table-cell>
          <table:table-cell office:value-type="string">
            <text:p>07/25/2019</text:p>
          </table:table-cell>
          <table:table-cell office:value-type="string">
            <text:p>09:09:1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GBP/JPY</text:p>
          </table:table-cell>
          <table:table-cell office:value-type="float" office:value="135.284">
            <text:p>135.284</text:p>
          </table:table-cell>
          <table:table-cell office:value-type="float" office:value="150">
            <text:p>150</text:p>
          </table:table-cell>
          <table:table-cell office:value-type="string">
            <text:p>Sell</text:p>
          </table:table-cell>
          <table:table-cell office:value-type="float" office:value="0.0159">
            <text:p>0.0159</text:p>
          </table:table-cell>
          <table:table-cell table:number-columns-repeated="3"/>
          <table:table-cell office:value-type="float" office:value="0.0004">
            <text:p>0.0004</text:p>
          </table:table-cell>
          <table:table-cell office:value-type="float" office:value="0">
            <text:p>0</text:p>
          </table:table-cell>
          <table:table-cell office:value-type="float" office:value="-0.2569">
            <text:p>-0.2569</text:p>
          </table:table-cell>
          <table:table-cell/>
          <table:table-cell office:value-type="float" office:value="126.27">
            <text:p>126.27</text:p>
          </table:table-cell>
          <table:table-cell table:number-columns-repeated="2"/>
        </table:table-row>
        <table:table-row table:style-name="ro1">
          <table:table-cell office:value-type="float" office:value="9000">
            <text:p>9000</text:p>
          </table:table-cell>
          <table:table-cell office:value-type="string">
            <text:p>07/25/2019</text:p>
          </table:table-cell>
          <table:table-cell office:value-type="string">
            <text:p>09:09:1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9001">
            <text:p>9001</text:p>
          </table:table-cell>
          <table:table-cell office:value-type="string">
            <text:p>07/25/2019</text:p>
          </table:table-cell>
          <table:table-cell office:value-type="string">
            <text:p>09:10:0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GBP/JPY</text:p>
          </table:table-cell>
          <table:table-cell office:value-type="float" office:value="135.229">
            <text:p>135.229</text:p>
          </table:table-cell>
          <table:table-cell office:value-type="float" office:value="210">
            <text:p>210</text:p>
          </table:table-cell>
          <table:table-cell office:value-type="string">
            <text:p>Sell</text:p>
          </table:table-cell>
          <table:table-cell office:value-type="float" office:value="0.0232">
            <text:p>0.0232</text:p>
          </table:table-cell>
          <table:table-cell table:number-columns-repeated="3"/>
          <table:table-cell office:value-type="float" office:value="0.0006">
            <text:p>0.0006</text:p>
          </table:table-cell>
          <table:table-cell office:value-type="float" office:value="0">
            <text:p>0</text:p>
          </table:table-cell>
          <table:table-cell office:value-type="float" office:value="-0.5143">
            <text:p>-0.5143</text:p>
          </table:table-cell>
          <table:table-cell/>
          <table:table-cell office:value-type="float" office:value="125.76">
            <text:p>125.76</text:p>
          </table:table-cell>
          <table:table-cell table:number-columns-repeated="2"/>
        </table:table-row>
        <table:table-row table:style-name="ro1">
          <table:table-cell office:value-type="float" office:value="9002">
            <text:p>9002</text:p>
          </table:table-cell>
          <table:table-cell office:value-type="string">
            <text:p>07/25/2019</text:p>
          </table:table-cell>
          <table:table-cell office:value-type="string">
            <text:p>09:10:0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9003">
            <text:p>9003</text:p>
          </table:table-cell>
          <table:table-cell office:value-type="string">
            <text:p>07/25/2019</text:p>
          </table:table-cell>
          <table:table-cell office:value-type="string">
            <text:p>09:14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US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9004">
            <text:p>9004</text:p>
          </table:table-cell>
          <table:table-cell office:value-type="string">
            <text:p>07/25/2019</text:p>
          </table:table-cell>
          <table:table-cell office:value-type="string">
            <text:p>09:14:0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USD</text:p>
          </table:table-cell>
          <table:table-cell office:value-type="float" office:value="1.11484">
            <text:p>1.11484</text:p>
          </table:table-cell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office:value-type="float" office:value="0.013">
            <text:p>0.013</text:p>
          </table:table-cell>
          <table:table-cell table:number-columns-repeated="3"/>
          <table:table-cell office:value-type="float" office:value="-0.0191">
            <text:p>-0.0191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/>
          <table:table-cell office:value-type="float" office:value="125.75">
            <text:p>125.75</text:p>
          </table:table-cell>
          <table:table-cell table:number-columns-repeated="2"/>
        </table:table-row>
        <table:table-row table:style-name="ro1">
          <table:table-cell office:value-type="float" office:value="9005">
            <text:p>9005</text:p>
          </table:table-cell>
          <table:table-cell office:value-type="string">
            <text:p>07/25/2019</text:p>
          </table:table-cell>
          <table:table-cell office:value-type="string">
            <text:p>09:14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USD</text:p>
          </table:table-cell>
          <table:table-cell/>
          <table:table-cell office:value-type="float" office:value="202">
            <text:p>202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9006">
            <text:p>9006</text:p>
          </table:table-cell>
          <table:table-cell office:value-type="string">
            <text:p>07/25/2019</text:p>
          </table:table-cell>
          <table:table-cell office:value-type="string">
            <text:p>09:14:1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USD</text:p>
          </table:table-cell>
          <table:table-cell office:value-type="float" office:value="1.11487">
            <text:p>1.11487</text:p>
          </table:table-cell>
          <table:table-cell office:value-type="float" office:value="202">
            <text:p>202</text:p>
          </table:table-cell>
          <table:table-cell office:value-type="string">
            <text:p>Sell</text:p>
          </table:table-cell>
          <table:table-cell office:value-type="float" office:value="0.0111">
            <text:p>0.0111</text:p>
          </table:table-cell>
          <table:table-cell table:number-columns-repeated="3"/>
          <table:table-cell office:value-type="float" office:value="-0.0192">
            <text:p>-0.0192</text:p>
          </table:table-cell>
          <table:table-cell office:value-type="float" office:value="0">
            <text:p>0</text:p>
          </table:table-cell>
          <table:table-cell office:value-type="float" office:value="0.0566">
            <text:p>0.0566</text:p>
          </table:table-cell>
          <table:table-cell/>
          <table:table-cell office:value-type="float" office:value="125.79">
            <text:p>125.79</text:p>
          </table:table-cell>
          <table:table-cell table:number-columns-repeated="2"/>
        </table:table-row>
        <table:table-row table:style-name="ro1">
          <table:table-cell office:value-type="float" office:value="9007">
            <text:p>9007</text:p>
          </table:table-cell>
          <table:table-cell office:value-type="string">
            <text:p>07/25/2019</text:p>
          </table:table-cell>
          <table:table-cell office:value-type="string">
            <text:p>10:46:3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08">
            <text:p>9008</text:p>
          </table:table-cell>
          <table:table-cell office:value-type="string">
            <text:p>07/25/2019</text:p>
          </table:table-cell>
          <table:table-cell office:value-type="string">
            <text:p>10:46:3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1421">
            <text:p>1.11421</text:p>
          </table:table-cell>
          <table:table-cell office:value-type="float" office:value="300">
            <text:p>300</text:p>
          </table:table-cell>
          <table:table-cell office:value-type="string">
            <text:p>Buy</text:p>
          </table:table-cell>
          <table:table-cell office:value-type="float" office:value="0.021">
            <text:p>0.02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5.79">
            <text:p>125.79</text:p>
          </table:table-cell>
          <table:table-cell table:number-columns-repeated="2"/>
        </table:table-row>
        <table:table-row table:style-name="ro1">
          <table:table-cell office:value-type="float" office:value="9009">
            <text:p>9009</text:p>
          </table:table-cell>
          <table:table-cell office:value-type="string">
            <text:p>07/25/2019</text:p>
          </table:table-cell>
          <table:table-cell office:value-type="string">
            <text:p>10:46:3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11824">
            <text:p>1.11824</text:p>
          </table:table-cell>
          <table:table-cell table:number-columns-repeated="13"/>
        </table:table-row>
        <table:table-row table:style-name="ro1">
          <table:table-cell office:value-type="float" office:value="9010">
            <text:p>9010</text:p>
          </table:table-cell>
          <table:table-cell office:value-type="string">
            <text:p>07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68">
            <text:p>-0.0468</text:p>
          </table:table-cell>
          <table:table-cell table:number-columns-repeated="3"/>
          <table:table-cell office:value-type="float" office:value="125.74">
            <text:p>125.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08">
            <text:p>9008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032">
            <text:p>-0.003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6">
            <text:p>-0.02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5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9011">
            <text:p>9011</text:p>
          </table:table-cell>
          <table:table-cell office:value-type="string">
            <text:p>07/26/2019</text:p>
          </table:table-cell>
          <table:table-cell office:value-type="string">
            <text:p>12:16:4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12">
            <text:p>9012</text:p>
          </table:table-cell>
          <table:table-cell office:value-type="string">
            <text:p>07/26/2019</text:p>
          </table:table-cell>
          <table:table-cell office:value-type="string">
            <text:p>12:16:4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1369">
            <text:p>1.11369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013">
            <text:p>0.013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5.74">
            <text:p>125.74</text:p>
          </table:table-cell>
          <table:table-cell table:number-columns-repeated="2"/>
        </table:table-row>
        <table:table-row table:style-name="ro1">
          <table:table-cell office:value-type="float" office:value="9013">
            <text:p>9013</text:p>
          </table:table-cell>
          <table:table-cell office:value-type="string">
            <text:p>07/26/2019</text:p>
          </table:table-cell>
          <table:table-cell office:value-type="string">
            <text:p>08:36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14">
            <text:p>9014</text:p>
          </table:table-cell>
          <table:table-cell office:value-type="string">
            <text:p>07/26/2019</text:p>
          </table:table-cell>
          <table:table-cell office:value-type="string">
            <text:p>08:36:1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1195">
            <text:p>1.11195</text:p>
          </table:table-cell>
          <table:table-cell office:value-type="float" office:value="500">
            <text:p>500</text:p>
          </table:table-cell>
          <table:table-cell office:value-type="string">
            <text:p>Buy</text:p>
          </table:table-cell>
          <table:table-cell office:value-type="float" office:value="0.03">
            <text:p>0.03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5.74">
            <text:p>125.74</text:p>
          </table:table-cell>
          <table:table-cell table:number-columns-repeated="2"/>
        </table:table-row>
        <table:table-row table:style-name="ro1">
          <table:table-cell office:value-type="float" office:value="9015">
            <text:p>9015</text:p>
          </table:table-cell>
          <table:table-cell office:value-type="string">
            <text:p>07/26/2019</text:p>
          </table:table-cell>
          <table:table-cell office:value-type="string">
            <text:p>10:55:0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.11644">
            <text:p>1.11644</text:p>
          </table:table-cell>
          <table:table-cell table:number-columns-repeated="13"/>
        </table:table-row>
        <table:table-row table:style-name="ro1">
          <table:table-cell office:value-type="float" office:value="9016">
            <text:p>9016</text:p>
          </table:table-cell>
          <table:table-cell office:value-type="string">
            <text:p>07/26/2019</text:p>
          </table:table-cell>
          <table:table-cell office:value-type="string">
            <text:p>10:55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.11646">
            <text:p>1.11646</text:p>
          </table:table-cell>
          <table:table-cell table:number-columns-repeated="13"/>
        </table:table-row>
        <table:table-row table:style-name="ro1">
          <table:table-cell office:value-type="float" office:value="9017">
            <text:p>9017</text:p>
          </table:table-cell>
          <table:table-cell office:value-type="string">
            <text:p>07/26/2019</text:p>
          </table:table-cell>
          <table:table-cell office:value-type="string">
            <text:p>11:05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9018">
            <text:p>9018</text:p>
          </table:table-cell>
          <table:table-cell office:value-type="string">
            <text:p>07/26/2019</text:p>
          </table:table-cell>
          <table:table-cell office:value-type="string">
            <text:p>11:05:1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REPLACEMENT</text:p>
          </table:table-cell>
          <table:table-cell/>
          <table:table-cell office:value-type="float" office:value="1.11553">
            <text:p>1.11553</text:p>
          </table:table-cell>
          <table:table-cell table:number-columns-repeated="13"/>
        </table:table-row>
        <table:table-row table:style-name="ro1">
          <table:table-cell office:value-type="float" office:value="9019">
            <text:p>9019</text:p>
          </table:table-cell>
          <table:table-cell office:value-type="string">
            <text:p>07/26/2019</text:p>
          </table:table-cell>
          <table:table-cell office:value-type="string">
            <text:p>11:05:2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9020">
            <text:p>9020</text:p>
          </table:table-cell>
          <table:table-cell office:value-type="string">
            <text:p>07/26/2019</text:p>
          </table:table-cell>
          <table:table-cell office:value-type="string">
            <text:p>11:05:2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REPLACEMENT</text:p>
          </table:table-cell>
          <table:table-cell/>
          <table:table-cell office:value-type="float" office:value="1.11553">
            <text:p>1.11553</text:p>
          </table:table-cell>
          <table:table-cell table:number-columns-repeated="13"/>
        </table:table-row>
        <table:table-row table:style-name="ro1">
          <table:table-cell office:value-type="float" office:value="9021">
            <text:p>9021</text:p>
          </table:table-cell>
          <table:table-cell office:value-type="string">
            <text:p>07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994">
            <text:p>-0.0994</text:p>
          </table:table-cell>
          <table:table-cell table:number-columns-repeated="3"/>
          <table:table-cell office:value-type="float" office:value="125.64">
            <text:p>125.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08">
            <text:p>9008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338">
            <text:p>-0.033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12">
            <text:p>9012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119">
            <text:p>-0.011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14">
            <text:p>9014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103">
            <text:p>-0.01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5">
            <text:p>-0.021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6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3">
            <text:p>-0.0043</text:p>
          </table:table-cell>
          <table:table-cell table:number-columns-repeated="5"/>
        </table:table-row>
        <table:table-row table:style-name="ro1">
          <table:table-cell office:value-type="float" office:value="9022">
            <text:p>9022</text:p>
          </table:table-cell>
          <table:table-cell office:value-type="string">
            <text:p>07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1564">
            <text:p>-0.1564</text:p>
          </table:table-cell>
          <table:table-cell table:number-columns-repeated="3"/>
          <table:table-cell office:value-type="float" office:value="125.49">
            <text:p>125.4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08">
            <text:p>9008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338">
            <text:p>-0.033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12">
            <text:p>9012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226">
            <text:p>-0.022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14">
            <text:p>9014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564">
            <text:p>-0.056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6">
            <text:p>-0.02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7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9023">
            <text:p>9023</text:p>
          </table:table-cell>
          <table:table-cell office:value-type="string">
            <text:p>07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1564">
            <text:p>-0.1564</text:p>
          </table:table-cell>
          <table:table-cell table:number-columns-repeated="3"/>
          <table:table-cell office:value-type="float" office:value="125.33">
            <text:p>125.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08">
            <text:p>9008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338">
            <text:p>-0.033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12">
            <text:p>9012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226">
            <text:p>-0.022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14">
            <text:p>9014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564">
            <text:p>-0.056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6">
            <text:p>-0.02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8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4">
            <text:p>-0.0044</text:p>
          </table:table-cell>
          <table:table-cell table:number-columns-repeated="5"/>
        </table:table-row>
        <table:table-row table:style-name="ro1">
          <table:table-cell office:value-type="float" office:value="9024">
            <text:p>9024</text:p>
          </table:table-cell>
          <table:table-cell office:value-type="string">
            <text:p>07/28/2019</text:p>
          </table:table-cell>
          <table:table-cell office:value-type="string">
            <text:p>06:16:1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9025">
            <text:p>9025</text:p>
          </table:table-cell>
          <table:table-cell office:value-type="string">
            <text:p>07/28/2019</text:p>
          </table:table-cell>
          <table:table-cell office:value-type="string">
            <text:p>06:16:1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REPLACEMENT</text:p>
          </table:table-cell>
          <table:table-cell/>
          <table:table-cell office:value-type="float" office:value="1.11668">
            <text:p>1.11668</text:p>
          </table:table-cell>
          <table:table-cell table:number-columns-repeated="13"/>
        </table:table-row>
        <table:table-row table:style-name="ro1">
          <table:table-cell office:value-type="float" office:value="9026">
            <text:p>9026</text:p>
          </table:table-cell>
          <table:table-cell office:value-type="string">
            <text:p>07/28/2019</text:p>
          </table:table-cell>
          <table:table-cell office:value-type="string">
            <text:p>06:16:3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9027">
            <text:p>9027</text:p>
          </table:table-cell>
          <table:table-cell office:value-type="string">
            <text:p>07/28/2019</text:p>
          </table:table-cell>
          <table:table-cell office:value-type="string">
            <text:p>06:16:3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REPLACEMENT</text:p>
          </table:table-cell>
          <table:table-cell/>
          <table:table-cell office:value-type="float" office:value="1.11668">
            <text:p>1.11668</text:p>
          </table:table-cell>
          <table:table-cell table:number-columns-repeated="13"/>
        </table:table-row>
        <table:table-row table:style-name="ro1">
          <table:table-cell office:value-type="float" office:value="9028">
            <text:p>9028</text:p>
          </table:table-cell>
          <table:table-cell office:value-type="string">
            <text:p>07/29/2019</text:p>
          </table:table-cell>
          <table:table-cell office:value-type="string">
            <text:p>12:08:5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USD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9029">
            <text:p>9029</text:p>
          </table:table-cell>
          <table:table-cell office:value-type="string">
            <text:p>07/29/2019</text:p>
          </table:table-cell>
          <table:table-cell office:value-type="string">
            <text:p>12:08:5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USD</text:p>
          </table:table-cell>
          <table:table-cell office:value-type="float" office:value="1.11454">
            <text:p>1.11454</text:p>
          </table:table-cell>
          <table:table-cell office:value-type="float" office:value="500">
            <text:p>500</text:p>
          </table:table-cell>
          <table:table-cell office:value-type="string">
            <text:p>Sell</text:p>
          </table:table-cell>
          <table:table-cell office:value-type="float" office:value="0.03">
            <text:p>0.03</text:p>
          </table:table-cell>
          <table:table-cell table:number-columns-repeated="3"/>
          <table:table-cell office:value-type="float" office:value="-0.0544">
            <text:p>-0.0544</text:p>
          </table:table-cell>
          <table:table-cell office:value-type="float" office:value="0">
            <text:p>0</text:p>
          </table:table-cell>
          <table:table-cell office:value-type="float" office:value="1.295">
            <text:p>1.295</text:p>
          </table:table-cell>
          <table:table-cell/>
          <table:table-cell office:value-type="float" office:value="126.57">
            <text:p>126.57</text:p>
          </table:table-cell>
          <table:table-cell table:number-columns-repeated="2"/>
        </table:table-row>
        <table:table-row table:style-name="ro1">
          <table:table-cell office:value-type="float" office:value="9030">
            <text:p>9030</text:p>
          </table:table-cell>
          <table:table-cell office:value-type="string">
            <text:p>07/29/2019</text:p>
          </table:table-cell>
          <table:table-cell office:value-type="string">
            <text:p>12:08:5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9031">
            <text:p>9031</text:p>
          </table:table-cell>
          <table:table-cell office:value-type="string">
            <text:p>07/29/2019</text:p>
          </table:table-cell>
          <table:table-cell office:value-type="string">
            <text:p>12:09:0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US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9032">
            <text:p>9032</text:p>
          </table:table-cell>
          <table:table-cell office:value-type="string">
            <text:p>07/29/2019</text:p>
          </table:table-cell>
          <table:table-cell office:value-type="string">
            <text:p>12:09:0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USD</text:p>
          </table:table-cell>
          <table:table-cell office:value-type="float" office:value="1.11454">
            <text:p>1.11454</text:p>
          </table:table-cell>
          <table:table-cell office:value-type="float" office:value="200">
            <text:p>200</text:p>
          </table:table-cell>
          <table:table-cell office:value-type="string">
            <text:p>Sell</text:p>
          </table:table-cell>
          <table:table-cell office:value-type="float" office:value="0.012">
            <text:p>0.012</text:p>
          </table:table-cell>
          <table:table-cell table:number-columns-repeated="3"/>
          <table:table-cell office:value-type="float" office:value="-0.0218">
            <text:p>-0.021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float" office:value="126.72">
            <text:p>126.72</text:p>
          </table:table-cell>
          <table:table-cell table:number-columns-repeated="2"/>
        </table:table-row>
        <table:table-row table:style-name="ro1">
          <table:table-cell office:value-type="float" office:value="9033">
            <text:p>9033</text:p>
          </table:table-cell>
          <table:table-cell office:value-type="string">
            <text:p>07/29/2019</text:p>
          </table:table-cell>
          <table:table-cell office:value-type="string">
            <text:p>12:09:0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9034">
            <text:p>9034</text:p>
          </table:table-cell>
          <table:table-cell office:value-type="string">
            <text:p>07/29/2019</text:p>
          </table:table-cell>
          <table:table-cell office:value-type="string">
            <text:p>12:09:1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USD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9035">
            <text:p>9035</text:p>
          </table:table-cell>
          <table:table-cell office:value-type="string">
            <text:p>07/29/2019</text:p>
          </table:table-cell>
          <table:table-cell office:value-type="string">
            <text:p>12:09:1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USD</text:p>
          </table:table-cell>
          <table:table-cell office:value-type="float" office:value="1.11454">
            <text:p>1.11454</text:p>
          </table:table-cell>
          <table:table-cell office:value-type="float" office:value="300">
            <text:p>300</text:p>
          </table:table-cell>
          <table:table-cell office:value-type="string">
            <text:p>Sell</text:p>
          </table:table-cell>
          <table:table-cell office:value-type="float" office:value="0.018">
            <text:p>0.018</text:p>
          </table:table-cell>
          <table:table-cell table:number-columns-repeated="3"/>
          <table:table-cell office:value-type="float" office:value="-0.0327">
            <text:p>-0.0327</text:p>
          </table:table-cell>
          <table:table-cell office:value-type="float" office:value="0">
            <text:p>0</text:p>
          </table:table-cell>
          <table:table-cell office:value-type="float" office:value="0.099">
            <text:p>0.099</text:p>
          </table:table-cell>
          <table:table-cell/>
          <table:table-cell office:value-type="float" office:value="126.79">
            <text:p>126.79</text:p>
          </table:table-cell>
          <table:table-cell table:number-columns-repeated="2"/>
        </table:table-row>
        <table:table-row table:style-name="ro1">
          <table:table-cell office:value-type="float" office:value="9036">
            <text:p>9036</text:p>
          </table:table-cell>
          <table:table-cell office:value-type="string">
            <text:p>07/29/2019</text:p>
          </table:table-cell>
          <table:table-cell office:value-type="string">
            <text:p>12:09:12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9037">
            <text:p>9037</text:p>
          </table:table-cell>
          <table:table-cell office:value-type="string">
            <text:p>07/29/2019</text:p>
          </table:table-cell>
          <table:table-cell office:value-type="string">
            <text:p>12:13:2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202">
            <text:p>202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38">
            <text:p>9038</text:p>
          </table:table-cell>
          <table:table-cell office:value-type="string">
            <text:p>07/29/2019</text:p>
          </table:table-cell>
          <table:table-cell office:value-type="string">
            <text:p>12:13:2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3.017">
            <text:p>133.017</text:p>
          </table:table-cell>
          <table:table-cell office:value-type="float" office:value="202">
            <text:p>202</text:p>
          </table:table-cell>
          <table:table-cell office:value-type="string">
            <text:p>Buy</text:p>
          </table:table-cell>
          <table:table-cell office:value-type="float" office:value="0.0195">
            <text:p>0.0195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6.79">
            <text:p>126.79</text:p>
          </table:table-cell>
          <table:table-cell table:number-columns-repeated="2"/>
        </table:table-row>
        <table:table-row table:style-name="ro1">
          <table:table-cell office:value-type="float" office:value="9039">
            <text:p>9039</text:p>
          </table:table-cell>
          <table:table-cell office:value-type="string">
            <text:p>07/29/2019</text:p>
          </table:table-cell>
          <table:table-cell office:value-type="string">
            <text:p>12:13:2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3.367">
            <text:p>133.367</text:p>
          </table:table-cell>
          <table:table-cell table:number-columns-repeated="13"/>
        </table:table-row>
        <table:table-row table:style-name="ro1">
          <table:table-cell office:value-type="float" office:value="9040">
            <text:p>9040</text:p>
          </table:table-cell>
          <table:table-cell office:value-type="string">
            <text:p>07/29/2019</text:p>
          </table:table-cell>
          <table:table-cell office:value-type="string">
            <text:p>12:13:4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9041">
            <text:p>9041</text:p>
          </table:table-cell>
          <table:table-cell office:value-type="string">
            <text:p>07/29/2019</text:p>
          </table:table-cell>
          <table:table-cell office:value-type="string">
            <text:p>12:13:44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REPLACEMENT</text:p>
          </table:table-cell>
          <table:table-cell/>
          <table:table-cell office:value-type="float" office:value="133.497">
            <text:p>133.497</text:p>
          </table:table-cell>
          <table:table-cell table:number-columns-repeated="13"/>
        </table:table-row>
        <table:table-row table:style-name="ro1">
          <table:table-cell office:value-type="float" office:value="9042">
            <text:p>9042</text:p>
          </table:table-cell>
          <table:table-cell office:value-type="string">
            <text:p>07/29/2019</text:p>
          </table:table-cell>
          <table:table-cell office:value-type="string">
            <text:p>12:21:3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43">
            <text:p>9043</text:p>
          </table:table-cell>
          <table:table-cell office:value-type="string">
            <text:p>07/29/2019</text:p>
          </table:table-cell>
          <table:table-cell office:value-type="string">
            <text:p>12:21:3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1481">
            <text:p>1.11481</text:p>
          </table:table-cell>
          <table:table-cell office:value-type="float" office:value="200">
            <text:p>200</text:p>
          </table:table-cell>
          <table:table-cell office:value-type="string">
            <text:p>Buy</text:p>
          </table:table-cell>
          <table:table-cell office:value-type="float" office:value="0.011">
            <text:p>0.01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6.79">
            <text:p>126.79</text:p>
          </table:table-cell>
          <table:table-cell table:number-columns-repeated="2"/>
        </table:table-row>
        <table:table-row table:style-name="ro1">
          <table:table-cell office:value-type="float" office:value="9044">
            <text:p>9044</text:p>
          </table:table-cell>
          <table:table-cell office:value-type="string">
            <text:p>07/29/2019</text:p>
          </table:table-cell>
          <table:table-cell office:value-type="string">
            <text:p>12:21:3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.11833">
            <text:p>1.11833</text:p>
          </table:table-cell>
          <table:table-cell table:number-columns-repeated="13"/>
        </table:table-row>
        <table:table-row table:style-name="ro1">
          <table:table-cell office:value-type="float" office:value="9045">
            <text:p>9045</text:p>
          </table:table-cell>
          <table:table-cell office:value-type="string">
            <text:p>07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439">
            <text:p>-0.0439</text:p>
          </table:table-cell>
          <table:table-cell table:number-columns-repeated="3"/>
          <table:table-cell office:value-type="float" office:value="126.74">
            <text:p>126.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43">
            <text:p>9043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006">
            <text:p>-0.0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38">
            <text:p>903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5">
            <text:p>-0.021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29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54">
            <text:p>885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43">
            <text:p>-0.0043</text:p>
          </table:table-cell>
          <table:table-cell table:number-columns-repeated="5"/>
        </table:table-row>
        <table:table-row table:style-name="ro1">
          <table:table-cell office:value-type="float" office:value="9046">
            <text:p>9046</text:p>
          </table:table-cell>
          <table:table-cell office:value-type="string">
            <text:p>07/29/2019</text:p>
          </table:table-cell>
          <table:table-cell office:value-type="string">
            <text:p>09:37:0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47">
            <text:p>9047</text:p>
          </table:table-cell>
          <table:table-cell office:value-type="string">
            <text:p>07/29/2019</text:p>
          </table:table-cell>
          <table:table-cell office:value-type="string">
            <text:p>09:37:0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2.07">
            <text:p>132.07</text:p>
          </table:table-cell>
          <table:table-cell office:value-type="float" office:value="102">
            <text:p>102</text:p>
          </table:table-cell>
          <table:table-cell office:value-type="string">
            <text:p>Buy</text:p>
          </table:table-cell>
          <table:table-cell office:value-type="float" office:value="0.0108">
            <text:p>0.0108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6.74">
            <text:p>126.74</text:p>
          </table:table-cell>
          <table:table-cell table:number-columns-repeated="2"/>
        </table:table-row>
        <table:table-row table:style-name="ro1">
          <table:table-cell office:value-type="float" office:value="9048">
            <text:p>9048</text:p>
          </table:table-cell>
          <table:table-cell office:value-type="string">
            <text:p>07/29/2019</text:p>
          </table:table-cell>
          <table:table-cell office:value-type="string">
            <text:p>10:13:5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GBP/JPY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9049">
            <text:p>9049</text:p>
          </table:table-cell>
          <table:table-cell office:value-type="string">
            <text:p>07/29/2019</text:p>
          </table:table-cell>
          <table:table-cell office:value-type="string">
            <text:p>10:13:5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GBP/JPY</text:p>
          </table:table-cell>
          <table:table-cell office:value-type="float" office:value="131.762">
            <text:p>131.762</text:p>
          </table:table-cell>
          <table:table-cell office:value-type="float" office:value="102">
            <text:p>102</text:p>
          </table:table-cell>
          <table:table-cell office:value-type="string">
            <text:p>Sell</text:p>
          </table:table-cell>
          <table:table-cell office:value-type="float" office:value="0.0108">
            <text:p>0.0108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0.2893">
            <text:p>-0.2893</text:p>
          </table:table-cell>
          <table:table-cell/>
          <table:table-cell office:value-type="float" office:value="126.45">
            <text:p>126.45</text:p>
          </table:table-cell>
          <table:table-cell table:number-columns-repeated="2"/>
        </table:table-row>
        <table:table-row table:style-name="ro1">
          <table:table-cell office:value-type="float" office:value="9050">
            <text:p>9050</text:p>
          </table:table-cell>
          <table:table-cell office:value-type="string">
            <text:p>07/30/2019</text:p>
          </table:table-cell>
          <table:table-cell office:value-type="string">
            <text:p>12:35:3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205">
            <text:p>205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51">
            <text:p>9051</text:p>
          </table:table-cell>
          <table:table-cell office:value-type="string">
            <text:p>07/30/2019</text:p>
          </table:table-cell>
          <table:table-cell office:value-type="string">
            <text:p>12:35:3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2.34">
            <text:p>132.34</text:p>
          </table:table-cell>
          <table:table-cell office:value-type="float" office:value="205">
            <text:p>205</text:p>
          </table:table-cell>
          <table:table-cell office:value-type="string">
            <text:p>Buy</text:p>
          </table:table-cell>
          <table:table-cell office:value-type="float" office:value="0.0226">
            <text:p>0.022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6.45">
            <text:p>126.45</text:p>
          </table:table-cell>
          <table:table-cell table:number-columns-repeated="2"/>
        </table:table-row>
        <table:table-row table:style-name="ro1">
          <table:table-cell office:value-type="float" office:value="9052">
            <text:p>9052</text:p>
          </table:table-cell>
          <table:table-cell office:value-type="string">
            <text:p>07/30/2019</text:p>
          </table:table-cell>
          <table:table-cell office:value-type="string">
            <text:p>07:54:0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NZD/CHF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53">
            <text:p>9053</text:p>
          </table:table-cell>
          <table:table-cell office:value-type="string">
            <text:p>07/30/2019</text:p>
          </table:table-cell>
          <table:table-cell office:value-type="string">
            <text:p>07:54:0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NZD/CHF</text:p>
          </table:table-cell>
          <table:table-cell office:value-type="float" office:value="0.65489">
            <text:p>0.65489</text:p>
          </table:table-cell>
          <table:table-cell office:value-type="float" office:value="50">
            <text:p>50</text:p>
          </table:table-cell>
          <table:table-cell office:value-type="string">
            <text:p>Buy</text:p>
          </table:table-cell>
          <table:table-cell office:value-type="float" office:value="0.0063">
            <text:p>0.0063</text:p>
          </table:table-cell>
          <table:table-cell table:number-columns-repeated="3"/>
          <table:table-cell office:value-type="float" office:value="-0.0034">
            <text:p>-0.0034</text:p>
          </table:table-cell>
          <table:table-cell office:value-type="float" office:value="0">
            <text:p>0</text:p>
          </table:table-cell>
          <table:table-cell office:value-type="float" office:value="-0.1286">
            <text:p>-0.1286</text:p>
          </table:table-cell>
          <table:table-cell/>
          <table:table-cell office:value-type="float" office:value="126.32">
            <text:p>126.32</text:p>
          </table:table-cell>
          <table:table-cell table:number-columns-repeated="2"/>
        </table:table-row>
        <table:table-row table:style-name="ro1">
          <table:table-cell office:value-type="float" office:value="9054">
            <text:p>9054</text:p>
          </table:table-cell>
          <table:table-cell office:value-type="string">
            <text:p>07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606">
            <text:p>-0.0606</text:p>
          </table:table-cell>
          <table:table-cell table:number-columns-repeated="3"/>
          <table:table-cell office:value-type="float" office:value="126.26">
            <text:p>126.2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43">
            <text:p>9043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226">
            <text:p>-0.022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7">
            <text:p>-0.009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38">
            <text:p>903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51">
            <text:p>9051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6">
            <text:p>-0.008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30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5">
            <text:p>-0.0215</text:p>
          </table:table-cell>
          <table:table-cell table:number-columns-repeated="5"/>
        </table:table-row>
        <table:table-row table:style-name="ro1">
          <table:table-cell office:value-type="float" office:value="9055">
            <text:p>9055</text:p>
          </table:table-cell>
          <table:table-cell office:value-type="string">
            <text:p>07/31/2019</text:p>
          </table:table-cell>
          <table:table-cell office:value-type="string">
            <text:p>08:44:3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GBP/JPY</text:p>
          </table:table-cell>
          <table:table-cell/>
          <table:table-cell office:value-type="float" office:value="205">
            <text:p>205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9056">
            <text:p>9056</text:p>
          </table:table-cell>
          <table:table-cell office:value-type="string">
            <text:p>07/31/2019</text:p>
          </table:table-cell>
          <table:table-cell office:value-type="string">
            <text:p>08:44:39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GBP/JPY</text:p>
          </table:table-cell>
          <table:table-cell office:value-type="float" office:value="132.746">
            <text:p>132.746</text:p>
          </table:table-cell>
          <table:table-cell office:value-type="float" office:value="205">
            <text:p>205</text:p>
          </table:table-cell>
          <table:table-cell office:value-type="string">
            <text:p>Sell</text:p>
          </table:table-cell>
          <table:table-cell office:value-type="float" office:value="0.0217">
            <text:p>0.0217</text:p>
          </table:table-cell>
          <table:table-cell table:number-columns-repeated="3"/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  <table:table-cell office:value-type="float" office:value="0.7664">
            <text:p>0.7664</text:p>
          </table:table-cell>
          <table:table-cell/>
          <table:table-cell office:value-type="float" office:value="127.03">
            <text:p>127.03</text:p>
          </table:table-cell>
          <table:table-cell table:number-columns-repeated="2"/>
        </table:table-row>
        <table:table-row table:style-name="ro1">
          <table:table-cell office:value-type="float" office:value="9057">
            <text:p>9057</text:p>
          </table:table-cell>
          <table:table-cell office:value-type="string">
            <text:p>07/3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591">
            <text:p>-0.0591</text:p>
          </table:table-cell>
          <table:table-cell table:number-columns-repeated="3"/>
          <table:table-cell office:value-type="float" office:value="126.97">
            <text:p>126.9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7/3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43">
            <text:p>9043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21">
            <text:p>-0.02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3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6">
            <text:p>-0.009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3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3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38">
            <text:p>903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3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20">
            <text:p>882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085">
            <text:p>-0.008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7/3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30">
            <text:p>8830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-0.0214">
            <text:p>-0.0214</text:p>
          </table:table-cell>
          <table:table-cell table:number-columns-repeated="5"/>
        </table:table-row>
        <table:table-row table:style-name="ro1">
          <table:table-cell office:value-type="float" office:value="9058">
            <text:p>9058</text:p>
          </table:table-cell>
          <table:table-cell office:value-type="string">
            <text:p>07/31/2019</text:p>
          </table:table-cell>
          <table:table-cell office:value-type="string">
            <text:p>06:16:3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59">
            <text:p>9059</text:p>
          </table:table-cell>
          <table:table-cell office:value-type="string">
            <text:p>07/31/2019</text:p>
          </table:table-cell>
          <table:table-cell office:value-type="string">
            <text:p>06:16:3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0405">
            <text:p>1.10405</text:p>
          </table:table-cell>
          <table:table-cell office:value-type="float" office:value="500">
            <text:p>500</text:p>
          </table:table-cell>
          <table:table-cell office:value-type="string">
            <text:p>Buy</text:p>
          </table:table-cell>
          <table:table-cell office:value-type="float" office:value="0.03">
            <text:p>0.03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6.97">
            <text:p>126.97</text:p>
          </table:table-cell>
          <table:table-cell table:number-columns-repeated="2"/>
        </table:table-row>
        <table:table-row table:style-name="ro1">
          <table:table-cell office:value-type="float" office:value="9060">
            <text:p>9060</text:p>
          </table:table-cell>
          <table:table-cell office:value-type="string">
            <text:p>07/31/2019</text:p>
          </table:table-cell>
          <table:table-cell office:value-type="string">
            <text:p>06:38:0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NZD/CHF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61">
            <text:p>9061</text:p>
          </table:table-cell>
          <table:table-cell office:value-type="string">
            <text:p>07/31/2019</text:p>
          </table:table-cell>
          <table:table-cell office:value-type="string">
            <text:p>06:38:0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NZD/CHF</text:p>
          </table:table-cell>
          <table:table-cell office:value-type="float" office:value="0.65307">
            <text:p>0.65307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125">
            <text:p>0.0125</text:p>
          </table:table-cell>
          <table:table-cell table:number-columns-repeated="3"/>
          <table:table-cell office:value-type="float" office:value="-0.002">
            <text:p>-0.002</text:p>
          </table:table-cell>
          <table:table-cell office:value-type="float" office:value="0">
            <text:p>0</text:p>
          </table:table-cell>
          <table:table-cell office:value-type="float" office:value="-0.5027">
            <text:p>-0.5027</text:p>
          </table:table-cell>
          <table:table-cell/>
          <table:table-cell office:value-type="float" office:value="126.46">
            <text:p>126.46</text:p>
          </table:table-cell>
          <table:table-cell table:number-columns-repeated="2"/>
        </table:table-row>
        <table:table-row table:style-name="ro1">
          <table:table-cell office:value-type="float" office:value="9062">
            <text:p>9062</text:p>
          </table:table-cell>
          <table:table-cell office:value-type="string">
            <text:p>07/31/2019</text:p>
          </table:table-cell>
          <table:table-cell office:value-type="string">
            <text:p>06:38:01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9063">
            <text:p>9063</text:p>
          </table:table-cell>
          <table:table-cell office:value-type="string">
            <text:p>07/31/2019</text:p>
          </table:table-cell>
          <table:table-cell office:value-type="string">
            <text:p>06:39:2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NZD/CHF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64">
            <text:p>9064</text:p>
          </table:table-cell>
          <table:table-cell office:value-type="string">
            <text:p>07/31/2019</text:p>
          </table:table-cell>
          <table:table-cell office:value-type="string">
            <text:p>06:39:2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NZD/CHF</text:p>
          </table:table-cell>
          <table:table-cell office:value-type="float" office:value="0.65318">
            <text:p>0.65318</text:p>
          </table:table-cell>
          <table:table-cell office:value-type="float" office:value="250">
            <text:p>250</text:p>
          </table:table-cell>
          <table:table-cell office:value-type="string">
            <text:p>Buy</text:p>
          </table:table-cell>
          <table:table-cell office:value-type="float" office:value="0.0326">
            <text:p>0.0326</text:p>
          </table:table-cell>
          <table:table-cell table:number-columns-repeated="3"/>
          <table:table-cell office:value-type="float" office:value="-0.005">
            <text:p>-0.005</text:p>
          </table:table-cell>
          <table:table-cell office:value-type="float" office:value="0">
            <text:p>0</text:p>
          </table:table-cell>
          <table:table-cell office:value-type="float" office:value="-1.3922">
            <text:p>-1.3922</text:p>
          </table:table-cell>
          <table:table-cell/>
          <table:table-cell office:value-type="float" office:value="125.07">
            <text:p>125.07</text:p>
          </table:table-cell>
          <table:table-cell table:number-columns-repeated="2"/>
        </table:table-row>
        <table:table-row table:style-name="ro1">
          <table:table-cell office:value-type="float" office:value="9065">
            <text:p>9065</text:p>
          </table:table-cell>
          <table:table-cell office:value-type="string">
            <text:p>07/31/2019</text:p>
          </table:table-cell>
          <table:table-cell office:value-type="string">
            <text:p>06:39:2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9066">
            <text:p>9066</text:p>
          </table:table-cell>
          <table:table-cell office:value-type="string">
            <text:p>07/31/2019</text:p>
          </table:table-cell>
          <table:table-cell office:value-type="string">
            <text:p>06:39:3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67">
            <text:p>9067</text:p>
          </table:table-cell>
          <table:table-cell office:value-type="string">
            <text:p>07/31/2019</text:p>
          </table:table-cell>
          <table:table-cell office:value-type="string">
            <text:p>06:39:36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EUR/USD</text:p>
          </table:table-cell>
          <table:table-cell office:value-type="float" office:value="1.10496">
            <text:p>1.10496</text:p>
          </table:table-cell>
          <table:table-cell office:value-type="float" office:value="300">
            <text:p>300</text:p>
          </table:table-cell>
          <table:table-cell office:value-type="string">
            <text:p>Buy</text:p>
          </table:table-cell>
          <table:table-cell office:value-type="float" office:value="0.0195">
            <text:p>0.0195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5.07">
            <text:p>125.07</text:p>
          </table:table-cell>
          <table:table-cell table:number-columns-repeated="2"/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08/01/2019</text:p>
          </table:table-cell>
          <table:table-cell office:value-type="string">
            <text:p>08:40:2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.11471">
            <text:p>1.11471</text:p>
          </table:table-cell>
          <table:table-cell table:number-columns-repeated="13"/>
        </table:table-row>
        <table:table-row table:style-name="ro1">
          <table:table-cell office:value-type="float" office:value="9069">
            <text:p>9069</text:p>
          </table:table-cell>
          <table:table-cell office:value-type="string">
            <text:p>08/01/2019</text:p>
          </table:table-cell>
          <table:table-cell office:value-type="string">
            <text:p>08:40:4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.11481">
            <text:p>1.11481</text:p>
          </table:table-cell>
          <table:table-cell table:number-columns-repeated="13"/>
        </table:table-row>
        <table:table-row table:style-name="ro1">
          <table:table-cell office:value-type="float" office:value="9070">
            <text:p>9070</text:p>
          </table:table-cell>
          <table:table-cell office:value-type="string">
            <text:p>08/01/2019</text:p>
          </table:table-cell>
          <table:table-cell office:value-type="string">
            <text:p>11:34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71">
            <text:p>9071</text:p>
          </table:table-cell>
          <table:table-cell office:value-type="string">
            <text:p>08/01/2019</text:p>
          </table:table-cell>
          <table:table-cell office:value-type="string">
            <text:p>11:34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0.487">
            <text:p>130.487</text:p>
          </table:table-cell>
          <table:table-cell office:value-type="float" office:value="103">
            <text:p>103</text:p>
          </table:table-cell>
          <table:table-cell office:value-type="string">
            <text:p>Buy</text:p>
          </table:table-cell>
          <table:table-cell office:value-type="float" office:value="0.0115">
            <text:p>0.0115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5.07">
            <text:p>125.07</text:p>
          </table:table-cell>
          <table:table-cell table:number-columns-repeated="2"/>
        </table:table-row>
        <table:table-row table:style-name="ro1">
          <table:table-cell office:value-type="float" office:value="9072">
            <text:p>9072</text:p>
          </table:table-cell>
          <table:table-cell office:value-type="string">
            <text:p>08/01/2019</text:p>
          </table:table-cell>
          <table:table-cell office:value-type="string">
            <text:p>11:35:3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USD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9073">
            <text:p>9073</text:p>
          </table:table-cell>
          <table:table-cell office:value-type="string">
            <text:p>08/01/2019</text:p>
          </table:table-cell>
          <table:table-cell office:value-type="string">
            <text:p>11:35:3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USD</text:p>
          </table:table-cell>
          <table:table-cell office:value-type="float" office:value="1.10847">
            <text:p>1.10847</text:p>
          </table:table-cell>
          <table:table-cell office:value-type="float" office:value="500">
            <text:p>500</text:p>
          </table:table-cell>
          <table:table-cell office:value-type="string">
            <text:p>Sell</text:p>
          </table:table-cell>
          <table:table-cell office:value-type="float" office:value="0.03">
            <text:p>0.03</text:p>
          </table:table-cell>
          <table:table-cell table:number-columns-repeated="3"/>
          <table:table-cell office:value-type="float" office:value="-0.0377">
            <text:p>-0.0377</text:p>
          </table:table-cell>
          <table:table-cell office:value-type="float" office:value="0">
            <text:p>0</text:p>
          </table:table-cell>
          <table:table-cell office:value-type="float" office:value="2.21">
            <text:p>2.21</text:p>
          </table:table-cell>
          <table:table-cell/>
          <table:table-cell office:value-type="float" office:value="127.24">
            <text:p>127.24</text:p>
          </table:table-cell>
          <table:table-cell table:number-columns-repeated="2"/>
        </table:table-row>
        <table:table-row table:style-name="ro1">
          <table:table-cell office:value-type="float" office:value="9074">
            <text:p>9074</text:p>
          </table:table-cell>
          <table:table-cell office:value-type="string">
            <text:p>08/01/2019</text:p>
          </table:table-cell>
          <table:table-cell office:value-type="string">
            <text:p>11:35:3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9075">
            <text:p>9075</text:p>
          </table:table-cell>
          <table:table-cell office:value-type="string">
            <text:p>08/01/2019</text:p>
          </table:table-cell>
          <table:table-cell office:value-type="string">
            <text:p>11:38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76">
            <text:p>9076</text:p>
          </table:table-cell>
          <table:table-cell office:value-type="string">
            <text:p>08/01/2019</text:p>
          </table:table-cell>
          <table:table-cell office:value-type="string">
            <text:p>11:38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30.449">
            <text:p>130.449</text:p>
          </table:table-cell>
          <table:table-cell office:value-type="float" office:value="300">
            <text:p>300</text:p>
          </table:table-cell>
          <table:table-cell office:value-type="string">
            <text:p>Buy</text:p>
          </table:table-cell>
          <table:table-cell office:value-type="float" office:value="0.0321">
            <text:p>0.032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127.24">
            <text:p>127.24</text:p>
          </table:table-cell>
          <table:table-cell table:number-columns-repeated="2"/>
        </table:table-row>
        <table:table-row table:style-name="ro1">
          <table:table-cell office:value-type="float" office:value="9077">
            <text:p>9077</text:p>
          </table:table-cell>
          <table:table-cell office:value-type="string">
            <text:p>08/01/2019</text:p>
          </table:table-cell>
          <table:table-cell office:value-type="string">
            <text:p>11:38:1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30.956">
            <text:p>130.956</text:p>
          </table:table-cell>
          <table:table-cell table:number-columns-repeated="13"/>
        </table:table-row>
        <table:table-row table:style-name="ro1">
          <table:table-cell office:value-type="float" office:value="9078">
            <text:p>9078</text:p>
          </table:table-cell>
          <table:table-cell office:value-type="string">
            <text:p>08/01/2019</text:p>
          </table:table-cell>
          <table:table-cell office:value-type="string">
            <text:p>11:39:2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31.159">
            <text:p>131.159</text:p>
          </table:table-cell>
          <table:table-cell table:number-columns-repeated="13"/>
        </table:table-row>
        <table:table-row table:style-name="ro1">
          <table:table-cell office:value-type="float" office:value="9079">
            <text:p>9079</text:p>
          </table:table-cell>
          <table:table-cell office:value-type="string">
            <text:p>08/01/2019</text:p>
          </table:table-cell>
          <table:table-cell office:value-type="string">
            <text:p>11:39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9080">
            <text:p>9080</text:p>
          </table:table-cell>
          <table:table-cell office:value-type="string">
            <text:p>08/01/2019</text:p>
          </table:table-cell>
          <table:table-cell office:value-type="string">
            <text:p>11:39:4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REPLACEMENT</text:p>
          </table:table-cell>
          <table:table-cell/>
          <table:table-cell office:value-type="float" office:value="131.072">
            <text:p>131.072</text:p>
          </table:table-cell>
          <table:table-cell table:number-columns-repeated="13"/>
        </table:table-row>
        <table:table-row table:style-name="ro1">
          <table:table-cell office:value-type="float" office:value="9081">
            <text:p>9081</text:p>
          </table:table-cell>
          <table:table-cell office:value-type="string">
            <text:p>08/01/2019</text:p>
          </table:table-cell>
          <table:table-cell office:value-type="string">
            <text:p>11:44:5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9082">
            <text:p>9082</text:p>
          </table:table-cell>
          <table:table-cell office:value-type="string">
            <text:p>08/01/2019</text:p>
          </table:table-cell>
          <table:table-cell office:value-type="string">
            <text:p>11:44:5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REPLACEMENT</text:p>
          </table:table-cell>
          <table:table-cell/>
          <table:table-cell office:value-type="float" office:value="1.1107">
            <text:p>1.1107</text:p>
          </table:table-cell>
          <table:table-cell table:number-columns-repeated="13"/>
        </table:table-row>
        <table:table-row table:style-name="ro1">
          <table:table-cell office:value-type="float" office:value="9083">
            <text:p>9083</text:p>
          </table:table-cell>
          <table:table-cell office:value-type="string">
            <text:p>08/01/2019</text:p>
          </table:table-cell>
          <table:table-cell office:value-type="string">
            <text:p>12:53:0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TRADE_CLOSE</text:p>
          </table:table-cell>
          <table:table-cell office:value-type="string">
            <text:p>EUR/USD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Sell</text:p>
          </table:table-cell>
          <table:table-cell table:number-columns-repeated="11"/>
        </table:table-row>
        <table:table-row table:style-name="ro1">
          <table:table-cell office:value-type="float" office:value="9084">
            <text:p>9084</text:p>
          </table:table-cell>
          <table:table-cell office:value-type="string">
            <text:p>08/01/2019</text:p>
          </table:table-cell>
          <table:table-cell office:value-type="string">
            <text:p>12:53:0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_TRADE_CLOSE</text:p>
          </table:table-cell>
          <table:table-cell office:value-type="string">
            <text:p>EUR/USD</text:p>
          </table:table-cell>
          <table:table-cell office:value-type="float" office:value="1.1093">
            <text:p>1.1093</text:p>
          </table:table-cell>
          <table:table-cell office:value-type="float" office:value="300">
            <text:p>300</text:p>
          </table:table-cell>
          <table:table-cell office:value-type="string">
            <text:p>Sell</text:p>
          </table:table-cell>
          <table:table-cell office:value-type="float" office:value="0.0195">
            <text:p>0.0195</text:p>
          </table:table-cell>
          <table:table-cell table:number-columns-repeated="3"/>
          <table:table-cell office:value-type="float" office:value="-0.0238">
            <text:p>-0.0238</text:p>
          </table:table-cell>
          <table:table-cell office:value-type="float" office:value="0">
            <text:p>0</text:p>
          </table:table-cell>
          <table:table-cell office:value-type="float" office:value="1.302">
            <text:p>1.302</text:p>
          </table:table-cell>
          <table:table-cell/>
          <table:table-cell office:value-type="float" office:value="128.52">
            <text:p>128.52</text:p>
          </table:table-cell>
          <table:table-cell table:number-columns-repeated="2"/>
        </table:table-row>
        <table:table-row table:style-name="ro1">
          <table:table-cell office:value-type="float" office:value="9085">
            <text:p>9085</text:p>
          </table:table-cell>
          <table:table-cell office:value-type="string">
            <text:p>08/01/2019</text:p>
          </table:table-cell>
          <table:table-cell office:value-type="string">
            <text:p>12:53:07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9086">
            <text:p>9086</text:p>
          </table:table-cell>
          <table:table-cell office:value-type="string">
            <text:p>08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292">
            <text:p>-0.0292</text:p>
          </table:table-cell>
          <table:table-cell table:number-columns-repeated="3"/>
          <table:table-cell office:value-type="float" office:value="128.49">
            <text:p>128.4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8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43">
            <text:p>9043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21">
            <text:p>-0.02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6">
            <text:p>-0.009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6">
            <text:p>0.0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38">
            <text:p>903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7">
            <text:p>0.000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71">
            <text:p>9071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1">
            <text:p>0.0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1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76">
            <text:p>9076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87">
            <text:p>9087</text:p>
          </table:table-cell>
          <table:table-cell office:value-type="string">
            <text:p>08/01/2019</text:p>
          </table:table-cell>
          <table:table-cell office:value-type="string">
            <text:p>07:05:05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RANSFER_FUNDS</text:p>
          </table:table-cell>
          <table:table-cell table:number-columns-repeated="12"/>
          <table:table-cell office:value-type="float" office:value="100">
            <text:p>100</text:p>
          </table:table-cell>
          <table:table-cell office:value-type="float" office:value="228.49">
            <text:p>228.49</text:p>
          </table:table-cell>
          <table:table-cell table:number-columns-repeated="2"/>
        </table:table-row>
        <table:table-row table:style-name="ro1">
          <table:table-cell office:value-type="float" office:value="9088">
            <text:p>9088</text:p>
          </table:table-cell>
          <table:table-cell office:value-type="string">
            <text:p>08/01/2019</text:p>
          </table:table-cell>
          <table:table-cell office:value-type="string">
            <text:p>08:57:28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89">
            <text:p>9089</text:p>
          </table:table-cell>
          <table:table-cell office:value-type="string">
            <text:p>08/01/2019</text:p>
          </table:table-cell>
          <table:table-cell office:value-type="string">
            <text:p>08:57:28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29.446">
            <text:p>129.446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office:value-type="float" office:value="0.0123">
            <text:p>0.0123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28.49">
            <text:p>228.49</text:p>
          </table:table-cell>
          <table:table-cell table:number-columns-repeated="2"/>
        </table:table-row>
        <table:table-row table:style-name="ro1">
          <table:table-cell office:value-type="float" office:value="9090">
            <text:p>9090</text:p>
          </table:table-cell>
          <table:table-cell office:value-type="string">
            <text:p>08/01/2019</text:p>
          </table:table-cell>
          <table:table-cell office:value-type="string">
            <text:p>10:38:3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CLIENT_ORDER</text:p>
          </table:table-cell>
          <table:table-cell/>
          <table:table-cell office:value-type="float" office:value="130.783">
            <text:p>130.783</text:p>
          </table:table-cell>
          <table:table-cell table:number-columns-repeated="13"/>
        </table:table-row>
        <table:table-row table:style-name="ro1">
          <table:table-cell office:value-type="float" office:value="9091">
            <text:p>9091</text:p>
          </table:table-cell>
          <table:table-cell office:value-type="string">
            <text:p>08/01/2019</text:p>
          </table:table-cell>
          <table:table-cell office:value-type="string">
            <text:p>10:38:39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CLIENT_ORDER</text:p>
          </table:table-cell>
          <table:table-cell/>
          <table:table-cell office:value-type="float" office:value="129.283">
            <text:p>129.283</text:p>
          </table:table-cell>
          <table:table-cell table:number-columns-repeated="13"/>
        </table:table-row>
        <table:table-row table:style-name="ro1">
          <table:table-cell office:value-type="float" office:value="9092">
            <text:p>9092</text:p>
          </table:table-cell>
          <table:table-cell office:value-type="string">
            <text:p>08/02/2019</text:p>
          </table:table-cell>
          <table:table-cell office:value-type="string">
            <text:p>01:34:48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IF_TOUCHED_ORDER</text:p>
          </table:table-cell>
          <table:table-cell office:value-type="string">
            <text:p>CLIENT_ORDER</text:p>
          </table:table-cell>
          <table:table-cell office:value-type="string">
            <text:p>AUD/JPY</text:p>
          </table:table-cell>
          <table:table-cell office:value-type="float" office:value="72.5">
            <text:p>72.5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93">
            <text:p>9093</text:p>
          </table:table-cell>
          <table:table-cell office:value-type="string">
            <text:p>08/02/2019</text:p>
          </table:table-cell>
          <table:table-cell office:value-type="string">
            <text:p>01:36:51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IF_TOUCHED_ORDER</text:p>
          </table:table-cell>
          <table:table-cell office:value-type="string">
            <text:p>CLIENT_ORDER</text:p>
          </table:table-cell>
          <table:table-cell office:value-type="string">
            <text:p>AUD/USD</text:p>
          </table:table-cell>
          <table:table-cell office:value-type="float" office:value="0.6785">
            <text:p>0.6785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94">
            <text:p>9094</text:p>
          </table:table-cell>
          <table:table-cell office:value-type="string">
            <text:p>08/02/2019</text:p>
          </table:table-cell>
          <table:table-cell office:value-type="string">
            <text:p>01:38:4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IF_TOUCHED_ORDER</text:p>
          </table:table-cell>
          <table:table-cell office:value-type="string">
            <text:p>CLIENT_ORDER</text:p>
          </table:table-cell>
          <table:table-cell office:value-type="string">
            <text:p>EUR/USD</text:p>
          </table:table-cell>
          <table:table-cell office:value-type="float" office:value="1.1025">
            <text:p>1.1025</text:p>
          </table:table-cell>
          <table:table-cell office:value-type="float" office:value="400">
            <text:p>4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95">
            <text:p>9095</text:p>
          </table:table-cell>
          <table:table-cell office:value-type="string">
            <text:p>08/02/2019</text:p>
          </table:table-cell>
          <table:table-cell office:value-type="string">
            <text:p>03:26:0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9096">
            <text:p>9096</text:p>
          </table:table-cell>
          <table:table-cell office:value-type="string">
            <text:p>08/02/2019</text:p>
          </table:table-cell>
          <table:table-cell office:value-type="string">
            <text:p>03:26:0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REPLACEMENT</text:p>
          </table:table-cell>
          <table:table-cell/>
          <table:table-cell office:value-type="float" office:value="129.183">
            <text:p>129.183</text:p>
          </table:table-cell>
          <table:table-cell table:number-columns-repeated="13"/>
        </table:table-row>
        <table:table-row table:style-name="ro1">
          <table:table-cell office:value-type="float" office:value="9097">
            <text:p>9097</text:p>
          </table:table-cell>
          <table:table-cell office:value-type="string">
            <text:p>08/02/2019</text:p>
          </table:table-cell>
          <table:table-cell office:value-type="string">
            <text:p>04:50:0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IF_TOUCHED_ORDER</text:p>
          </table:table-cell>
          <table:table-cell office:value-type="string">
            <text:p>CLIENT_ORDER</text:p>
          </table:table-cell>
          <table:table-cell office:value-type="string">
            <text:p>NZD/CHF</text:p>
          </table:table-cell>
          <table:table-cell office:value-type="float" office:value="0.642">
            <text:p>0.642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098">
            <text:p>9098</text:p>
          </table:table-cell>
          <table:table-cell office:value-type="string">
            <text:p>08/02/2019</text:p>
          </table:table-cell>
          <table:table-cell office:value-type="string">
            <text:p>05:11:4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IF_TOUCHED_ORDER</text:p>
          </table:table-cell>
          <table:table-cell office:value-type="string">
            <text:p>AUD/JPY</text:p>
          </table:table-cell>
          <table:table-cell office:value-type="float" office:value="72.499">
            <text:p>72.499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066">
            <text:p>0.006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28.49">
            <text:p>228.49</text:p>
          </table:table-cell>
          <table:table-cell table:number-columns-repeated="2"/>
        </table:table-row>
        <table:table-row table:style-name="ro1">
          <table:table-cell office:value-type="float" office:value="9099">
            <text:p>9099</text:p>
          </table:table-cell>
          <table:table-cell office:value-type="string">
            <text:p>08/02/2019</text:p>
          </table:table-cell>
          <table:table-cell office:value-type="string">
            <text:p>05:11:4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72.85">
            <text:p>72.85</text:p>
          </table:table-cell>
          <table:table-cell table:number-columns-repeated="13"/>
        </table:table-row>
        <table:table-row table:style-name="ro1">
          <table:table-cell office:value-type="float" office:value="9100">
            <text:p>9100</text:p>
          </table:table-cell>
          <table:table-cell office:value-type="string">
            <text:p>08/02/2019</text:p>
          </table:table-cell>
          <table:table-cell office:value-type="string">
            <text:p>05:11:43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72.25">
            <text:p>72.25</text:p>
          </table:table-cell>
          <table:table-cell table:number-columns-repeated="13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08/02/2019</text:p>
          </table:table-cell>
          <table:table-cell office:value-type="string">
            <text:p>05:16:3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IF_TOUCHED_ORDER</text:p>
          </table:table-cell>
          <table:table-cell office:value-type="string">
            <text:p>AUD/USD</text:p>
          </table:table-cell>
          <table:table-cell office:value-type="float" office:value="0.67846">
            <text:p>0.67846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office:value-type="float" office:value="0.0061">
            <text:p>0.0061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28.49">
            <text:p>228.49</text:p>
          </table:table-cell>
          <table:table-cell table:number-columns-repeated="2"/>
        </table:table-row>
        <table:table-row table:style-name="ro1">
          <table:table-cell office:value-type="float" office:value="9102">
            <text:p>9102</text:p>
          </table:table-cell>
          <table:table-cell office:value-type="string">
            <text:p>08/02/2019</text:p>
          </table:table-cell>
          <table:table-cell office:value-type="string">
            <text:p>05:16:3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682">
            <text:p>0.682</text:p>
          </table:table-cell>
          <table:table-cell table:number-columns-repeated="13"/>
        </table:table-row>
        <table:table-row table:style-name="ro1">
          <table:table-cell office:value-type="float" office:value="9103">
            <text:p>9103</text:p>
          </table:table-cell>
          <table:table-cell office:value-type="string">
            <text:p>08/02/2019</text:p>
          </table:table-cell>
          <table:table-cell office:value-type="string">
            <text:p>05:16:3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0.676">
            <text:p>0.676</text:p>
          </table:table-cell>
          <table:table-cell table:number-columns-repeated="13"/>
        </table:table-row>
        <table:table-row table:style-name="ro1">
          <table:table-cell office:value-type="float" office:value="9104">
            <text:p>9104</text:p>
          </table:table-cell>
          <table:table-cell office:value-type="string">
            <text:p>08/02/2019</text:p>
          </table:table-cell>
          <table:table-cell office:value-type="string">
            <text:p>05:16:3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IF_TOUCHED_ORDER</text:p>
          </table:table-cell>
          <table:table-cell office:value-type="string">
            <text:p>NZD/CHF</text:p>
          </table:table-cell>
          <table:table-cell office:value-type="float" office:value="0.64199">
            <text:p>0.64199</text:p>
          </table:table-cell>
          <table:table-cell office:value-type="float" office:value="100">
            <text:p>100</text:p>
          </table:table-cell>
          <table:table-cell office:value-type="string">
            <text:p>Buy</text:p>
          </table:table-cell>
          <table:table-cell office:value-type="float" office:value="0.0117">
            <text:p>0.0117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28.49">
            <text:p>228.49</text:p>
          </table:table-cell>
          <table:table-cell table:number-columns-repeated="2"/>
        </table:table-row>
        <table:table-row table:style-name="ro1">
          <table:table-cell office:value-type="float" office:value="9105">
            <text:p>9105</text:p>
          </table:table-cell>
          <table:table-cell office:value-type="string">
            <text:p>08/02/2019</text:p>
          </table:table-cell>
          <table:table-cell office:value-type="string">
            <text:p>05:16:3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0.647">
            <text:p>0.647</text:p>
          </table:table-cell>
          <table:table-cell table:number-columns-repeated="13"/>
        </table:table-row>
        <table:table-row table:style-name="ro1">
          <table:table-cell office:value-type="float" office:value="9106">
            <text:p>9106</text:p>
          </table:table-cell>
          <table:table-cell office:value-type="string">
            <text:p>08/02/2019</text:p>
          </table:table-cell>
          <table:table-cell office:value-type="string">
            <text:p>05:16:32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0.6395">
            <text:p>0.6395</text:p>
          </table:table-cell>
          <table:table-cell table:number-columns-repeated="13"/>
        </table:table-row>
        <table:table-row table:style-name="ro1">
          <table:table-cell office:value-type="float" office:value="9107">
            <text:p>9107</text:p>
          </table:table-cell>
          <table:table-cell office:value-type="string">
            <text:p>08/02/2019</text:p>
          </table:table-cell>
          <table:table-cell office:value-type="string">
            <text:p>05:34:3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9108">
            <text:p>9108</text:p>
          </table:table-cell>
          <table:table-cell office:value-type="string">
            <text:p>08/02/2019</text:p>
          </table:table-cell>
          <table:table-cell office:value-type="string">
            <text:p>05:34:3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REPLACEMENT</text:p>
          </table:table-cell>
          <table:table-cell/>
          <table:table-cell office:value-type="float" office:value="72.173">
            <text:p>72.173</text:p>
          </table:table-cell>
          <table:table-cell table:number-columns-repeated="13"/>
        </table:table-row>
        <table:table-row table:style-name="ro1">
          <table:table-cell office:value-type="float" office:value="9109">
            <text:p>9109</text:p>
          </table:table-cell>
          <table:table-cell office:value-type="string">
            <text:p>08/02/2019</text:p>
          </table:table-cell>
          <table:table-cell office:value-type="string">
            <text:p>06:02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AUD/JPY</text:p>
          </table:table-cell>
          <table:table-cell office:value-type="float" office:value="72.85">
            <text:p>72.85</text:p>
          </table:table-cell>
          <table:table-cell office:value-type="float" office:value="100">
            <text:p>100</text:p>
          </table:table-cell>
          <table:table-cell office:value-type="string">
            <text:p>Sell</text:p>
          </table:table-cell>
          <table:table-cell office:value-type="float" office:value="0.0089">
            <text:p>0.0089</text:p>
          </table:table-cell>
          <table:table-cell table:number-columns-repeated="3"/>
          <table:table-cell office:value-type="float" office:value="0.0001">
            <text:p>0.0001</text:p>
          </table:table-cell>
          <table:table-cell office:value-type="float" office:value="0">
            <text:p>0</text:p>
          </table:table-cell>
          <table:table-cell office:value-type="float" office:value="0.3272">
            <text:p>0.3272</text:p>
          </table:table-cell>
          <table:table-cell/>
          <table:table-cell office:value-type="float" office:value="228.81">
            <text:p>228.81</text:p>
          </table:table-cell>
          <table:table-cell table:number-columns-repeated="2"/>
        </table:table-row>
        <table:table-row table:style-name="ro1">
          <table:table-cell office:value-type="float" office:value="9110">
            <text:p>9110</text:p>
          </table:table-cell>
          <table:table-cell office:value-type="string">
            <text:p>08/02/2019</text:p>
          </table:table-cell>
          <table:table-cell office:value-type="string">
            <text:p>06:02:36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9111">
            <text:p>9111</text:p>
          </table:table-cell>
          <table:table-cell office:value-type="string">
            <text:p>08/02/2019</text:p>
          </table:table-cell>
          <table:table-cell office:value-type="string">
            <text:p>06:51:4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IF_TOUCHED_ORDER</text:p>
          </table:table-cell>
          <table:table-cell office:value-type="string">
            <text:p>CLIENT_ORDER</text:p>
          </table:table-cell>
          <table:table-cell office:value-type="string">
            <text:p>AUD/JPY</text:p>
          </table:table-cell>
          <table:table-cell office:value-type="float" office:value="72.25">
            <text:p>72.25</text:p>
          </table:table-cell>
          <table:table-cell office:value-type="float" office:value="101">
            <text:p>101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112">
            <text:p>9112</text:p>
          </table:table-cell>
          <table:table-cell office:value-type="string">
            <text:p>08/02/2019</text:p>
          </table:table-cell>
          <table:table-cell office:value-type="string">
            <text:p>07:32:1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STOP_LOSS_ORDER</text:p>
          </table:table-cell>
          <table:table-cell office:value-type="string">
            <text:p>GBP/JPY</text:p>
          </table:table-cell>
          <table:table-cell office:value-type="float" office:value="129.181">
            <text:p>129.181</text:p>
          </table:table-cell>
          <table:table-cell office:value-type="float" office:value="101">
            <text:p>101</text:p>
          </table:table-cell>
          <table:table-cell office:value-type="string">
            <text:p>Sell</text:p>
          </table:table-cell>
          <table:table-cell office:value-type="float" office:value="0.0109">
            <text:p>0.0109</text:p>
          </table:table-cell>
          <table:table-cell table:number-columns-repeated="3"/>
          <table:table-cell office:value-type="float" office:value="0.0002">
            <text:p>0.0002</text:p>
          </table:table-cell>
          <table:table-cell office:value-type="float" office:value="0">
            <text:p>0</text:p>
          </table:table-cell>
          <table:table-cell office:value-type="float" office:value="-0.251">
            <text:p>-0.251</text:p>
          </table:table-cell>
          <table:table-cell/>
          <table:table-cell office:value-type="float" office:value="228.56">
            <text:p>228.56</text:p>
          </table:table-cell>
          <table:table-cell table:number-columns-repeated="2"/>
        </table:table-row>
        <table:table-row table:style-name="ro1">
          <table:table-cell office:value-type="float" office:value="9113">
            <text:p>9113</text:p>
          </table:table-cell>
          <table:table-cell office:value-type="string">
            <text:p>08/02/2019</text:p>
          </table:table-cell>
          <table:table-cell office:value-type="string">
            <text:p>07:32:1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9114">
            <text:p>9114</text:p>
          </table:table-cell>
          <table:table-cell office:value-type="string">
            <text:p>08/02/2019</text:p>
          </table:table-cell>
          <table:table-cell office:value-type="string">
            <text:p>07:39:3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MARKET_ORDER</text:p>
          </table:table-cell>
          <table:table-cell office:value-type="string">
            <text:p>CLIENT_ORDER</text:p>
          </table:table-cell>
          <table:table-cell office:value-type="string">
            <text:p>GBP/JPY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Buy</text:p>
          </table:table-cell>
          <table:table-cell table:number-columns-repeated="11"/>
        </table:table-row>
        <table:table-row table:style-name="ro1">
          <table:table-cell office:value-type="float" office:value="9115">
            <text:p>9115</text:p>
          </table:table-cell>
          <table:table-cell office:value-type="string">
            <text:p>08/02/2019</text:p>
          </table:table-cell>
          <table:table-cell office:value-type="string">
            <text:p>07:39:3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MARKET_ORDER</text:p>
          </table:table-cell>
          <table:table-cell office:value-type="string">
            <text:p>GBP/JPY</text:p>
          </table:table-cell>
          <table:table-cell office:value-type="float" office:value="129.144">
            <text:p>129.144</text:p>
          </table:table-cell>
          <table:table-cell office:value-type="float" office:value="104">
            <text:p>104</text:p>
          </table:table-cell>
          <table:table-cell office:value-type="string">
            <text:p>Buy</text:p>
          </table:table-cell>
          <table:table-cell office:value-type="float" office:value="0.0117">
            <text:p>0.0117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office:value-type="float" office:value="228.56">
            <text:p>228.56</text:p>
          </table:table-cell>
          <table:table-cell table:number-columns-repeated="2"/>
        </table:table-row>
        <table:table-row table:style-name="ro1">
          <table:table-cell office:value-type="float" office:value="9116">
            <text:p>9116</text:p>
          </table:table-cell>
          <table:table-cell office:value-type="string">
            <text:p>08/02/2019</text:p>
          </table:table-cell>
          <table:table-cell office:value-type="string">
            <text:p>07:39:3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ON_FILL</text:p>
          </table:table-cell>
          <table:table-cell/>
          <table:table-cell office:value-type="float" office:value="129.545">
            <text:p>129.545</text:p>
          </table:table-cell>
          <table:table-cell table:number-columns-repeated="13"/>
        </table:table-row>
        <table:table-row table:style-name="ro1">
          <table:table-cell office:value-type="float" office:value="9117">
            <text:p>9117</text:p>
          </table:table-cell>
          <table:table-cell office:value-type="string">
            <text:p>08/02/2019</text:p>
          </table:table-cell>
          <table:table-cell office:value-type="string">
            <text:p>07:39:35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ON_FILL</text:p>
          </table:table-cell>
          <table:table-cell/>
          <table:table-cell office:value-type="float" office:value="128.895">
            <text:p>128.895</text:p>
          </table:table-cell>
          <table:table-cell table:number-columns-repeated="13"/>
        </table:table-row>
        <table:table-row table:style-name="ro1">
          <table:table-cell office:value-type="float" office:value="9118">
            <text:p>9118</text:p>
          </table:table-cell>
          <table:table-cell office:value-type="string">
            <text:p>08/02/2019</text:p>
          </table:table-cell>
          <table:table-cell office:value-type="string">
            <text:p>07:40:4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9119">
            <text:p>9119</text:p>
          </table:table-cell>
          <table:table-cell office:value-type="string">
            <text:p>08/02/2019</text:p>
          </table:table-cell>
          <table:table-cell office:value-type="string">
            <text:p>07:40:40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STOP_LOSS_ORDER</text:p>
          </table:table-cell>
          <table:table-cell office:value-type="string">
            <text:p>REPLACEMENT</text:p>
          </table:table-cell>
          <table:table-cell/>
          <table:table-cell office:value-type="float" office:value="128.835">
            <text:p>128.835</text:p>
          </table:table-cell>
          <table:table-cell table:number-columns-repeated="13"/>
        </table:table-row>
        <table:table-row table:style-name="ro1">
          <table:table-cell office:value-type="float" office:value="9120">
            <text:p>9120</text:p>
          </table:table-cell>
          <table:table-cell office:value-type="string">
            <text:p>08/02/2019</text:p>
          </table:table-cell>
          <table:table-cell office:value-type="string">
            <text:p>07:42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CLIENT_REQUEST_REPLACED</text:p>
          </table:table-cell>
          <table:table-cell table:number-columns-repeated="15"/>
        </table:table-row>
        <table:table-row table:style-name="ro1">
          <table:table-cell office:value-type="float" office:value="9121">
            <text:p>9121</text:p>
          </table:table-cell>
          <table:table-cell office:value-type="string">
            <text:p>08/02/2019</text:p>
          </table:table-cell>
          <table:table-cell office:value-type="string">
            <text:p>07:42:27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TAKE_PROFIT_ORDER</text:p>
          </table:table-cell>
          <table:table-cell office:value-type="string">
            <text:p>REPLACEMENT</text:p>
          </table:table-cell>
          <table:table-cell/>
          <table:table-cell office:value-type="float" office:value="129.688">
            <text:p>129.688</text:p>
          </table:table-cell>
          <table:table-cell table:number-columns-repeated="13"/>
        </table:table-row>
        <table:table-row table:style-name="ro1">
          <table:table-cell office:value-type="float" office:value="9122">
            <text:p>9122</text:p>
          </table:table-cell>
          <table:table-cell office:value-type="string">
            <text:p>08/02/2019</text:p>
          </table:table-cell>
          <table:table-cell office:value-type="string">
            <text:p>11:39:5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FILL</text:p>
          </table:table-cell>
          <table:table-cell office:value-type="string">
            <text:p>TAKE_PROFIT_ORDER</text:p>
          </table:table-cell>
          <table:table-cell office:value-type="string">
            <text:p>GBP/JPY</text:p>
          </table:table-cell>
          <table:table-cell office:value-type="float" office:value="129.69">
            <text:p>129.69</text:p>
          </table:table-cell>
          <table:table-cell office:value-type="float" office:value="104">
            <text:p>104</text:p>
          </table:table-cell>
          <table:table-cell office:value-type="string">
            <text:p>Sell</text:p>
          </table:table-cell>
          <table:table-cell office:value-type="float" office:value="0.0112">
            <text:p>0.0112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5326">
            <text:p>0.5326</text:p>
          </table:table-cell>
          <table:table-cell/>
          <table:table-cell office:value-type="float" office:value="229.1">
            <text:p>229.1</text:p>
          </table:table-cell>
          <table:table-cell table:number-columns-repeated="2"/>
        </table:table-row>
        <table:table-row table:style-name="ro1">
          <table:table-cell office:value-type="float" office:value="9123">
            <text:p>9123</text:p>
          </table:table-cell>
          <table:table-cell office:value-type="string">
            <text:p>08/02/2019</text:p>
          </table:table-cell>
          <table:table-cell office:value-type="string">
            <text:p>11:39:54</text:p>
          </table:table-cell>
          <table:table-cell office:value-type="string">
            <text:p>AM</text:p>
          </table:table-cell>
          <table:table-cell office:value-type="string">
            <text:p>PDT</text:p>
          </table:table-cell>
          <table:table-cell office:value-type="string">
            <text:p>ORDER_CANCEL</text:p>
          </table:table-cell>
          <table:table-cell office:value-type="string">
            <text:p>LINKED_TRADE_CLOSED</text:p>
          </table:table-cell>
          <table:table-cell table:number-columns-repeated="15"/>
        </table:table-row>
        <table:table-row table:style-name="ro1">
          <table:table-cell office:value-type="float" office:value="9124">
            <text:p>9124</text:p>
          </table:table-cell>
          <table:table-cell office:value-type="string">
            <text:p>08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284">
            <text:p>-0.0284</text:p>
          </table:table-cell>
          <table:table-cell table:number-columns-repeated="3"/>
          <table:table-cell office:value-type="float" office:value="229.07">
            <text:p>229.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8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43">
            <text:p>9043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211">
            <text:p>-0.02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6">
            <text:p>-0.009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6">
            <text:p>0.0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38">
            <text:p>903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6">
            <text:p>0.0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71">
            <text:p>9071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76">
            <text:p>9076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1">
            <text:p>0.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101">
            <text:p>9101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09">
            <text:p>-0.000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2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104">
            <text:p>910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0.0006">
            <text:p>0.0006</text:p>
          </table:table-cell>
          <table:table-cell table:number-columns-repeated="5"/>
        </table:table-row>
        <table:table-row table:style-name="ro1">
          <table:table-cell office:value-type="float" office:value="9125">
            <text:p>9125</text:p>
          </table:table-cell>
          <table:table-cell office:value-type="string">
            <text:p>08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table:number-columns-repeated="9"/>
          <table:table-cell office:value-type="float" office:value="-0.0289">
            <text:p>-0.0289</text:p>
          </table:table-cell>
          <table:table-cell table:number-columns-repeated="3"/>
          <table:table-cell office:value-type="float" office:value="229.04">
            <text:p>229.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8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43">
            <text:p>9043</text:p>
          </table:table-cell>
          <table:table-cell office:value-type="string">
            <text:p>EUR/USD</text:p>
          </table:table-cell>
          <table:table-cell table:number-columns-repeated="7"/>
          <table:table-cell office:value-type="float" office:value="-0.0211">
            <text:p>-0.02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897">
            <text:p>8897</text:p>
          </table:table-cell>
          <table:table-cell office:value-type="string">
            <text:p>EUR/CAD</text:p>
          </table:table-cell>
          <table:table-cell table:number-columns-repeated="7"/>
          <table:table-cell office:value-type="float" office:value="-0.0096">
            <text:p>-0.009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8943">
            <text:p>8943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6">
            <text:p>0.0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38">
            <text:p>9038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6">
            <text:p>0.00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71">
            <text:p>9071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04">
            <text:p>0.000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076">
            <text:p>9076</text:p>
          </table:table-cell>
          <table:table-cell office:value-type="string">
            <text:p>GBP/JPY</text:p>
          </table:table-cell>
          <table:table-cell table:number-columns-repeated="7"/>
          <table:table-cell office:value-type="float" office:value="0.001">
            <text:p>0.0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101">
            <text:p>9101</text:p>
          </table:table-cell>
          <table:table-cell office:value-type="string">
            <text:p>AUD/USD</text:p>
          </table:table-cell>
          <table:table-cell table:number-columns-repeated="7"/>
          <table:table-cell office:value-type="float" office:value="-0.0028">
            <text:p>-0.002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8/03/2019</text:p>
          </table:table-cell>
          <table:table-cell office:value-type="string">
            <text:p>01:00:00</text:p>
          </table:table-cell>
          <table:table-cell office:value-type="string">
            <text:p>PM</text:p>
          </table:table-cell>
          <table:table-cell office:value-type="string">
            <text:p>PDT</text:p>
          </table:table-cell>
          <table:table-cell office:value-type="string">
            <text:p>DAILY_FINANCING</text:p>
          </table:table-cell>
          <table:table-cell office:value-type="string">
            <text:p>TradeID:</text:p>
          </table:table-cell>
          <table:table-cell office:value-type="float" office:value="9104">
            <text:p>9104</text:p>
          </table:table-cell>
          <table:table-cell office:value-type="string">
            <text:p>NZD/CHF</text:p>
          </table:table-cell>
          <table:table-cell table:number-columns-repeated="7"/>
          <table:table-cell office:value-type="float" office:value="0.002">
            <text:p>0.002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3">08/03/2019</text:date>, <text:time>16:4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3T16:48:19.67</dc:date>
    <dc:creator>Nobbir Ahmed</dc:creator>
    <meta:document-statistic meta:table-count="1" meta:cell-count="11861" meta:object-count="0"/>
    <meta:generator>OpenOffice/4.1.5$Win32 OpenOffice.org_project/415m1$Build-9789</meta:generator>
  </office:meta>
</office:document-meta>
</file>